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xo" svg:font-family="Exo, sans-serif"/>
    <style:font-face style:name="Roboto" svg:font-family="Roboto, sans-serif"/>
    <style:font-face style:name="Times New Roman" svg:font-family="'Times New Roman'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1" officeooo:paragraph-rsid="00a3f720"/>
    </style:style>
    <style:style style:name="P2" style:family="paragraph" style:parent-style-name="Standard">
      <style:paragraph-properties fo:text-align="justify" style:justify-single-word="false"/>
      <style:text-properties style:font-name="Times New Roman1" officeooo:paragraph-rsid="0131d73e"/>
    </style:style>
    <style:style style:name="P3" style:family="paragraph" style:parent-style-name="Standard">
      <style:paragraph-properties fo:text-align="center" style:justify-single-word="false"/>
      <style:text-properties style:font-name="Times New Roman1" officeooo:rsid="000b306f" officeooo:paragraph-rsid="00b794c3"/>
    </style:style>
    <style:style style:name="P4" style:family="paragraph" style:parent-style-name="Standard">
      <style:paragraph-properties fo:text-align="justify" style:justify-single-word="false"/>
      <style:text-properties style:font-name="Times New Roman1" officeooo:rsid="000b306f" officeooo:paragraph-rsid="00b794c3"/>
    </style:style>
    <style:style style:name="P5" style:family="paragraph" style:parent-style-name="Standard">
      <style:paragraph-properties fo:text-align="justify" style:justify-single-word="false"/>
      <style:text-properties style:font-name="Times New Roman1" officeooo:rsid="000b306f" officeooo:paragraph-rsid="000b306f"/>
    </style:style>
    <style:style style:name="P6" style:family="paragraph" style:parent-style-name="Standard">
      <style:paragraph-properties fo:text-align="justify" style:justify-single-word="false"/>
      <style:text-properties style:font-name="Times New Roman1" officeooo:rsid="000b306f" officeooo:paragraph-rsid="01bf4059"/>
    </style:style>
    <style:style style:name="P7" style:family="paragraph" style:parent-style-name="Standard">
      <style:paragraph-properties fo:text-align="justify" style:justify-single-word="false"/>
      <style:text-properties style:font-name="Times New Roman1" officeooo:rsid="000b306f" officeooo:paragraph-rsid="01dc3c05"/>
    </style:style>
    <style:style style:name="P8" style:family="paragraph" style:parent-style-name="Standard">
      <style:paragraph-properties fo:text-align="justify" style:justify-single-word="false"/>
      <style:text-properties style:font-name="Times New Roman1" officeooo:rsid="000b306f" officeooo:paragraph-rsid="01dd4db4"/>
    </style:style>
    <style:style style:name="P9" style:family="paragraph" style:parent-style-name="Standard">
      <style:paragraph-properties fo:text-align="justify" style:justify-single-word="false"/>
      <style:text-properties style:font-name="Times New Roman1" officeooo:rsid="000cdd62" officeooo:paragraph-rsid="000cdd62"/>
    </style:style>
    <style:style style:name="P10" style:family="paragraph" style:parent-style-name="Standard">
      <style:paragraph-properties fo:text-align="justify" style:justify-single-word="false"/>
      <style:text-properties style:font-name="Times New Roman1" officeooo:rsid="000dfc2a" officeooo:paragraph-rsid="000dfc2a"/>
    </style:style>
    <style:style style:name="P11" style:family="paragraph" style:parent-style-name="Standard">
      <style:paragraph-properties fo:text-align="justify" style:justify-single-word="false"/>
      <style:text-properties style:font-name="Times New Roman1" officeooo:rsid="000febcc" officeooo:paragraph-rsid="00a3f720"/>
    </style:style>
    <style:style style:name="P12" style:family="paragraph" style:parent-style-name="Standard">
      <style:paragraph-properties fo:text-align="justify" style:justify-single-word="false"/>
      <style:text-properties style:font-name="Times New Roman1" officeooo:rsid="000febcc" officeooo:paragraph-rsid="000febcc"/>
    </style:style>
    <style:style style:name="P13" style:family="paragraph" style:parent-style-name="Standard">
      <style:paragraph-properties fo:text-align="justify" style:justify-single-word="false"/>
      <style:text-properties style:font-name="Times New Roman1" officeooo:rsid="000febcc" officeooo:paragraph-rsid="01c3c28f"/>
    </style:style>
    <style:style style:name="P14" style:family="paragraph" style:parent-style-name="Standard">
      <style:paragraph-properties fo:text-align="justify" style:justify-single-word="false"/>
      <style:text-properties style:font-name="Times New Roman1" officeooo:rsid="00120625" officeooo:paragraph-rsid="00120625"/>
    </style:style>
    <style:style style:name="P15" style:family="paragraph" style:parent-style-name="Standard">
      <style:paragraph-properties fo:text-align="justify" style:justify-single-word="false"/>
      <style:text-properties style:font-name="Times New Roman1" officeooo:rsid="00120625" officeooo:paragraph-rsid="001937a8"/>
    </style:style>
    <style:style style:name="P16" style:family="paragraph" style:parent-style-name="Standard">
      <style:paragraph-properties fo:text-align="justify" style:justify-single-word="false"/>
      <style:text-properties style:font-name="Times New Roman1" officeooo:rsid="00120625" officeooo:paragraph-rsid="01c5c1da"/>
    </style:style>
    <style:style style:name="P17" style:family="paragraph" style:parent-style-name="Standard">
      <style:paragraph-properties fo:text-align="justify" style:justify-single-word="false"/>
      <style:text-properties style:font-name="Times New Roman1" officeooo:rsid="001937a8" officeooo:paragraph-rsid="001937a8"/>
    </style:style>
    <style:style style:name="P18" style:family="paragraph" style:parent-style-name="Standard">
      <style:paragraph-properties fo:text-align="justify" style:justify-single-word="false"/>
      <style:text-properties style:font-name="Times New Roman1" officeooo:rsid="001abd74" officeooo:paragraph-rsid="001dda1a"/>
    </style:style>
    <style:style style:name="P19" style:family="paragraph" style:parent-style-name="Standard">
      <style:paragraph-properties fo:text-align="justify" style:justify-single-word="false"/>
      <style:text-properties style:font-name="Times New Roman1" officeooo:rsid="001abd74" officeooo:paragraph-rsid="001f7807"/>
    </style:style>
    <style:style style:name="P20" style:family="paragraph" style:parent-style-name="Standard">
      <style:paragraph-properties fo:text-align="justify" style:justify-single-word="false"/>
      <style:text-properties style:font-name="Times New Roman1" officeooo:rsid="001abd74" officeooo:paragraph-rsid="01e059cd"/>
    </style:style>
    <style:style style:name="P21" style:family="paragraph" style:parent-style-name="Standard">
      <style:paragraph-properties fo:text-align="justify" style:justify-single-word="false"/>
      <style:text-properties style:font-name="Times New Roman1" officeooo:rsid="001f7807" officeooo:paragraph-rsid="001f7807"/>
    </style:style>
    <style:style style:name="P22" style:family="paragraph" style:parent-style-name="Standard">
      <style:paragraph-properties fo:text-align="justify" style:justify-single-word="false"/>
      <style:text-properties style:font-name="Times New Roman1" officeooo:rsid="002062d0" officeooo:paragraph-rsid="002062d0"/>
    </style:style>
    <style:style style:name="P23" style:family="paragraph" style:parent-style-name="Standard">
      <style:paragraph-properties fo:text-align="justify" style:justify-single-word="false"/>
      <style:text-properties style:font-name="Times New Roman1" officeooo:rsid="0021cb01" officeooo:paragraph-rsid="0021cb01"/>
    </style:style>
    <style:style style:name="P24" style:family="paragraph" style:parent-style-name="Standard">
      <style:paragraph-properties fo:text-align="justify" style:justify-single-word="false"/>
      <style:text-properties style:font-name="Times New Roman1" officeooo:rsid="002287a1" officeooo:paragraph-rsid="002287a1"/>
    </style:style>
    <style:style style:name="P25" style:family="paragraph" style:parent-style-name="Standard">
      <style:paragraph-properties fo:text-align="justify" style:justify-single-word="false"/>
      <style:text-properties style:font-name="Times New Roman1" officeooo:rsid="002287a1" officeooo:paragraph-rsid="00a3f720"/>
    </style:style>
    <style:style style:name="P26" style:family="paragraph" style:parent-style-name="Standard">
      <style:paragraph-properties fo:text-align="justify" style:justify-single-word="false"/>
      <style:text-properties style:font-name="Times New Roman1" officeooo:rsid="002287a1" officeooo:paragraph-rsid="002302e0"/>
    </style:style>
    <style:style style:name="P27" style:family="paragraph" style:parent-style-name="Standard">
      <style:text-properties style:font-name="Times New Roman1" officeooo:rsid="002287a1" officeooo:paragraph-rsid="002302e0"/>
    </style:style>
    <style:style style:name="P28" style:family="paragraph" style:parent-style-name="Standard">
      <style:paragraph-properties fo:text-align="end" style:justify-single-word="false"/>
      <style:text-properties style:font-name="Times New Roman1" officeooo:rsid="002287a1" officeooo:paragraph-rsid="002302e0"/>
    </style:style>
    <style:style style:name="P29" style:family="paragraph" style:parent-style-name="Standard">
      <style:paragraph-properties fo:text-align="end" style:justify-single-word="false"/>
      <style:text-properties style:font-name="Times New Roman1" officeooo:rsid="002287a1" officeooo:paragraph-rsid="0036ed8b"/>
    </style:style>
    <style:style style:name="P30" style:family="paragraph" style:parent-style-name="Standard">
      <style:paragraph-properties fo:text-align="end" style:justify-single-word="false"/>
      <style:text-properties style:font-name="Times New Roman1" officeooo:rsid="002496a5" officeooo:paragraph-rsid="002496a5"/>
    </style:style>
    <style:style style:name="P31" style:family="paragraph" style:parent-style-name="Standard">
      <style:paragraph-properties fo:text-align="end" style:justify-single-word="false"/>
      <style:text-properties style:font-name="Times New Roman1" officeooo:rsid="002496a5" officeooo:paragraph-rsid="0036ed8b"/>
    </style:style>
    <style:style style:name="P32" style:family="paragraph" style:parent-style-name="Standard">
      <style:paragraph-properties fo:text-align="start" style:justify-single-word="false"/>
      <style:text-properties style:font-name="Times New Roman1" officeooo:rsid="002496a5" officeooo:paragraph-rsid="002496a5"/>
    </style:style>
    <style:style style:name="P33" style:family="paragraph" style:parent-style-name="Standard">
      <style:paragraph-properties fo:text-align="start" style:justify-single-word="false"/>
      <style:text-properties style:font-name="Times New Roman1" officeooo:rsid="002496a5" officeooo:paragraph-rsid="0036ed8b"/>
    </style:style>
    <style:style style:name="P34" style:family="paragraph" style:parent-style-name="Standard">
      <style:paragraph-properties fo:text-align="start" style:justify-single-word="false"/>
      <style:text-properties style:font-name="Times New Roman1" officeooo:rsid="00261b2a" officeooo:paragraph-rsid="0027fcbe"/>
    </style:style>
    <style:style style:name="P35" style:family="paragraph" style:parent-style-name="Standard">
      <style:paragraph-properties fo:text-align="start" style:justify-single-word="false"/>
      <style:text-properties style:font-name="Times New Roman1" officeooo:rsid="00261b2a" officeooo:paragraph-rsid="01e059cd"/>
    </style:style>
    <style:style style:name="P36" style:family="paragraph" style:parent-style-name="Standard">
      <style:paragraph-properties fo:text-align="end" style:justify-single-word="false"/>
      <style:text-properties style:font-name="Times New Roman1" officeooo:rsid="0027fcbe" officeooo:paragraph-rsid="0027fcbe"/>
    </style:style>
    <style:style style:name="P37" style:family="paragraph" style:parent-style-name="Standard">
      <style:paragraph-properties fo:text-align="start" style:justify-single-word="false"/>
      <style:text-properties style:font-name="Times New Roman1" officeooo:rsid="0027fcbe" officeooo:paragraph-rsid="0027fcbe"/>
    </style:style>
    <style:style style:name="P38" style:family="paragraph" style:parent-style-name="Standard">
      <style:paragraph-properties fo:text-align="start" style:justify-single-word="false"/>
      <style:text-properties style:font-name="Times New Roman1" fo:font-style="italic" officeooo:rsid="00297c1f" officeooo:paragraph-rsid="00297c1f" style:font-style-asian="italic" style:font-style-complex="italic"/>
    </style:style>
    <style:style style:name="P39" style:family="paragraph" style:parent-style-name="Standard">
      <style:paragraph-properties fo:text-align="end" style:justify-single-word="false"/>
      <style:text-properties style:font-name="Times New Roman1" fo:font-style="italic" officeooo:rsid="00297c1f" officeooo:paragraph-rsid="00297c1f" style:font-style-asian="italic" style:font-style-complex="italic"/>
    </style:style>
    <style:style style:name="P40" style:family="paragraph" style:parent-style-name="Standard">
      <style:paragraph-properties fo:text-align="end" style:justify-single-word="false"/>
      <style:text-properties style:font-name="Times New Roman1" fo:font-style="italic" officeooo:rsid="002e991c" officeooo:paragraph-rsid="00297c1f" style:font-style-asian="italic" style:font-style-complex="italic"/>
    </style:style>
    <style:style style:name="P41" style:family="paragraph" style:parent-style-name="Standard">
      <style:paragraph-properties fo:text-align="justify" style:justify-single-word="false"/>
      <style:text-properties style:font-name="Times New Roman1" fo:font-style="italic" officeooo:rsid="002e991c" officeooo:paragraph-rsid="002e991c" style:font-style-asian="italic" style:font-style-complex="italic"/>
    </style:style>
    <style:style style:name="P42" style:family="paragraph" style:parent-style-name="Standard">
      <style:paragraph-properties fo:text-align="justify" style:justify-single-word="false"/>
      <style:text-properties style:font-name="Times New Roman1" fo:font-style="italic" officeooo:rsid="002f1517" officeooo:paragraph-rsid="002f1517" style:font-style-asian="italic" style:font-style-complex="italic"/>
    </style:style>
    <style:style style:name="P43" style:family="paragraph" style:parent-style-name="Standard">
      <style:paragraph-properties fo:text-align="justify" style:justify-single-word="false"/>
      <style:text-properties style:font-name="Times New Roman1" fo:font-style="italic" officeooo:rsid="00326280" officeooo:paragraph-rsid="00326280" style:font-style-asian="italic" style:font-style-complex="italic"/>
    </style:style>
    <style:style style:name="P44" style:family="paragraph" style:parent-style-name="Standard">
      <style:paragraph-properties fo:text-align="justify" style:justify-single-word="false"/>
      <style:text-properties style:font-name="Times New Roman1" officeooo:rsid="003317de" officeooo:paragraph-rsid="003317de"/>
    </style:style>
    <style:style style:name="P45" style:family="paragraph" style:parent-style-name="Standard">
      <style:paragraph-properties fo:text-align="justify" style:justify-single-word="false"/>
      <style:text-properties style:font-name="Times New Roman1" officeooo:rsid="0035e986" officeooo:paragraph-rsid="0035e986"/>
    </style:style>
    <style:style style:name="P46" style:family="paragraph" style:parent-style-name="Standard">
      <style:paragraph-properties fo:text-align="start" style:justify-single-word="false"/>
      <style:text-properties style:font-name="Times New Roman1" officeooo:rsid="0035e986" officeooo:paragraph-rsid="0035e986"/>
    </style:style>
    <style:style style:name="P47" style:family="paragraph" style:parent-style-name="Standard">
      <style:paragraph-properties fo:text-align="justify" style:justify-single-word="false"/>
      <style:text-properties style:font-name="Times New Roman1" officeooo:rsid="00469905" officeooo:paragraph-rsid="01e059cd"/>
    </style:style>
    <style:style style:name="P48" style:family="paragraph" style:parent-style-name="Standard">
      <style:paragraph-properties fo:text-align="justify" style:justify-single-word="false"/>
      <style:text-properties style:font-name="Times New Roman1" fo:font-style="normal" officeooo:rsid="00389a26" officeooo:paragraph-rsid="00389a26" style:font-style-asian="normal" style:font-style-complex="normal"/>
    </style:style>
    <style:style style:name="P49" style:family="paragraph" style:parent-style-name="Standard">
      <style:paragraph-properties fo:text-align="justify" style:justify-single-word="false"/>
      <style:text-properties style:font-name="Times New Roman1" fo:font-style="normal" officeooo:rsid="00389a26" officeooo:paragraph-rsid="01f5b5bf" style:font-style-asian="normal" style:font-style-complex="normal"/>
    </style:style>
    <style:style style:name="P50" style:family="paragraph" style:parent-style-name="Standard">
      <style:paragraph-properties fo:text-align="justify" style:justify-single-word="false"/>
      <style:text-properties style:font-name="Times New Roman1" fo:font-style="normal" officeooo:rsid="003a49ed" officeooo:paragraph-rsid="00a3f720" style:font-style-asian="normal" style:font-style-complex="normal"/>
    </style:style>
    <style:style style:name="P51" style:family="paragraph" style:parent-style-name="Standard">
      <style:paragraph-properties fo:text-align="justify" style:justify-single-word="false"/>
      <style:text-properties style:font-name="Times New Roman1" fo:font-style="normal" officeooo:rsid="003a49ed" officeooo:paragraph-rsid="003a49ed" style:font-style-asian="normal" style:font-style-complex="normal"/>
    </style:style>
    <style:style style:name="P52" style:family="paragraph" style:parent-style-name="Standard">
      <style:paragraph-properties fo:text-align="justify" style:justify-single-word="false"/>
      <style:text-properties style:font-name="Times New Roman1" fo:font-style="normal" officeooo:rsid="003c5999" officeooo:paragraph-rsid="003c5999" style:font-style-asian="normal" style:font-style-complex="normal"/>
    </style:style>
    <style:style style:name="P53" style:family="paragraph" style:parent-style-name="Standard">
      <style:paragraph-properties fo:text-align="justify" style:justify-single-word="false"/>
      <style:text-properties style:font-name="Times New Roman1" fo:font-style="normal" officeooo:rsid="003ab52c" officeooo:paragraph-rsid="003ab52c" style:font-style-asian="normal" style:font-style-complex="normal"/>
    </style:style>
    <style:style style:name="P54" style:family="paragraph" style:parent-style-name="Standard">
      <style:paragraph-properties fo:text-align="justify" style:justify-single-word="false"/>
      <style:text-properties style:font-name="Times New Roman1" fo:font-style="normal" officeooo:rsid="003ab52c" officeooo:paragraph-rsid="0068f175" style:font-style-asian="normal" style:font-style-complex="normal"/>
    </style:style>
    <style:style style:name="P55" style:family="paragraph" style:parent-style-name="Standard">
      <style:paragraph-properties fo:text-align="justify" style:justify-single-word="false"/>
      <style:text-properties style:font-name="Times New Roman1" fo:font-style="normal" officeooo:rsid="003ab52c" officeooo:paragraph-rsid="01faea7e" style:font-style-asian="normal" style:font-style-complex="normal"/>
    </style:style>
    <style:style style:name="P56" style:family="paragraph" style:parent-style-name="Standard">
      <style:paragraph-properties fo:text-align="start" style:justify-single-word="false"/>
      <style:text-properties style:font-name="Times New Roman1" fo:font-style="normal" officeooo:rsid="003ab52c" officeooo:paragraph-rsid="003ab52c" style:font-style-asian="normal" style:font-style-complex="normal"/>
    </style:style>
    <style:style style:name="P57" style:family="paragraph" style:parent-style-name="Standard">
      <style:paragraph-properties fo:text-align="center" style:justify-single-word="false"/>
      <style:text-properties style:font-name="Times New Roman1" fo:font-style="normal" officeooo:rsid="003ab52c" officeooo:paragraph-rsid="003ab52c" style:font-style-asian="normal" style:font-style-complex="normal"/>
    </style:style>
    <style:style style:name="P58" style:family="paragraph" style:parent-style-name="Standard">
      <style:paragraph-properties fo:text-align="justify" style:justify-single-word="false"/>
      <style:text-properties style:font-name="Times New Roman1" fo:font-style="normal" officeooo:rsid="006a96f5" officeooo:paragraph-rsid="00a3f720" style:font-style-asian="normal" style:font-style-complex="normal"/>
    </style:style>
    <style:style style:name="P59" style:family="paragraph" style:parent-style-name="Standard">
      <style:paragraph-properties fo:text-align="justify" style:justify-single-word="false"/>
      <style:text-properties style:font-name="Times New Roman1" fo:font-style="normal" officeooo:rsid="0078dd2e" officeooo:paragraph-rsid="00a3f720" style:font-style-asian="normal" style:font-style-complex="normal"/>
    </style:style>
    <style:style style:name="P60" style:family="paragraph" style:parent-style-name="Standard">
      <style:paragraph-properties fo:text-align="justify" style:justify-single-word="false"/>
      <style:text-properties style:font-name="Times New Roman1" fo:font-style="normal" officeooo:rsid="0078dd2e" officeooo:paragraph-rsid="0078dd2e" style:font-style-asian="normal" style:font-style-complex="normal"/>
    </style:style>
    <style:style style:name="P61" style:family="paragraph" style:parent-style-name="Standard">
      <style:paragraph-properties fo:text-align="justify" style:justify-single-word="false"/>
      <style:text-properties style:font-name="Times New Roman1" fo:font-style="normal" officeooo:rsid="0078dd2e" officeooo:paragraph-rsid="008ae94d" style:font-style-asian="normal" style:font-style-complex="normal"/>
    </style:style>
    <style:style style:name="P62" style:family="paragraph" style:parent-style-name="Standard">
      <style:paragraph-properties fo:text-align="justify" style:justify-single-word="false"/>
      <style:text-properties style:font-name="Times New Roman1" fo:font-style="normal" officeooo:rsid="0078dd2e" officeooo:paragraph-rsid="01621698" style:font-style-asian="normal" style:font-style-complex="normal"/>
    </style:style>
    <style:style style:name="P63" style:family="paragraph" style:parent-style-name="Standard">
      <style:paragraph-properties fo:text-align="justify" style:justify-single-word="false"/>
      <style:text-properties style:font-name="Times New Roman1" fo:font-style="normal" officeooo:rsid="0078dd2e" officeooo:paragraph-rsid="0221315d" style:font-style-asian="normal" style:font-style-complex="normal"/>
    </style:style>
    <style:style style:name="P64" style:family="paragraph" style:parent-style-name="Standard">
      <style:paragraph-properties fo:text-align="center" style:justify-single-word="false"/>
      <style:text-properties style:font-name="Times New Roman1" fo:font-style="normal" officeooo:rsid="0078dd2e" officeooo:paragraph-rsid="0078dd2e" style:font-style-asian="normal" style:font-style-complex="normal"/>
    </style:style>
    <style:style style:name="P65" style:family="paragraph" style:parent-style-name="Standard">
      <style:paragraph-properties fo:text-align="center" style:justify-single-word="false"/>
      <style:text-properties style:font-name="Times New Roman1" fo:font-style="normal" officeooo:rsid="0078dd2e" officeooo:paragraph-rsid="008ae94d" style:font-style-asian="normal" style:font-style-complex="normal"/>
    </style:style>
    <style:style style:name="P66" style:family="paragraph" style:parent-style-name="Standard">
      <style:paragraph-properties fo:text-align="justify" style:justify-single-word="false"/>
      <style:text-properties style:font-name="Times New Roman1" officeooo:rsid="003c5999" officeooo:paragraph-rsid="00a10d8a"/>
    </style:style>
    <style:style style:name="P67" style:family="paragraph" style:parent-style-name="Standard">
      <style:paragraph-properties fo:text-align="justify" style:justify-single-word="false"/>
      <style:text-properties style:font-name="Times New Roman1" officeooo:rsid="003c5999" officeooo:paragraph-rsid="00a3f720"/>
    </style:style>
    <style:style style:name="P68" style:family="paragraph" style:parent-style-name="Standard">
      <style:paragraph-properties fo:text-align="justify" style:justify-single-word="false"/>
      <style:text-properties style:font-name="Times New Roman1" officeooo:rsid="003c5999" officeooo:paragraph-rsid="01621698"/>
    </style:style>
    <style:style style:name="P69" style:family="paragraph" style:parent-style-name="Standard">
      <style:paragraph-properties fo:text-align="justify" style:justify-single-word="false"/>
      <style:text-properties style:font-name="Times New Roman1" officeooo:rsid="004e33b3" officeooo:paragraph-rsid="004e33b3"/>
    </style:style>
    <style:style style:name="P70" style:family="paragraph" style:parent-style-name="Standard">
      <style:paragraph-properties fo:text-align="justify" style:justify-single-word="false"/>
      <style:text-properties style:font-name="Times New Roman1" officeooo:rsid="0096807f" officeooo:paragraph-rsid="0096807f"/>
    </style:style>
    <style:style style:name="P71" style:family="paragraph" style:parent-style-name="Standard">
      <style:paragraph-properties fo:text-align="justify" style:justify-single-word="false"/>
      <style:text-properties style:font-name="Times New Roman1" officeooo:rsid="00ac91fa" officeooo:paragraph-rsid="00ac91fa"/>
    </style:style>
    <style:style style:name="P72" style:family="paragraph" style:parent-style-name="Standard">
      <style:paragraph-properties fo:text-align="justify" style:justify-single-word="false"/>
      <style:text-properties style:font-name="Times New Roman1" officeooo:rsid="00afe593" officeooo:paragraph-rsid="00b1746e"/>
    </style:style>
    <style:style style:name="P73" style:family="paragraph" style:parent-style-name="Standard">
      <style:paragraph-properties fo:text-align="justify" style:justify-single-word="false"/>
      <style:text-properties style:font-name="Times New Roman1" officeooo:rsid="00afe593" officeooo:paragraph-rsid="01621698"/>
    </style:style>
    <style:style style:name="P74" style:family="paragraph" style:parent-style-name="Standard">
      <style:paragraph-properties fo:text-align="justify" style:justify-single-word="false"/>
      <style:text-properties style:font-name="Times New Roman1" officeooo:rsid="00b4535c" officeooo:paragraph-rsid="01621698"/>
    </style:style>
    <style:style style:name="P75" style:family="paragraph" style:parent-style-name="Standard">
      <style:paragraph-properties fo:text-align="start" style:justify-single-word="false"/>
      <style:text-properties style:font-name="Times New Roman1" officeooo:rsid="00b4535c" officeooo:paragraph-rsid="00b4535c"/>
    </style:style>
    <style:style style:name="P76" style:family="paragraph" style:parent-style-name="Standard">
      <style:paragraph-properties fo:text-align="start" style:justify-single-word="false"/>
      <style:text-properties style:font-name="Times New Roman1" officeooo:rsid="00b4535c" officeooo:paragraph-rsid="0195d36e"/>
    </style:style>
    <style:style style:name="P77" style:family="paragraph" style:parent-style-name="Standard">
      <style:text-properties style:font-name="Times New Roman1" officeooo:rsid="00b4535c" officeooo:paragraph-rsid="0094975f"/>
    </style:style>
    <style:style style:name="P78" style:family="paragraph" style:parent-style-name="Standard">
      <style:paragraph-properties fo:text-align="justify" style:justify-single-word="false"/>
      <style:text-properties style:font-name="Times New Roman1" officeooo:rsid="00b47ff1" officeooo:paragraph-rsid="00b47ff1"/>
    </style:style>
    <style:style style:name="P79" style:family="paragraph" style:parent-style-name="Standard">
      <style:paragraph-properties fo:text-align="center" style:justify-single-word="false"/>
      <style:text-properties style:font-name="Times New Roman1" officeooo:rsid="00b47ff1" officeooo:paragraph-rsid="00b47ff1"/>
    </style:style>
    <style:style style:name="P80" style:family="paragraph" style:parent-style-name="Standard">
      <style:paragraph-properties fo:text-align="start" style:justify-single-word="false"/>
      <style:text-properties style:font-name="Times New Roman1" officeooo:rsid="00b47ff1" officeooo:paragraph-rsid="00dc2f74"/>
    </style:style>
    <style:style style:name="P81" style:family="paragraph" style:parent-style-name="Standard">
      <style:text-properties style:font-name="Times New Roman1" officeooo:rsid="005b8fdb" officeooo:paragraph-rsid="0094975f"/>
    </style:style>
    <style:style style:name="P82" style:family="paragraph" style:parent-style-name="Standard">
      <style:paragraph-properties fo:text-align="start" style:justify-single-word="false"/>
      <style:text-properties style:font-name="Times New Roman1" officeooo:rsid="00d42918" officeooo:paragraph-rsid="00d42918"/>
    </style:style>
    <style:style style:name="P83" style:family="paragraph" style:parent-style-name="Standard">
      <style:paragraph-properties fo:text-align="start" style:justify-single-word="false"/>
      <style:text-properties style:font-name="Times New Roman1" officeooo:rsid="00d690f5" officeooo:paragraph-rsid="00d690f5"/>
    </style:style>
    <style:style style:name="P84" style:family="paragraph" style:parent-style-name="Standard">
      <style:paragraph-properties fo:text-align="start" style:justify-single-word="false"/>
      <style:text-properties style:font-name="Times New Roman1" officeooo:rsid="00dea7b3" officeooo:paragraph-rsid="02009c66"/>
    </style:style>
    <style:style style:name="P85" style:family="paragraph" style:parent-style-name="Standard">
      <style:paragraph-properties fo:text-align="start" style:justify-single-word="false"/>
      <style:text-properties style:font-name="Times New Roman1" officeooo:rsid="00e0bd49" officeooo:paragraph-rsid="00e0bd49"/>
    </style:style>
    <style:style style:name="P86" style:family="paragraph" style:parent-style-name="Standard">
      <style:paragraph-properties fo:text-align="justify" style:justify-single-word="false"/>
      <style:text-properties style:font-name="Times New Roman1" officeooo:rsid="00e0bd49" officeooo:paragraph-rsid="00e0bd49"/>
    </style:style>
    <style:style style:name="P87" style:family="paragraph" style:parent-style-name="Standard">
      <style:paragraph-properties fo:text-align="justify" style:justify-single-word="false"/>
      <style:text-properties style:font-name="Times New Roman1" officeooo:rsid="00e2f044" officeooo:paragraph-rsid="00e2f044"/>
    </style:style>
    <style:style style:name="P88" style:family="paragraph" style:parent-style-name="Standard">
      <style:paragraph-properties fo:text-align="justify" style:justify-single-word="false"/>
      <style:text-properties style:font-name="Times New Roman1" officeooo:rsid="00e2f044" officeooo:paragraph-rsid="01621698"/>
    </style:style>
    <style:style style:name="P89" style:family="paragraph" style:parent-style-name="Standard">
      <style:paragraph-properties fo:text-align="justify" style:justify-single-word="false"/>
      <style:text-properties style:font-name="Times New Roman1" officeooo:rsid="00e72655" officeooo:paragraph-rsid="0160a7e8"/>
    </style:style>
    <style:style style:name="P90" style:family="paragraph" style:parent-style-name="Standard">
      <style:paragraph-properties fo:text-align="justify" style:justify-single-word="false"/>
      <style:text-properties style:font-name="Times New Roman1" officeooo:rsid="00ebcf20" officeooo:paragraph-rsid="00ebcf20"/>
    </style:style>
    <style:style style:name="P91" style:family="paragraph" style:parent-style-name="Standard">
      <style:paragraph-properties fo:text-align="justify" style:justify-single-word="false"/>
      <style:text-properties style:font-name="Times New Roman1" officeooo:rsid="00f1205e" officeooo:paragraph-rsid="00f1205e"/>
    </style:style>
    <style:style style:name="P92" style:family="paragraph" style:parent-style-name="Standard">
      <style:paragraph-properties fo:text-align="justify" style:justify-single-word="false"/>
      <style:text-properties style:font-name="Times New Roman1" officeooo:rsid="00f9d6e0" officeooo:paragraph-rsid="00f9d6e0"/>
    </style:style>
    <style:style style:name="P93" style:family="paragraph" style:parent-style-name="Standard">
      <style:paragraph-properties fo:text-align="justify" style:justify-single-word="false"/>
      <style:text-properties style:font-name="Times New Roman1" officeooo:rsid="00f9d6e0" officeooo:paragraph-rsid="00ff5d15"/>
    </style:style>
    <style:style style:name="P94" style:family="paragraph" style:parent-style-name="Standard">
      <style:paragraph-properties fo:text-align="justify" style:justify-single-word="false"/>
      <style:text-properties style:font-name="Times New Roman1" officeooo:rsid="00f9d6e0" officeooo:paragraph-rsid="01621698"/>
    </style:style>
    <style:style style:name="P95" style:family="paragraph" style:parent-style-name="Standard">
      <style:paragraph-properties fo:text-align="justify" style:justify-single-word="false"/>
      <style:text-properties style:font-name="Times New Roman1" officeooo:rsid="011012b8" officeooo:paragraph-rsid="011012b8"/>
    </style:style>
    <style:style style:name="P96" style:family="paragraph" style:parent-style-name="Standard">
      <style:paragraph-properties fo:text-align="justify" style:justify-single-word="false"/>
      <style:text-properties style:font-name="Times New Roman1" officeooo:rsid="0117d7f6" officeooo:paragraph-rsid="0117d7f6"/>
    </style:style>
    <style:style style:name="P97" style:family="paragraph" style:parent-style-name="Standard">
      <style:paragraph-properties fo:text-align="justify" style:justify-single-word="false"/>
      <style:text-properties style:font-name="Times New Roman1" officeooo:rsid="0117d7f6" officeooo:paragraph-rsid="01621698"/>
    </style:style>
    <style:style style:name="P98" style:family="paragraph" style:parent-style-name="Standard">
      <style:paragraph-properties fo:text-align="justify" style:justify-single-word="false"/>
      <style:text-properties style:font-name="Times New Roman1" officeooo:rsid="0119224a" officeooo:paragraph-rsid="0119224a"/>
    </style:style>
    <style:style style:name="P99" style:family="paragraph" style:parent-style-name="Standard">
      <style:paragraph-properties fo:text-align="center" style:justify-single-word="false"/>
      <style:text-properties style:font-name="Times New Roman1" officeooo:rsid="0119224a" officeooo:paragraph-rsid="0119224a"/>
    </style:style>
    <style:style style:name="P100" style:family="paragraph" style:parent-style-name="Standard">
      <style:paragraph-properties fo:text-align="justify" style:justify-single-word="false"/>
      <style:text-properties style:font-name="Times New Roman1" officeooo:rsid="01198564" officeooo:paragraph-rsid="01e059cd"/>
    </style:style>
    <style:style style:name="P101" style:family="paragraph" style:parent-style-name="Standard">
      <style:paragraph-properties fo:text-align="justify" style:justify-single-word="false"/>
      <style:text-properties style:font-name="Times New Roman1" officeooo:rsid="01198564" officeooo:paragraph-rsid="02063076"/>
    </style:style>
    <style:style style:name="P102" style:family="paragraph" style:parent-style-name="Standard">
      <style:paragraph-properties fo:text-align="justify" style:justify-single-word="false"/>
      <style:text-properties style:font-name="Times New Roman1" officeooo:rsid="01236f67" officeooo:paragraph-rsid="01236f67"/>
    </style:style>
    <style:style style:name="P103" style:family="paragraph" style:parent-style-name="Standard">
      <style:paragraph-properties fo:text-align="justify" style:justify-single-word="false"/>
      <style:text-properties style:font-name="Times New Roman1" officeooo:rsid="0123a1c8" officeooo:paragraph-rsid="0123a1c8"/>
    </style:style>
    <style:style style:name="P104" style:family="paragraph" style:parent-style-name="Standard">
      <style:paragraph-properties fo:text-align="justify" style:justify-single-word="false"/>
      <style:text-properties style:font-name="Times New Roman1" officeooo:rsid="01241880" officeooo:paragraph-rsid="01241880"/>
    </style:style>
    <style:style style:name="P105" style:family="paragraph" style:parent-style-name="Standard">
      <style:paragraph-properties fo:text-align="justify" style:justify-single-word="false"/>
      <style:text-properties style:font-name="Times New Roman1" officeooo:rsid="01241880" officeooo:paragraph-rsid="0175866e"/>
    </style:style>
    <style:style style:name="P106" style:family="paragraph" style:parent-style-name="Standard">
      <style:paragraph-properties fo:text-align="justify" style:justify-single-word="false"/>
      <style:text-properties style:font-name="Times New Roman1" officeooo:rsid="01241880" officeooo:paragraph-rsid="02099f9e"/>
    </style:style>
    <style:style style:name="P107" style:family="paragraph" style:parent-style-name="Standard">
      <style:paragraph-properties fo:text-align="justify" style:justify-single-word="false"/>
      <style:text-properties style:font-name="Times New Roman1" officeooo:rsid="012614ba" officeooo:paragraph-rsid="012614ba"/>
    </style:style>
    <style:style style:name="P108" style:family="paragraph" style:parent-style-name="Standard">
      <style:paragraph-properties fo:text-align="justify" style:justify-single-word="false"/>
      <style:text-properties style:font-name="Times New Roman1" officeooo:rsid="0127cce3" officeooo:paragraph-rsid="0127cce3"/>
    </style:style>
    <style:style style:name="P109" style:family="paragraph" style:parent-style-name="Standard">
      <style:paragraph-properties fo:text-align="justify" style:justify-single-word="false"/>
      <style:text-properties style:font-name="Times New Roman1" officeooo:rsid="0127cce3" officeooo:paragraph-rsid="02195b7d"/>
    </style:style>
    <style:style style:name="P110" style:family="paragraph" style:parent-style-name="Standard">
      <style:paragraph-properties fo:text-align="justify" style:justify-single-word="false"/>
      <style:text-properties style:font-name="Times New Roman1" officeooo:rsid="0129aa66" officeooo:paragraph-rsid="0129aa66"/>
    </style:style>
    <style:style style:name="P111" style:family="paragraph" style:parent-style-name="Standard">
      <style:paragraph-properties fo:text-align="justify" style:justify-single-word="false"/>
      <style:text-properties style:font-name="Times New Roman1" officeooo:rsid="012a870c" officeooo:paragraph-rsid="012ebba6"/>
    </style:style>
    <style:style style:name="P112" style:family="paragraph" style:parent-style-name="Standard">
      <style:paragraph-properties fo:text-align="justify" style:justify-single-word="false"/>
      <style:text-properties style:font-name="Times New Roman1" officeooo:rsid="012a870c" officeooo:paragraph-rsid="017833d6"/>
    </style:style>
    <style:style style:name="P113" style:family="paragraph" style:parent-style-name="Standard">
      <style:paragraph-properties fo:text-align="justify" style:justify-single-word="false"/>
      <style:text-properties style:font-name="Times New Roman1" officeooo:rsid="012a870c" officeooo:paragraph-rsid="01792e5c"/>
    </style:style>
    <style:style style:name="P114" style:family="paragraph" style:parent-style-name="Standard">
      <style:paragraph-properties fo:text-align="justify" style:justify-single-word="false"/>
      <style:text-properties style:font-name="Times New Roman1" officeooo:rsid="012a870c" officeooo:paragraph-rsid="01e130dc"/>
    </style:style>
    <style:style style:name="P115" style:family="paragraph" style:parent-style-name="Standard">
      <style:paragraph-properties fo:text-align="center" style:justify-single-word="false"/>
      <style:text-properties style:font-name="Times New Roman1" officeooo:rsid="012a870c" officeooo:paragraph-rsid="012fd86c"/>
    </style:style>
    <style:style style:name="P116" style:family="paragraph" style:parent-style-name="Standard">
      <style:paragraph-properties fo:text-align="justify" style:justify-single-word="false"/>
      <style:text-properties style:font-name="Times New Roman1" officeooo:rsid="0131d73e" officeooo:paragraph-rsid="0131d73e"/>
    </style:style>
    <style:style style:name="P117" style:family="paragraph" style:parent-style-name="Standard">
      <style:paragraph-properties fo:text-align="justify" style:justify-single-word="false"/>
      <style:text-properties style:font-name="Times New Roman1" officeooo:rsid="0133b74f" officeooo:paragraph-rsid="0133b74f"/>
    </style:style>
    <style:style style:name="P118" style:family="paragraph" style:parent-style-name="Standard">
      <style:paragraph-properties fo:text-align="justify" style:justify-single-word="false"/>
      <style:text-properties style:font-name="Times New Roman1" officeooo:rsid="0152148b" officeooo:paragraph-rsid="0152148b"/>
    </style:style>
    <style:style style:name="P119" style:family="paragraph" style:parent-style-name="Standard">
      <style:paragraph-properties fo:text-align="justify" style:justify-single-word="false"/>
      <style:text-properties style:font-name="Times New Roman1" officeooo:rsid="0152148b" officeooo:paragraph-rsid="01e130dc"/>
    </style:style>
    <style:style style:name="P120" style:family="paragraph" style:parent-style-name="Standard">
      <style:paragraph-properties fo:text-align="justify" style:justify-single-word="false"/>
      <style:text-properties style:font-name="Times New Roman1" officeooo:rsid="0159a31f" officeooo:paragraph-rsid="0159a31f"/>
    </style:style>
    <style:style style:name="P121" style:family="paragraph" style:parent-style-name="Standard">
      <style:paragraph-properties fo:text-align="justify" style:justify-single-word="false"/>
      <style:text-properties style:font-name="Times New Roman1" officeooo:rsid="0167cfac" officeooo:paragraph-rsid="0167cfac"/>
    </style:style>
    <style:style style:name="P122" style:family="paragraph" style:parent-style-name="Standard">
      <style:paragraph-properties fo:text-align="justify" style:justify-single-word="false"/>
      <style:text-properties style:font-name="Times New Roman1" officeooo:rsid="016828e8" officeooo:paragraph-rsid="016828e8"/>
    </style:style>
    <style:style style:name="P123" style:family="paragraph" style:parent-style-name="Standard">
      <style:paragraph-properties fo:text-align="justify" style:justify-single-word="false"/>
      <style:text-properties style:font-name="Times New Roman1" officeooo:rsid="0168ec54" officeooo:paragraph-rsid="0168ec54"/>
    </style:style>
    <style:style style:name="P124" style:family="paragraph" style:parent-style-name="Standard">
      <style:paragraph-properties fo:text-align="justify" style:justify-single-word="false"/>
      <style:text-properties style:font-name="Times New Roman1" officeooo:rsid="0169adc8" officeooo:paragraph-rsid="0169adc8"/>
    </style:style>
    <style:style style:name="P125" style:family="paragraph" style:parent-style-name="Standard">
      <style:paragraph-properties fo:text-align="justify" style:justify-single-word="false"/>
      <style:text-properties style:font-name="Times New Roman1" officeooo:rsid="0169adc8" officeooo:paragraph-rsid="01e130dc"/>
    </style:style>
    <style:style style:name="P126" style:family="paragraph" style:parent-style-name="Standard">
      <style:paragraph-properties fo:text-align="center" style:justify-single-word="false"/>
      <style:text-properties style:font-name="Times New Roman1" officeooo:rsid="0169adc8" officeooo:paragraph-rsid="0169adc8"/>
    </style:style>
    <style:style style:name="P127" style:family="paragraph" style:parent-style-name="Standard">
      <style:paragraph-properties fo:text-align="center" style:justify-single-word="false"/>
      <style:text-properties style:font-name="Times New Roman1" officeooo:rsid="016a57c8" officeooo:paragraph-rsid="016a57c8"/>
    </style:style>
    <style:style style:name="P128" style:family="paragraph" style:parent-style-name="Standard">
      <style:paragraph-properties fo:text-align="justify" style:justify-single-word="false"/>
      <style:text-properties style:font-name="Times New Roman1" officeooo:rsid="017ac67d" officeooo:paragraph-rsid="0186175d"/>
    </style:style>
    <style:style style:name="P129" style:family="paragraph" style:parent-style-name="Standard">
      <style:text-properties style:font-name="Times New Roman1" officeooo:rsid="0190ab65" officeooo:paragraph-rsid="0190ab65"/>
    </style:style>
    <style:style style:name="P130" style:family="paragraph" style:parent-style-name="Standard">
      <style:text-properties style:font-name="Times New Roman1" officeooo:rsid="0191f060" officeooo:paragraph-rsid="0191f060"/>
    </style:style>
    <style:style style:name="P131" style:family="paragraph" style:parent-style-name="Standard">
      <style:text-properties style:font-name="Times New Roman1" officeooo:rsid="0195d36e" officeooo:paragraph-rsid="0195d36e"/>
    </style:style>
    <style:style style:name="P132" style:family="paragraph" style:parent-style-name="Standard">
      <style:paragraph-properties fo:text-align="justify" style:justify-single-word="false"/>
      <style:text-properties style:font-name="Times New Roman1" officeooo:rsid="019baac4" officeooo:paragraph-rsid="019baac4"/>
    </style:style>
    <style:style style:name="P133" style:family="paragraph" style:parent-style-name="Standard">
      <style:paragraph-properties fo:text-align="justify" style:justify-single-word="false"/>
      <style:text-properties style:font-name="Times New Roman1" officeooo:rsid="019baac4" officeooo:paragraph-rsid="02143eb5"/>
    </style:style>
    <style:style style:name="P134" style:family="paragraph" style:parent-style-name="Standard">
      <style:text-properties style:font-name="Times New Roman1" officeooo:rsid="01a0035e" officeooo:paragraph-rsid="01a0035e"/>
    </style:style>
    <style:style style:name="P135" style:family="paragraph" style:parent-style-name="Standard">
      <style:paragraph-properties fo:text-align="justify" style:justify-single-word="false"/>
      <style:text-properties style:font-name="Times New Roman1" officeooo:rsid="01ab24ac" officeooo:paragraph-rsid="01ab24ac"/>
    </style:style>
    <style:style style:name="P136" style:family="paragraph" style:parent-style-name="Standard">
      <style:paragraph-properties fo:text-align="justify" style:justify-single-word="false"/>
      <style:text-properties style:font-name="Times New Roman1" officeooo:rsid="01aba8a2" officeooo:paragraph-rsid="01aba8a2"/>
    </style:style>
    <style:style style:name="P137" style:family="paragraph" style:parent-style-name="Standard">
      <style:paragraph-properties fo:text-align="justify" style:justify-single-word="false"/>
      <style:text-properties style:font-name="Times New Roman1" officeooo:rsid="01ae4e5b" officeooo:paragraph-rsid="01ae4e5b"/>
    </style:style>
    <style:style style:name="P138" style:family="paragraph" style:parent-style-name="Standard">
      <style:paragraph-properties fo:text-align="justify" style:justify-single-word="false"/>
      <style:text-properties style:font-name="Times New Roman1" officeooo:rsid="01af6bf4" officeooo:paragraph-rsid="01af6bf4"/>
    </style:style>
    <style:style style:name="P139" style:family="paragraph" style:parent-style-name="Standard">
      <style:paragraph-properties fo:text-align="justify" style:justify-single-word="false"/>
      <style:text-properties style:font-name="Times New Roman1" officeooo:rsid="01afab56" officeooo:paragraph-rsid="01afab56"/>
    </style:style>
    <style:style style:name="P140" style:family="paragraph" style:parent-style-name="Standard">
      <style:paragraph-properties fo:text-align="justify" style:justify-single-word="false"/>
      <style:text-properties style:font-name="Times New Roman1" officeooo:rsid="01afab56" officeooo:paragraph-rsid="01b3c9ff"/>
    </style:style>
    <style:style style:name="P141" style:family="paragraph" style:parent-style-name="Standard">
      <style:paragraph-properties fo:text-align="justify" style:justify-single-word="false"/>
      <style:text-properties style:font-name="Times New Roman1" officeooo:rsid="01afab56" officeooo:paragraph-rsid="01e130dc"/>
    </style:style>
    <style:style style:name="P142" style:family="paragraph" style:parent-style-name="Standard">
      <style:paragraph-properties fo:text-align="justify" style:justify-single-word="false"/>
      <style:text-properties style:font-name="Times New Roman1" officeooo:rsid="01b3c9ff" officeooo:paragraph-rsid="01b3c9ff"/>
    </style:style>
    <style:style style:name="P143" style:family="paragraph" style:parent-style-name="Standard">
      <style:paragraph-properties fo:text-align="justify" style:justify-single-word="false"/>
      <style:text-properties style:font-name="Times New Roman1" officeooo:rsid="01b40101" officeooo:paragraph-rsid="01b40101"/>
    </style:style>
    <style:style style:name="P144" style:family="paragraph" style:parent-style-name="Standard">
      <style:paragraph-properties fo:text-align="justify" style:justify-single-word="false"/>
      <style:text-properties style:font-name="Times New Roman1" officeooo:rsid="01b5ce18" officeooo:paragraph-rsid="01b5ce18"/>
    </style:style>
    <style:style style:name="P145" style:family="paragraph" style:parent-style-name="Standard">
      <style:paragraph-properties fo:text-align="center" style:justify-single-word="false"/>
      <style:text-properties style:font-name="Times New Roman1" officeooo:rsid="01b5ce18" officeooo:paragraph-rsid="01b5ce18"/>
    </style:style>
    <style:style style:name="P146" style:family="paragraph" style:parent-style-name="Standard">
      <style:paragraph-properties fo:text-align="justify" style:justify-single-word="false"/>
      <style:text-properties style:font-name="Times New Roman1" officeooo:rsid="01b5feb3" officeooo:paragraph-rsid="022dc584"/>
    </style:style>
    <style:style style:name="P147" style:family="paragraph" style:parent-style-name="Standard">
      <style:paragraph-properties fo:text-align="justify" style:justify-single-word="false"/>
      <style:text-properties style:font-name="Times New Roman1" officeooo:rsid="01b5feb3" officeooo:paragraph-rsid="02403894"/>
    </style:style>
    <style:style style:name="P148" style:family="paragraph" style:parent-style-name="Standard">
      <style:paragraph-properties fo:text-align="justify" style:justify-single-word="false"/>
      <style:text-properties style:font-name="Times New Roman1" officeooo:rsid="01ba1b9e" officeooo:paragraph-rsid="01ba1b9e"/>
    </style:style>
    <style:style style:name="P149" style:family="paragraph" style:parent-style-name="Standard">
      <style:paragraph-properties fo:text-align="start" style:justify-single-word="false"/>
      <style:text-properties officeooo:rsid="00d690f5" officeooo:paragraph-rsid="00d690f5"/>
    </style:style>
    <style:style style:name="P150" style:family="paragraph" style:parent-style-name="Standard">
      <style:paragraph-properties fo:text-align="start" style:justify-single-word="false"/>
      <style:text-properties officeooo:rsid="00f9d6e0" officeooo:paragraph-rsid="00f9d6e0"/>
    </style:style>
    <style:style style:name="P151" style:family="paragraph" style:parent-style-name="Standard">
      <style:paragraph-properties fo:text-align="start" style:justify-single-word="false"/>
      <style:text-properties officeooo:rsid="00ffd2cf" officeooo:paragraph-rsid="00ffd2cf"/>
    </style:style>
    <style:style style:name="P152" style:family="paragraph" style:parent-style-name="Standard">
      <style:paragraph-properties fo:text-align="start" style:justify-single-word="false"/>
      <style:text-properties officeooo:rsid="010186ef" officeooo:paragraph-rsid="010186ef"/>
    </style:style>
    <style:style style:name="P153" style:family="paragraph" style:parent-style-name="Standard">
      <style:paragraph-properties fo:text-align="start" style:justify-single-word="false"/>
      <style:text-properties officeooo:rsid="0101da21" officeooo:paragraph-rsid="0101da21"/>
    </style:style>
    <style:style style:name="P154" style:family="paragraph" style:parent-style-name="Standard">
      <style:paragraph-properties fo:text-align="start" style:justify-single-word="false"/>
      <style:text-properties officeooo:rsid="01b8025b" officeooo:paragraph-rsid="01b8025b"/>
    </style:style>
    <style:style style:name="P155" style:family="paragraph" style:parent-style-name="Standard">
      <style:paragraph-properties fo:text-align="justify" style:justify-single-word="false"/>
      <style:text-properties style:font-name="Roboto" officeooo:rsid="01b13246" officeooo:paragraph-rsid="01afab56"/>
    </style:style>
    <style:style style:name="P156" style:family="paragraph" style:parent-style-name="Standard">
      <style:paragraph-properties fo:text-align="start" style:justify-single-word="false"/>
      <style:text-properties officeooo:rsid="01f5b5bf" officeooo:paragraph-rsid="01f5b5bf"/>
    </style:style>
    <style:style style:name="T1" style:family="text">
      <style:text-properties officeooo:rsid="000cdd62"/>
    </style:style>
    <style:style style:name="T2" style:family="text">
      <style:text-properties officeooo:rsid="000dd408"/>
    </style:style>
    <style:style style:name="T3" style:family="text">
      <style:text-properties officeooo:rsid="000febcc"/>
    </style:style>
    <style:style style:name="T4" style:family="text">
      <style:text-properties officeooo:rsid="0010251a"/>
    </style:style>
    <style:style style:name="T5" style:family="text">
      <style:text-properties officeooo:rsid="00120625"/>
    </style:style>
    <style:style style:name="T6" style:family="text">
      <style:text-properties officeooo:rsid="0013d9f8"/>
    </style:style>
    <style:style style:name="T7" style:family="text">
      <style:text-properties officeooo:rsid="001532b3"/>
    </style:style>
    <style:style style:name="T8" style:family="text">
      <style:text-properties officeooo:rsid="0017155f"/>
    </style:style>
    <style:style style:name="T9" style:family="text">
      <style:text-properties officeooo:rsid="001abd74"/>
    </style:style>
    <style:style style:name="T10" style:family="text">
      <style:text-properties officeooo:rsid="001dad1e"/>
    </style:style>
    <style:style style:name="T11" style:family="text">
      <style:text-properties officeooo:rsid="001dda1a"/>
    </style:style>
    <style:style style:name="T12" style:family="text">
      <style:text-properties officeooo:rsid="001f7807"/>
    </style:style>
    <style:style style:name="T13" style:family="text">
      <style:text-properties officeooo:rsid="002062d0"/>
    </style:style>
    <style:style style:name="T14" style:family="text">
      <style:text-properties officeooo:rsid="0021cb01"/>
    </style:style>
    <style:style style:name="T15" style:family="text">
      <style:text-properties officeooo:rsid="002287a1"/>
    </style:style>
    <style:style style:name="T16" style:family="text">
      <style:text-properties officeooo:rsid="002302e0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2496a5" style:font-style-asian="italic" style:font-style-complex="italic"/>
    </style:style>
    <style:style style:name="T19" style:family="text">
      <style:text-properties fo:font-style="italic" officeooo:rsid="00261b2a" style:font-style-asian="italic" style:font-style-complex="italic"/>
    </style:style>
    <style:style style:name="T20" style:family="text">
      <style:text-properties fo:font-style="italic" officeooo:rsid="0027fcbe" style:font-style-asian="italic" style:font-style-complex="italic"/>
    </style:style>
    <style:style style:name="T21" style:family="text">
      <style:text-properties fo:font-style="italic" officeooo:rsid="0036ed8b" style:font-style-asian="italic" style:font-style-complex="italic"/>
    </style:style>
    <style:style style:name="T22" style:family="text">
      <style:text-properties fo:font-style="italic" officeooo:rsid="003b056b" style:font-style-asian="italic" style:font-style-complex="italic"/>
    </style:style>
    <style:style style:name="T23" style:family="text">
      <style:text-properties fo:font-style="italic" officeooo:rsid="003d9996" style:font-style-asian="italic" style:font-style-complex="italic"/>
    </style:style>
    <style:style style:name="T24" style:family="text">
      <style:text-properties fo:font-style="italic" officeooo:rsid="0043308d" style:font-style-asian="italic" style:font-style-complex="italic"/>
    </style:style>
    <style:style style:name="T25" style:family="text">
      <style:text-properties fo:font-style="italic" officeooo:rsid="009b5842" style:font-style-asian="italic" style:font-style-complex="italic"/>
    </style:style>
    <style:style style:name="T26" style:family="text">
      <style:text-properties fo:font-style="italic" officeooo:rsid="00a36176" style:font-style-asian="italic" style:font-style-complex="italic"/>
    </style:style>
    <style:style style:name="T27" style:family="text">
      <style:text-properties fo:font-style="italic" officeooo:rsid="00ca9f4d" style:font-style-asian="italic" style:font-style-complex="italic"/>
    </style:style>
    <style:style style:name="T28" style:family="text">
      <style:text-properties fo:font-style="italic" officeooo:rsid="0175866e" style:font-style-asian="italic" style:font-style-complex="italic"/>
    </style:style>
    <style:style style:name="T29" style:family="text">
      <style:text-properties fo:font-style="italic" officeooo:rsid="01ca164b" style:font-style-asian="italic" style:font-style-complex="italic"/>
    </style:style>
    <style:style style:name="T30" style:family="text">
      <style:text-properties officeooo:rsid="002cc290"/>
    </style:style>
    <style:style style:name="T31" style:family="text">
      <style:text-properties officeooo:rsid="002d3123"/>
    </style:style>
    <style:style style:name="T32" style:family="text">
      <style:text-properties officeooo:rsid="002e991c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2f1517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30c506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3317de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3517c2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450d8c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4bb052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9ce95c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c603ef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d11ccd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11a4956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11b4f9a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1ca40a6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1edee68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1ef667d" style:font-style-asian="normal" style:font-weight-asian="normal" style:font-style-complex="normal" style:font-weight-complex="normal"/>
    </style:style>
    <style:style style:name="T48" style:family="text">
      <style:text-properties fo:font-variant="normal" fo:text-transform="none" fo:color="#000000" fo:font-size="12pt" fo:letter-spacing="normal" fo:font-style="normal" fo:font-weight="normal" officeooo:rsid="003317de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font-variant="normal" fo:text-transform="none" fo:color="#000000" fo:font-size="12pt" fo:letter-spacing="normal" fo:font-style="normal" fo:font-weight="normal" officeooo:rsid="01e15df4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font-variant="normal" fo:text-transform="none" fo:color="#000000" fo:font-size="12pt" fo:letter-spacing="normal" fo:font-style="normal" fo:font-weight="normal" officeooo:rsid="0210beb2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variant="normal" fo:text-transform="none" fo:color="#000000" fo:font-size="12pt" fo:letter-spacing="normal" fo:font-style="normal" fo:font-weight="normal" officeooo:rsid="0211675b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variant="normal" fo:text-transform="none" fo:color="#000000" fo:font-size="12pt" fo:letter-spacing="normal" fo:font-style="normal" fo:font-weight="normal" officeooo:rsid="02121a38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font-variant="normal" fo:text-transform="none" fo:color="#545454" style:font-name="Times New Roman1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font-variant="normal" fo:text-transform="none" fo:color="#6a6a6a" style:font-name="Times New Roman1" fo:font-size="12pt" fo:letter-spacing="normal" fo:font-style="normal" fo:font-weight="bold" style:font-size-asian="12pt" style:font-weight-asian="normal" style:font-size-complex="12pt" style:font-weight-complex="normal"/>
    </style:style>
    <style:style style:name="T55" style:family="text">
      <style:text-properties fo:font-variant="normal" fo:text-transform="none" fo:color="#7b7b7b" fo:font-size="9.60000038146973pt" fo:letter-spacing="normal" fo:font-style="normal" fo:font-weight="normal"/>
    </style:style>
    <style:style style:name="T56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font-size="12pt" fo:font-style="normal" fo:font-weight="normal" officeooo:rsid="003317de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font-size="12pt" fo:font-style="normal" fo:font-weight="normal" officeooo:rsid="003517c2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font-size="12pt" fo:font-style="normal" fo:font-weight="normal" officeooo:rsid="0035e986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font-size="12pt" fo:font-style="normal" fo:font-weight="normal" officeooo:rsid="003d9996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font-size="12pt" fo:font-style="normal" fo:font-weight="normal" officeooo:rsid="003e9602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font-size="12pt" fo:font-style="normal" fo:font-weight="normal" officeooo:rsid="004018a4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fo:font-size="12pt" fo:font-style="normal" fo:font-weight="normal" officeooo:rsid="004084bc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fo:font-size="12pt" fo:font-style="normal" fo:font-weight="normal" officeooo:rsid="00410a29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fo:font-size="12pt" fo:font-style="normal" fo:font-weight="normal" officeooo:rsid="004171f0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font-size="12pt" fo:font-style="normal" fo:font-weight="normal" officeooo:rsid="00450d8c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fo:font-size="12pt" fo:font-style="normal" fo:font-weight="normal" officeooo:rsid="00466111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fo:font-size="12pt" fo:font-style="normal" fo:font-weight="normal" officeooo:rsid="00469905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fo:font-size="12pt" fo:font-style="normal" fo:font-weight="normal" officeooo:rsid="0046df86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fo:font-size="12pt" fo:font-style="normal" fo:font-weight="normal" officeooo:rsid="0046dfbb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fo:font-size="12pt" fo:font-style="normal" fo:font-weight="normal" officeooo:rsid="0048d9cd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fo:font-size="12pt" fo:font-style="normal" fo:font-weight="normal" officeooo:rsid="004bbcdb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fo:font-size="12pt" fo:font-style="normal" fo:font-weight="normal" officeooo:rsid="004e33b3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fo:font-size="12pt" fo:font-style="normal" fo:font-weight="normal" officeooo:rsid="004f1f56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fo:font-size="12pt" fo:font-style="normal" fo:font-weight="normal" officeooo:rsid="005fa92f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fo:font-size="12pt" fo:font-style="normal" fo:font-weight="normal" officeooo:rsid="006087eb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fo:font-size="12pt" fo:font-style="normal" fo:font-weight="normal" officeooo:rsid="00610d2d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fo:font-size="12pt" fo:font-style="normal" fo:font-weight="normal" officeooo:rsid="00776156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fo:font-size="12pt" fo:font-style="normal" fo:font-weight="normal" officeooo:rsid="008cd5de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fo:font-size="12pt" fo:font-style="normal" fo:font-weight="normal" officeooo:rsid="008d25ce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fo:font-size="12pt" fo:font-style="normal" fo:font-weight="normal" officeooo:rsid="00552931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fo:font-size="12pt" fo:font-style="normal" fo:font-weight="normal" officeooo:rsid="008d637d" style:font-size-asian="12pt" style:font-style-asian="normal" style:font-weight-asian="normal" style:font-size-complex="12pt" style:font-style-complex="normal" style:font-weight-complex="normal"/>
    </style:style>
    <style:style style:name="T83" style:family="text">
      <style:text-properties fo:font-size="12pt" fo:font-style="normal" fo:font-weight="normal" officeooo:rsid="0096807f" style:font-size-asian="12pt" style:font-style-asian="normal" style:font-weight-asian="normal" style:font-size-complex="12pt" style:font-style-complex="normal" style:font-weight-complex="normal"/>
    </style:style>
    <style:style style:name="T84" style:family="text">
      <style:text-properties fo:font-size="12pt" fo:font-style="normal" fo:font-weight="normal" officeooo:rsid="00968bf2" style:font-size-asian="12pt" style:font-style-asian="normal" style:font-weight-asian="normal" style:font-size-complex="12pt" style:font-style-complex="normal" style:font-weight-complex="normal"/>
    </style:style>
    <style:style style:name="T85" style:family="text">
      <style:text-properties fo:font-size="12pt" fo:font-style="normal" fo:font-weight="normal" officeooo:rsid="0099cd4e" style:font-size-asian="12pt" style:font-style-asian="normal" style:font-weight-asian="normal" style:font-size-complex="12pt" style:font-style-complex="normal" style:font-weight-complex="normal"/>
    </style:style>
    <style:style style:name="T86" style:family="text">
      <style:text-properties fo:font-size="12pt" fo:font-style="normal" fo:font-weight="normal" officeooo:rsid="0099def0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fo:font-size="12pt" fo:font-style="normal" fo:font-weight="normal" officeooo:rsid="009e942a" style:font-size-asian="12pt" style:font-style-asian="normal" style:font-weight-asian="normal" style:font-size-complex="12pt" style:font-style-complex="normal" style:font-weight-complex="normal"/>
    </style:style>
    <style:style style:name="T88" style:family="text">
      <style:text-properties fo:font-size="12pt" fo:font-style="normal" fo:font-weight="normal" officeooo:rsid="00a10d8a" style:font-size-asian="12pt" style:font-style-asian="normal" style:font-weight-asian="normal" style:font-size-complex="12pt" style:font-style-complex="normal" style:font-weight-complex="normal"/>
    </style:style>
    <style:style style:name="T89" style:family="text">
      <style:text-properties fo:font-size="12pt" fo:font-style="normal" fo:font-weight="normal" officeooo:rsid="00a19d33" style:font-size-asian="12pt" style:font-style-asian="normal" style:font-weight-asian="normal" style:font-size-complex="12pt" style:font-style-complex="normal" style:font-weight-complex="normal"/>
    </style:style>
    <style:style style:name="T90" style:family="text">
      <style:text-properties fo:font-size="12pt" fo:font-style="normal" fo:font-weight="normal" officeooo:rsid="00a36176" style:font-size-asian="12pt" style:font-style-asian="normal" style:font-weight-asian="normal" style:font-size-complex="12pt" style:font-style-complex="normal" style:font-weight-complex="normal"/>
    </style:style>
    <style:style style:name="T91" style:family="text">
      <style:text-properties fo:font-size="12pt" fo:font-style="normal" fo:font-weight="normal" officeooo:rsid="00ab50ad" style:font-size-asian="12pt" style:font-style-asian="normal" style:font-weight-asian="normal" style:font-size-complex="12pt" style:font-style-complex="normal" style:font-weight-complex="normal"/>
    </style:style>
    <style:style style:name="T92" style:family="text">
      <style:text-properties fo:font-size="12pt" fo:font-style="normal" fo:font-weight="normal" officeooo:rsid="00ae2370" style:font-size-asian="12pt" style:font-style-asian="normal" style:font-weight-asian="normal" style:font-size-complex="12pt" style:font-style-complex="normal" style:font-weight-complex="normal"/>
    </style:style>
    <style:style style:name="T93" style:family="text">
      <style:text-properties fo:font-size="12pt" fo:font-style="normal" fo:font-weight="normal" officeooo:rsid="00afe593" style:font-size-asian="12pt" style:font-style-asian="normal" style:font-weight-asian="normal" style:font-size-complex="12pt" style:font-style-complex="normal" style:font-weight-complex="normal"/>
    </style:style>
    <style:style style:name="T94" style:family="text">
      <style:text-properties fo:font-size="12pt" fo:font-style="normal" fo:font-weight="normal" officeooo:rsid="00b1746e" style:font-size-asian="12pt" style:font-style-asian="normal" style:font-weight-asian="normal" style:font-size-complex="12pt" style:font-style-complex="normal" style:font-weight-complex="normal"/>
    </style:style>
    <style:style style:name="T95" style:family="text">
      <style:text-properties fo:font-size="12pt" fo:font-style="normal" fo:font-weight="normal" officeooo:rsid="00b2a54a" style:font-size-asian="12pt" style:font-style-asian="normal" style:font-weight-asian="normal" style:font-size-complex="12pt" style:font-style-complex="normal" style:font-weight-complex="normal"/>
    </style:style>
    <style:style style:name="T96" style:family="text">
      <style:text-properties fo:font-size="12pt" fo:font-style="normal" fo:font-weight="normal" officeooo:rsid="00b4535c" style:font-size-asian="12pt" style:font-style-asian="normal" style:font-weight-asian="normal" style:font-size-complex="12pt" style:font-style-complex="normal" style:font-weight-complex="normal"/>
    </style:style>
    <style:style style:name="T97" style:family="text">
      <style:text-properties fo:font-size="12pt" fo:font-style="normal" fo:font-weight="normal" officeooo:rsid="00b47ff1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fo:font-size="12pt" fo:font-style="normal" fo:font-weight="normal" officeooo:rsid="00b51efd" style:font-size-asian="12pt" style:font-style-asian="normal" style:font-weight-asian="normal" style:font-size-complex="12pt" style:font-style-complex="normal" style:font-weight-complex="normal"/>
    </style:style>
    <style:style style:name="T99" style:family="text">
      <style:text-properties fo:font-size="12pt" fo:font-style="normal" fo:font-weight="normal" officeooo:rsid="00c1eb64" style:font-size-asian="12pt" style:font-style-asian="normal" style:font-weight-asian="normal" style:font-size-complex="12pt" style:font-style-complex="normal" style:font-weight-complex="normal"/>
    </style:style>
    <style:style style:name="T100" style:family="text">
      <style:text-properties fo:font-size="12pt" fo:font-style="normal" fo:font-weight="normal" officeooo:rsid="00c3a303" style:font-size-asian="12pt" style:font-style-asian="normal" style:font-weight-asian="normal" style:font-size-complex="12pt" style:font-style-complex="normal" style:font-weight-complex="normal"/>
    </style:style>
    <style:style style:name="T101" style:family="text">
      <style:text-properties fo:font-size="12pt" fo:font-style="normal" fo:font-weight="normal" officeooo:rsid="00c49680" style:font-size-asian="12pt" style:font-style-asian="normal" style:font-weight-asian="normal" style:font-size-complex="12pt" style:font-style-complex="normal" style:font-weight-complex="normal"/>
    </style:style>
    <style:style style:name="T102" style:family="text">
      <style:text-properties fo:font-size="12pt" fo:font-style="normal" fo:font-weight="normal" officeooo:rsid="00c78570" style:font-size-asian="12pt" style:font-style-asian="normal" style:font-weight-asian="normal" style:font-size-complex="12pt" style:font-style-complex="normal" style:font-weight-complex="normal"/>
    </style:style>
    <style:style style:name="T103" style:family="text">
      <style:text-properties fo:font-size="12pt" fo:font-style="normal" fo:font-weight="normal" officeooo:rsid="00d11ccd" style:font-size-asian="12pt" style:font-style-asian="normal" style:font-weight-asian="normal" style:font-size-complex="12pt" style:font-style-complex="normal" style:font-weight-complex="normal"/>
    </style:style>
    <style:style style:name="T104" style:family="text">
      <style:text-properties fo:font-size="12pt" fo:font-style="normal" fo:font-weight="normal" officeooo:rsid="00d61d5e" style:font-size-asian="12pt" style:font-style-asian="normal" style:font-weight-asian="normal" style:font-size-complex="12pt" style:font-style-complex="normal" style:font-weight-complex="normal"/>
    </style:style>
    <style:style style:name="T105" style:family="text">
      <style:text-properties fo:font-size="12pt" fo:font-style="normal" fo:font-weight="normal" officeooo:rsid="00db6a02" style:font-size-asian="12pt" style:font-style-asian="normal" style:font-weight-asian="normal" style:font-size-complex="12pt" style:font-style-complex="normal" style:font-weight-complex="normal"/>
    </style:style>
    <style:style style:name="T106" style:family="text">
      <style:text-properties fo:font-size="12pt" fo:font-style="normal" fo:font-weight="normal" officeooo:rsid="00dc2f74" style:font-size-asian="12pt" style:font-style-asian="normal" style:font-weight-asian="normal" style:font-size-complex="12pt" style:font-style-complex="normal" style:font-weight-complex="normal"/>
    </style:style>
    <style:style style:name="T107" style:family="text">
      <style:text-properties fo:font-size="12pt" fo:font-style="normal" fo:font-weight="normal" officeooo:rsid="00dd12f2" style:font-size-asian="12pt" style:font-style-asian="normal" style:font-weight-asian="normal" style:font-size-complex="12pt" style:font-style-complex="normal" style:font-weight-complex="normal"/>
    </style:style>
    <style:style style:name="T108" style:family="text">
      <style:text-properties fo:font-size="12pt" fo:font-style="normal" fo:font-weight="normal" officeooo:rsid="00dea7b3" style:font-size-asian="12pt" style:font-style-asian="normal" style:font-weight-asian="normal" style:font-size-complex="12pt" style:font-style-complex="normal" style:font-weight-complex="normal"/>
    </style:style>
    <style:style style:name="T109" style:family="text">
      <style:text-properties fo:font-size="12pt" fo:font-style="normal" fo:font-weight="normal" officeooo:rsid="00df8f48" style:font-size-asian="12pt" style:font-style-asian="normal" style:font-weight-asian="normal" style:font-size-complex="12pt" style:font-style-complex="normal" style:font-weight-complex="normal"/>
    </style:style>
    <style:style style:name="T110" style:family="text">
      <style:text-properties fo:font-size="12pt" fo:font-style="normal" fo:font-weight="normal" officeooo:rsid="00e0bd49" style:font-size-asian="12pt" style:font-style-asian="normal" style:font-weight-asian="normal" style:font-size-complex="12pt" style:font-style-complex="normal" style:font-weight-complex="normal"/>
    </style:style>
    <style:style style:name="T111" style:family="text">
      <style:text-properties fo:font-size="12pt" fo:font-style="normal" fo:font-weight="normal" officeooo:rsid="00e24794" style:font-size-asian="12pt" style:font-style-asian="normal" style:font-weight-asian="normal" style:font-size-complex="12pt" style:font-style-complex="normal" style:font-weight-complex="normal"/>
    </style:style>
    <style:style style:name="T112" style:family="text">
      <style:text-properties fo:font-size="12pt" fo:font-style="normal" fo:font-weight="normal" officeooo:rsid="00e2f044" style:font-size-asian="12pt" style:font-style-asian="normal" style:font-weight-asian="normal" style:font-size-complex="12pt" style:font-style-complex="normal" style:font-weight-complex="normal"/>
    </style:style>
    <style:style style:name="T113" style:family="text">
      <style:text-properties fo:font-size="12pt" fo:font-style="normal" fo:font-weight="normal" officeooo:rsid="00e3a35f" style:font-size-asian="12pt" style:font-style-asian="normal" style:font-weight-asian="normal" style:font-size-complex="12pt" style:font-style-complex="normal" style:font-weight-complex="normal"/>
    </style:style>
    <style:style style:name="T114" style:family="text">
      <style:text-properties fo:font-size="12pt" fo:font-style="normal" fo:font-weight="normal" officeooo:rsid="00e507c9" style:font-size-asian="12pt" style:font-style-asian="normal" style:font-weight-asian="normal" style:font-size-complex="12pt" style:font-style-complex="normal" style:font-weight-complex="normal"/>
    </style:style>
    <style:style style:name="T115" style:family="text">
      <style:text-properties fo:font-size="12pt" fo:font-style="normal" fo:font-weight="normal" officeooo:rsid="00e648e7" style:font-size-asian="12pt" style:font-style-asian="normal" style:font-weight-asian="normal" style:font-size-complex="12pt" style:font-style-complex="normal" style:font-weight-complex="normal"/>
    </style:style>
    <style:style style:name="T116" style:family="text">
      <style:text-properties fo:font-size="12pt" fo:font-style="normal" fo:font-weight="normal" officeooo:rsid="00e72655" style:font-size-asian="12pt" style:font-style-asian="normal" style:font-weight-asian="normal" style:font-size-complex="12pt" style:font-style-complex="normal" style:font-weight-complex="normal"/>
    </style:style>
    <style:style style:name="T117" style:family="text">
      <style:text-properties fo:font-size="12pt" fo:font-style="normal" fo:font-weight="normal" officeooo:rsid="00e87d2e" style:font-size-asian="12pt" style:font-style-asian="normal" style:font-weight-asian="normal" style:font-size-complex="12pt" style:font-style-complex="normal" style:font-weight-complex="normal"/>
    </style:style>
    <style:style style:name="T118" style:family="text">
      <style:text-properties fo:font-size="12pt" fo:font-style="normal" fo:font-weight="normal" officeooo:rsid="00e9be65" style:font-size-asian="12pt" style:font-style-asian="normal" style:font-weight-asian="normal" style:font-size-complex="12pt" style:font-style-complex="normal" style:font-weight-complex="normal"/>
    </style:style>
    <style:style style:name="T119" style:family="text">
      <style:text-properties fo:font-size="12pt" fo:font-style="normal" fo:font-weight="normal" officeooo:rsid="00eb54ab" style:font-size-asian="12pt" style:font-style-asian="normal" style:font-weight-asian="normal" style:font-size-complex="12pt" style:font-style-complex="normal" style:font-weight-complex="normal"/>
    </style:style>
    <style:style style:name="T120" style:family="text">
      <style:text-properties fo:font-size="12pt" fo:font-style="normal" fo:font-weight="normal" officeooo:rsid="00ebcf20" style:font-size-asian="12pt" style:font-style-asian="normal" style:font-weight-asian="normal" style:font-size-complex="12pt" style:font-style-complex="normal" style:font-weight-complex="normal"/>
    </style:style>
    <style:style style:name="T121" style:family="text">
      <style:text-properties fo:font-size="12pt" fo:font-style="normal" fo:font-weight="normal" officeooo:rsid="00eccbeb" style:font-size-asian="12pt" style:font-style-asian="normal" style:font-weight-asian="normal" style:font-size-complex="12pt" style:font-style-complex="normal" style:font-weight-complex="normal"/>
    </style:style>
    <style:style style:name="T122" style:family="text">
      <style:text-properties fo:font-size="12pt" fo:font-style="normal" fo:font-weight="normal" officeooo:rsid="00eebfb9" style:font-size-asian="12pt" style:font-style-asian="normal" style:font-weight-asian="normal" style:font-size-complex="12pt" style:font-style-complex="normal" style:font-weight-complex="normal"/>
    </style:style>
    <style:style style:name="T123" style:family="text">
      <style:text-properties fo:font-size="12pt" fo:font-style="normal" fo:font-weight="normal" officeooo:rsid="00f03197" style:font-size-asian="12pt" style:font-style-asian="normal" style:font-weight-asian="normal" style:font-size-complex="12pt" style:font-style-complex="normal" style:font-weight-complex="normal"/>
    </style:style>
    <style:style style:name="T124" style:family="text">
      <style:text-properties fo:font-size="12pt" fo:font-style="normal" fo:font-weight="normal" officeooo:rsid="00f2b677" style:font-size-asian="12pt" style:font-style-asian="normal" style:font-weight-asian="normal" style:font-size-complex="12pt" style:font-style-complex="normal" style:font-weight-complex="normal"/>
    </style:style>
    <style:style style:name="T125" style:family="text">
      <style:text-properties fo:font-size="12pt" fo:font-style="normal" fo:font-weight="normal" officeooo:rsid="00f326af" style:font-size-asian="12pt" style:font-style-asian="normal" style:font-weight-asian="normal" style:font-size-complex="12pt" style:font-style-complex="normal" style:font-weight-complex="normal"/>
    </style:style>
    <style:style style:name="T126" style:family="text">
      <style:text-properties fo:font-size="12pt" fo:font-style="normal" fo:font-weight="normal" officeooo:rsid="00f3bcaf" style:font-size-asian="12pt" style:font-style-asian="normal" style:font-weight-asian="normal" style:font-size-complex="12pt" style:font-style-complex="normal" style:font-weight-complex="normal"/>
    </style:style>
    <style:style style:name="T127" style:family="text">
      <style:text-properties fo:font-size="12pt" fo:font-style="normal" fo:font-weight="normal" officeooo:rsid="00f91293" style:font-size-asian="12pt" style:font-style-asian="normal" style:font-weight-asian="normal" style:font-size-complex="12pt" style:font-style-complex="normal" style:font-weight-complex="normal"/>
    </style:style>
    <style:style style:name="T128" style:family="text">
      <style:text-properties fo:font-size="12pt" fo:font-style="normal" fo:font-weight="normal" officeooo:rsid="00fac220" style:font-size-asian="12pt" style:font-style-asian="normal" style:font-weight-asian="normal" style:font-size-complex="12pt" style:font-style-complex="normal" style:font-weight-complex="normal"/>
    </style:style>
    <style:style style:name="T129" style:family="text">
      <style:text-properties fo:font-size="12pt" fo:font-style="normal" fo:font-weight="normal" officeooo:rsid="00fb1d7a" style:font-size-asian="12pt" style:font-style-asian="normal" style:font-weight-asian="normal" style:font-size-complex="12pt" style:font-style-complex="normal" style:font-weight-complex="normal"/>
    </style:style>
    <style:style style:name="T130" style:family="text">
      <style:text-properties fo:font-size="12pt" fo:font-style="normal" fo:font-weight="normal" officeooo:rsid="00fc8c65" style:font-size-asian="12pt" style:font-style-asian="normal" style:font-weight-asian="normal" style:font-size-complex="12pt" style:font-style-complex="normal" style:font-weight-complex="normal"/>
    </style:style>
    <style:style style:name="T131" style:family="text">
      <style:text-properties fo:font-size="12pt" fo:font-style="normal" fo:font-weight="normal" officeooo:rsid="00fd6ddf" style:font-size-asian="12pt" style:font-style-asian="normal" style:font-weight-asian="normal" style:font-size-complex="12pt" style:font-style-complex="normal" style:font-weight-complex="normal"/>
    </style:style>
    <style:style style:name="T132" style:family="text">
      <style:text-properties fo:font-size="12pt" fo:font-style="normal" fo:font-weight="normal" officeooo:rsid="00fe3511" style:font-size-asian="12pt" style:font-style-asian="normal" style:font-weight-asian="normal" style:font-size-complex="12pt" style:font-style-complex="normal" style:font-weight-complex="normal"/>
    </style:style>
    <style:style style:name="T133" style:family="text">
      <style:text-properties fo:font-size="12pt" fo:font-style="normal" fo:font-weight="normal" officeooo:rsid="00fe6aa2" style:font-size-asian="12pt" style:font-style-asian="normal" style:font-weight-asian="normal" style:font-size-complex="12pt" style:font-style-complex="normal" style:font-weight-complex="normal"/>
    </style:style>
    <style:style style:name="T134" style:family="text">
      <style:text-properties fo:font-size="12pt" fo:font-style="normal" fo:font-weight="normal" officeooo:rsid="00ff5d15" style:font-size-asian="12pt" style:font-style-asian="normal" style:font-weight-asian="normal" style:font-size-complex="12pt" style:font-style-complex="normal" style:font-weight-complex="normal"/>
    </style:style>
    <style:style style:name="T135" style:family="text">
      <style:text-properties fo:font-size="12pt" fo:font-style="normal" fo:font-weight="normal" officeooo:rsid="00ff7d27" style:font-size-asian="12pt" style:font-style-asian="normal" style:font-weight-asian="normal" style:font-size-complex="12pt" style:font-style-complex="normal" style:font-weight-complex="normal"/>
    </style:style>
    <style:style style:name="T136" style:family="text">
      <style:text-properties fo:font-size="12pt" fo:font-style="normal" fo:font-weight="normal" officeooo:rsid="0106a371" style:font-size-asian="12pt" style:font-style-asian="normal" style:font-weight-asian="normal" style:font-size-complex="12pt" style:font-style-complex="normal" style:font-weight-complex="normal"/>
    </style:style>
    <style:style style:name="T137" style:family="text">
      <style:text-properties fo:font-size="12pt" fo:font-style="normal" fo:font-weight="normal" officeooo:rsid="01071d73" style:font-size-asian="12pt" style:font-style-asian="normal" style:font-weight-asian="normal" style:font-size-complex="12pt" style:font-style-complex="normal" style:font-weight-complex="normal"/>
    </style:style>
    <style:style style:name="T138" style:family="text">
      <style:text-properties fo:font-size="12pt" fo:font-style="normal" fo:font-weight="normal" officeooo:rsid="0107dda3" style:font-size-asian="12pt" style:font-style-asian="normal" style:font-weight-asian="normal" style:font-size-complex="12pt" style:font-style-complex="normal" style:font-weight-complex="normal"/>
    </style:style>
    <style:style style:name="T139" style:family="text">
      <style:text-properties fo:font-size="12pt" fo:font-style="normal" fo:font-weight="normal" officeooo:rsid="010918bf" style:font-size-asian="12pt" style:font-style-asian="normal" style:font-weight-asian="normal" style:font-size-complex="12pt" style:font-style-complex="normal" style:font-weight-complex="normal"/>
    </style:style>
    <style:style style:name="T140" style:family="text">
      <style:text-properties fo:font-size="12pt" fo:font-style="normal" fo:font-weight="normal" officeooo:rsid="010aa59a" style:font-size-asian="12pt" style:font-style-asian="normal" style:font-weight-asian="normal" style:font-size-complex="12pt" style:font-style-complex="normal" style:font-weight-complex="normal"/>
    </style:style>
    <style:style style:name="T141" style:family="text">
      <style:text-properties fo:font-size="12pt" fo:font-style="normal" fo:font-weight="normal" officeooo:rsid="010aaa30" style:font-size-asian="12pt" style:font-style-asian="normal" style:font-weight-asian="normal" style:font-size-complex="12pt" style:font-style-complex="normal" style:font-weight-complex="normal"/>
    </style:style>
    <style:style style:name="T142" style:family="text">
      <style:text-properties fo:font-size="12pt" fo:font-style="normal" fo:font-weight="normal" officeooo:rsid="010c2412" style:font-size-asian="12pt" style:font-style-asian="normal" style:font-weight-asian="normal" style:font-size-complex="12pt" style:font-style-complex="normal" style:font-weight-complex="normal"/>
    </style:style>
    <style:style style:name="T143" style:family="text">
      <style:text-properties fo:font-size="12pt" fo:font-style="normal" fo:font-weight="normal" officeooo:rsid="010e1144" style:font-size-asian="12pt" style:font-style-asian="normal" style:font-weight-asian="normal" style:font-size-complex="12pt" style:font-style-complex="normal" style:font-weight-complex="normal"/>
    </style:style>
    <style:style style:name="T144" style:family="text">
      <style:text-properties fo:font-size="12pt" fo:font-style="normal" fo:font-weight="normal" officeooo:rsid="010e2591" style:font-size-asian="12pt" style:font-style-asian="normal" style:font-weight-asian="normal" style:font-size-complex="12pt" style:font-style-complex="normal" style:font-weight-complex="normal"/>
    </style:style>
    <style:style style:name="T145" style:family="text">
      <style:text-properties fo:font-size="12pt" fo:font-style="normal" fo:font-weight="normal" officeooo:rsid="011012b8" style:font-size-asian="12pt" style:font-style-asian="normal" style:font-weight-asian="normal" style:font-size-complex="12pt" style:font-style-complex="normal" style:font-weight-complex="normal"/>
    </style:style>
    <style:style style:name="T146" style:family="text">
      <style:text-properties fo:font-size="12pt" fo:font-style="normal" fo:font-weight="normal" officeooo:rsid="01127b6f" style:font-size-asian="12pt" style:font-style-asian="normal" style:font-weight-asian="normal" style:font-size-complex="12pt" style:font-style-complex="normal" style:font-weight-complex="normal"/>
    </style:style>
    <style:style style:name="T147" style:family="text">
      <style:text-properties fo:font-size="12pt" fo:font-style="normal" fo:font-weight="normal" officeooo:rsid="0113b5a2" style:font-size-asian="12pt" style:font-style-asian="normal" style:font-weight-asian="normal" style:font-size-complex="12pt" style:font-style-complex="normal" style:font-weight-complex="normal"/>
    </style:style>
    <style:style style:name="T148" style:family="text">
      <style:text-properties fo:font-size="12pt" fo:font-style="normal" fo:font-weight="normal" officeooo:rsid="01161b95" style:font-size-asian="12pt" style:font-style-asian="normal" style:font-weight-asian="normal" style:font-size-complex="12pt" style:font-style-complex="normal" style:font-weight-complex="normal"/>
    </style:style>
    <style:style style:name="T149" style:family="text">
      <style:text-properties fo:font-size="12pt" fo:font-style="normal" fo:font-weight="normal" officeooo:rsid="0117bc95" style:font-size-asian="12pt" style:font-style-asian="normal" style:font-weight-asian="normal" style:font-size-complex="12pt" style:font-style-complex="normal" style:font-weight-complex="normal"/>
    </style:style>
    <style:style style:name="T150" style:family="text">
      <style:text-properties fo:font-size="12pt" fo:font-style="normal" fo:font-weight="normal" officeooo:rsid="0119224a" style:font-size-asian="12pt" style:font-style-asian="normal" style:font-weight-asian="normal" style:font-size-complex="12pt" style:font-style-complex="normal" style:font-weight-complex="normal"/>
    </style:style>
    <style:style style:name="T151" style:family="text">
      <style:text-properties fo:font-size="12pt" fo:font-style="normal" fo:font-weight="normal" officeooo:rsid="01198564" style:font-size-asian="12pt" style:font-style-asian="normal" style:font-weight-asian="normal" style:font-size-complex="12pt" style:font-style-complex="normal" style:font-weight-complex="normal"/>
    </style:style>
    <style:style style:name="T152" style:family="text">
      <style:text-properties fo:font-size="12pt" fo:font-style="normal" fo:font-weight="normal" officeooo:rsid="01199573" style:font-size-asian="12pt" style:font-style-asian="normal" style:font-weight-asian="normal" style:font-size-complex="12pt" style:font-style-complex="normal" style:font-weight-complex="normal"/>
    </style:style>
    <style:style style:name="T153" style:family="text">
      <style:text-properties fo:font-size="12pt" fo:font-style="normal" fo:font-weight="normal" officeooo:rsid="011cf83b" style:font-size-asian="12pt" style:font-style-asian="normal" style:font-weight-asian="normal" style:font-size-complex="12pt" style:font-style-complex="normal" style:font-weight-complex="normal"/>
    </style:style>
    <style:style style:name="T154" style:family="text">
      <style:text-properties fo:font-size="12pt" fo:font-style="normal" fo:font-weight="normal" officeooo:rsid="011e24ee" style:font-size-asian="12pt" style:font-style-asian="normal" style:font-weight-asian="normal" style:font-size-complex="12pt" style:font-style-complex="normal" style:font-weight-complex="normal"/>
    </style:style>
    <style:style style:name="T155" style:family="text">
      <style:text-properties fo:font-size="12pt" fo:font-style="normal" fo:font-weight="normal" officeooo:rsid="011f1e95" style:font-size-asian="12pt" style:font-style-asian="normal" style:font-weight-asian="normal" style:font-size-complex="12pt" style:font-style-complex="normal" style:font-weight-complex="normal"/>
    </style:style>
    <style:style style:name="T156" style:family="text">
      <style:text-properties fo:font-size="12pt" fo:font-style="normal" fo:font-weight="normal" officeooo:rsid="01209382" style:font-size-asian="12pt" style:font-style-asian="normal" style:font-weight-asian="normal" style:font-size-complex="12pt" style:font-style-complex="normal" style:font-weight-complex="normal"/>
    </style:style>
    <style:style style:name="T157" style:family="text">
      <style:text-properties fo:font-size="12pt" fo:font-style="normal" fo:font-weight="normal" officeooo:rsid="01211501" style:font-size-asian="12pt" style:font-style-asian="normal" style:font-weight-asian="normal" style:font-size-complex="12pt" style:font-style-complex="normal" style:font-weight-complex="normal"/>
    </style:style>
    <style:style style:name="T158" style:family="text">
      <style:text-properties fo:font-size="12pt" fo:font-style="normal" fo:font-weight="normal" officeooo:rsid="0122658e" style:font-size-asian="12pt" style:font-style-asian="normal" style:font-weight-asian="normal" style:font-size-complex="12pt" style:font-style-complex="normal" style:font-weight-complex="normal"/>
    </style:style>
    <style:style style:name="T159" style:family="text">
      <style:text-properties fo:font-size="12pt" fo:font-style="normal" fo:font-weight="normal" officeooo:rsid="01236f67" style:font-size-asian="12pt" style:font-style-asian="normal" style:font-weight-asian="normal" style:font-size-complex="12pt" style:font-style-complex="normal" style:font-weight-complex="normal"/>
    </style:style>
    <style:style style:name="T160" style:family="text">
      <style:text-properties fo:font-size="12pt" fo:font-style="normal" fo:font-weight="normal" officeooo:rsid="0123a1c8" style:font-size-asian="12pt" style:font-style-asian="normal" style:font-weight-asian="normal" style:font-size-complex="12pt" style:font-style-complex="normal" style:font-weight-complex="normal"/>
    </style:style>
    <style:style style:name="T161" style:family="text">
      <style:text-properties fo:font-size="12pt" fo:font-style="normal" fo:font-weight="normal" officeooo:rsid="012614ba" style:font-size-asian="12pt" style:font-style-asian="normal" style:font-weight-asian="normal" style:font-size-complex="12pt" style:font-style-complex="normal" style:font-weight-complex="normal"/>
    </style:style>
    <style:style style:name="T162" style:family="text">
      <style:text-properties fo:font-size="12pt" fo:font-style="normal" fo:font-weight="normal" officeooo:rsid="012751ab" style:font-size-asian="12pt" style:font-style-asian="normal" style:font-weight-asian="normal" style:font-size-complex="12pt" style:font-style-complex="normal" style:font-weight-complex="normal"/>
    </style:style>
    <style:style style:name="T163" style:family="text">
      <style:text-properties fo:font-size="12pt" fo:font-style="normal" fo:font-weight="normal" officeooo:rsid="01276a6a" style:font-size-asian="12pt" style:font-style-asian="normal" style:font-weight-asian="normal" style:font-size-complex="12pt" style:font-style-complex="normal" style:font-weight-complex="normal"/>
    </style:style>
    <style:style style:name="T164" style:family="text">
      <style:text-properties fo:font-size="12pt" fo:font-style="normal" fo:font-weight="normal" officeooo:rsid="0127cce3" style:font-size-asian="12pt" style:font-style-asian="normal" style:font-weight-asian="normal" style:font-size-complex="12pt" style:font-style-complex="normal" style:font-weight-complex="normal"/>
    </style:style>
    <style:style style:name="T165" style:family="text">
      <style:text-properties fo:font-size="12pt" fo:font-style="normal" fo:font-weight="normal" officeooo:rsid="0129aa66" style:font-size-asian="12pt" style:font-style-asian="normal" style:font-weight-asian="normal" style:font-size-complex="12pt" style:font-style-complex="normal" style:font-weight-complex="normal"/>
    </style:style>
    <style:style style:name="T166" style:family="text">
      <style:text-properties fo:font-size="12pt" fo:font-style="normal" fo:font-weight="normal" officeooo:rsid="012a870c" style:font-size-asian="12pt" style:font-style-asian="normal" style:font-weight-asian="normal" style:font-size-complex="12pt" style:font-style-complex="normal" style:font-weight-complex="normal"/>
    </style:style>
    <style:style style:name="T167" style:family="text">
      <style:text-properties fo:font-size="12pt" fo:font-style="normal" fo:font-weight="normal" officeooo:rsid="012b9717" style:font-size-asian="12pt" style:font-style-asian="normal" style:font-weight-asian="normal" style:font-size-complex="12pt" style:font-style-complex="normal" style:font-weight-complex="normal"/>
    </style:style>
    <style:style style:name="T168" style:family="text">
      <style:text-properties fo:font-size="12pt" fo:font-style="normal" fo:font-weight="normal" officeooo:rsid="012ccc5b" style:font-size-asian="12pt" style:font-style-asian="normal" style:font-weight-asian="normal" style:font-size-complex="12pt" style:font-style-complex="normal" style:font-weight-complex="normal"/>
    </style:style>
    <style:style style:name="T169" style:family="text">
      <style:text-properties fo:font-size="12pt" fo:font-style="normal" fo:font-weight="normal" officeooo:rsid="012ebba6" style:font-size-asian="12pt" style:font-style-asian="normal" style:font-weight-asian="normal" style:font-size-complex="12pt" style:font-style-complex="normal" style:font-weight-complex="normal"/>
    </style:style>
    <style:style style:name="T170" style:family="text">
      <style:text-properties fo:font-size="12pt" fo:font-style="normal" fo:font-weight="normal" officeooo:rsid="012fd86c" style:font-size-asian="12pt" style:font-style-asian="normal" style:font-weight-asian="normal" style:font-size-complex="12pt" style:font-style-complex="normal" style:font-weight-complex="normal"/>
    </style:style>
    <style:style style:name="T171" style:family="text">
      <style:text-properties fo:font-size="12pt" fo:font-style="normal" fo:font-weight="normal" officeooo:rsid="013067f3" style:font-size-asian="12pt" style:font-style-asian="normal" style:font-weight-asian="normal" style:font-size-complex="12pt" style:font-style-complex="normal" style:font-weight-complex="normal"/>
    </style:style>
    <style:style style:name="T172" style:family="text">
      <style:text-properties fo:font-size="12pt" fo:font-style="normal" fo:font-weight="normal" officeooo:rsid="0131d73e" style:font-size-asian="12pt" style:font-style-asian="normal" style:font-weight-asian="normal" style:font-size-complex="12pt" style:font-style-complex="normal" style:font-weight-complex="normal"/>
    </style:style>
    <style:style style:name="T173" style:family="text">
      <style:text-properties fo:font-size="12pt" fo:font-style="normal" fo:font-weight="normal" officeooo:rsid="0133b74f" style:font-size-asian="12pt" style:font-style-asian="normal" style:font-weight-asian="normal" style:font-size-complex="12pt" style:font-style-complex="normal" style:font-weight-complex="normal"/>
    </style:style>
    <style:style style:name="T174" style:family="text">
      <style:text-properties fo:font-size="12pt" fo:font-style="normal" fo:font-weight="normal" officeooo:rsid="01359da6" style:font-size-asian="12pt" style:font-style-asian="normal" style:font-weight-asian="normal" style:font-size-complex="12pt" style:font-style-complex="normal" style:font-weight-complex="normal"/>
    </style:style>
    <style:style style:name="T175" style:family="text">
      <style:text-properties fo:font-size="12pt" fo:font-style="normal" fo:font-weight="normal" officeooo:rsid="0136c41c" style:font-size-asian="12pt" style:font-style-asian="normal" style:font-weight-asian="normal" style:font-size-complex="12pt" style:font-style-complex="normal" style:font-weight-complex="normal"/>
    </style:style>
    <style:style style:name="T176" style:family="text">
      <style:text-properties fo:font-size="12pt" fo:font-style="normal" fo:font-weight="normal" officeooo:rsid="013839af" style:font-size-asian="12pt" style:font-style-asian="normal" style:font-weight-asian="normal" style:font-size-complex="12pt" style:font-style-complex="normal" style:font-weight-complex="normal"/>
    </style:style>
    <style:style style:name="T177" style:family="text">
      <style:text-properties fo:font-size="12pt" fo:font-style="normal" fo:font-weight="normal" officeooo:rsid="013e623e" style:font-size-asian="12pt" style:font-style-asian="normal" style:font-weight-asian="normal" style:font-size-complex="12pt" style:font-style-complex="normal" style:font-weight-complex="normal"/>
    </style:style>
    <style:style style:name="T178" style:family="text">
      <style:text-properties fo:font-size="12pt" fo:font-style="normal" fo:font-weight="normal" officeooo:rsid="013f4216" style:font-size-asian="12pt" style:font-style-asian="normal" style:font-weight-asian="normal" style:font-size-complex="12pt" style:font-style-complex="normal" style:font-weight-complex="normal"/>
    </style:style>
    <style:style style:name="T179" style:family="text">
      <style:text-properties fo:font-size="12pt" fo:font-style="normal" fo:font-weight="normal" officeooo:rsid="0140f4e3" style:font-size-asian="12pt" style:font-style-asian="normal" style:font-weight-asian="normal" style:font-size-complex="12pt" style:font-style-complex="normal" style:font-weight-complex="normal"/>
    </style:style>
    <style:style style:name="T180" style:family="text">
      <style:text-properties fo:font-size="12pt" fo:font-style="normal" fo:font-weight="normal" officeooo:rsid="01436ccf" style:font-size-asian="12pt" style:font-style-asian="normal" style:font-weight-asian="normal" style:font-size-complex="12pt" style:font-style-complex="normal" style:font-weight-complex="normal"/>
    </style:style>
    <style:style style:name="T181" style:family="text">
      <style:text-properties fo:font-size="12pt" fo:font-style="normal" fo:font-weight="normal" officeooo:rsid="0145a289" style:font-size-asian="12pt" style:font-style-asian="normal" style:font-weight-asian="normal" style:font-size-complex="12pt" style:font-style-complex="normal" style:font-weight-complex="normal"/>
    </style:style>
    <style:style style:name="T182" style:family="text">
      <style:text-properties fo:font-size="12pt" fo:font-style="normal" fo:font-weight="normal" officeooo:rsid="01470164" style:font-size-asian="12pt" style:font-style-asian="normal" style:font-weight-asian="normal" style:font-size-complex="12pt" style:font-style-complex="normal" style:font-weight-complex="normal"/>
    </style:style>
    <style:style style:name="T183" style:family="text">
      <style:text-properties fo:font-size="12pt" fo:font-style="normal" fo:font-weight="normal" officeooo:rsid="014887f5" style:font-size-asian="12pt" style:font-style-asian="normal" style:font-weight-asian="normal" style:font-size-complex="12pt" style:font-style-complex="normal" style:font-weight-complex="normal"/>
    </style:style>
    <style:style style:name="T184" style:family="text">
      <style:text-properties fo:font-size="12pt" fo:font-style="normal" fo:font-weight="normal" officeooo:rsid="0149a532" style:font-size-asian="12pt" style:font-style-asian="normal" style:font-weight-asian="normal" style:font-size-complex="12pt" style:font-style-complex="normal" style:font-weight-complex="normal"/>
    </style:style>
    <style:style style:name="T185" style:family="text">
      <style:text-properties fo:font-size="12pt" fo:font-style="normal" fo:font-weight="normal" officeooo:rsid="0149c106" style:font-size-asian="12pt" style:font-style-asian="normal" style:font-weight-asian="normal" style:font-size-complex="12pt" style:font-style-complex="normal" style:font-weight-complex="normal"/>
    </style:style>
    <style:style style:name="T186" style:family="text">
      <style:text-properties fo:font-size="12pt" fo:font-style="normal" fo:font-weight="normal" officeooo:rsid="014b69c7" style:font-size-asian="12pt" style:font-style-asian="normal" style:font-weight-asian="normal" style:font-size-complex="12pt" style:font-style-complex="normal" style:font-weight-complex="normal"/>
    </style:style>
    <style:style style:name="T187" style:family="text">
      <style:text-properties fo:font-size="12pt" fo:font-style="normal" fo:font-weight="normal" officeooo:rsid="014f2a18" style:font-size-asian="12pt" style:font-style-asian="normal" style:font-weight-asian="normal" style:font-size-complex="12pt" style:font-style-complex="normal" style:font-weight-complex="normal"/>
    </style:style>
    <style:style style:name="T188" style:family="text">
      <style:text-properties fo:font-size="12pt" fo:font-style="normal" fo:font-weight="normal" officeooo:rsid="0150eb94" style:font-size-asian="12pt" style:font-style-asian="normal" style:font-weight-asian="normal" style:font-size-complex="12pt" style:font-style-complex="normal" style:font-weight-complex="normal"/>
    </style:style>
    <style:style style:name="T189" style:family="text">
      <style:text-properties fo:font-size="12pt" fo:font-style="normal" fo:font-weight="normal" officeooo:rsid="015385cd" style:font-size-asian="12pt" style:font-style-asian="normal" style:font-weight-asian="normal" style:font-size-complex="12pt" style:font-style-complex="normal" style:font-weight-complex="normal"/>
    </style:style>
    <style:style style:name="T190" style:family="text">
      <style:text-properties fo:font-size="12pt" fo:font-style="normal" fo:font-weight="normal" officeooo:rsid="01554bcf" style:font-size-asian="12pt" style:font-style-asian="normal" style:font-weight-asian="normal" style:font-size-complex="12pt" style:font-style-complex="normal" style:font-weight-complex="normal"/>
    </style:style>
    <style:style style:name="T191" style:family="text">
      <style:text-properties fo:font-size="12pt" fo:font-style="normal" fo:font-weight="normal" officeooo:rsid="0155a3f3" style:font-size-asian="12pt" style:font-style-asian="normal" style:font-weight-asian="normal" style:font-size-complex="12pt" style:font-style-complex="normal" style:font-weight-complex="normal"/>
    </style:style>
    <style:style style:name="T192" style:family="text">
      <style:text-properties fo:font-size="12pt" fo:font-style="normal" fo:font-weight="normal" officeooo:rsid="01577a05" style:font-size-asian="12pt" style:font-style-asian="normal" style:font-weight-asian="normal" style:font-size-complex="12pt" style:font-style-complex="normal" style:font-weight-complex="normal"/>
    </style:style>
    <style:style style:name="T193" style:family="text">
      <style:text-properties fo:font-size="12pt" fo:font-style="normal" fo:font-weight="normal" officeooo:rsid="0159a31f" style:font-size-asian="12pt" style:font-style-asian="normal" style:font-weight-asian="normal" style:font-size-complex="12pt" style:font-style-complex="normal" style:font-weight-complex="normal"/>
    </style:style>
    <style:style style:name="T194" style:family="text">
      <style:text-properties fo:font-size="12pt" fo:font-style="normal" fo:font-weight="normal" officeooo:rsid="015b2b84" style:font-size-asian="12pt" style:font-style-asian="normal" style:font-weight-asian="normal" style:font-size-complex="12pt" style:font-style-complex="normal" style:font-weight-complex="normal"/>
    </style:style>
    <style:style style:name="T195" style:family="text">
      <style:text-properties fo:font-size="12pt" fo:font-style="normal" fo:font-weight="normal" officeooo:rsid="015ec9f3" style:font-size-asian="12pt" style:font-style-asian="normal" style:font-weight-asian="normal" style:font-size-complex="12pt" style:font-style-complex="normal" style:font-weight-complex="normal"/>
    </style:style>
    <style:style style:name="T196" style:family="text">
      <style:text-properties fo:font-size="12pt" fo:font-style="normal" fo:font-weight="normal" officeooo:rsid="0160a7e8" style:font-size-asian="12pt" style:font-style-asian="normal" style:font-weight-asian="normal" style:font-size-complex="12pt" style:font-style-complex="normal" style:font-weight-complex="normal"/>
    </style:style>
    <style:style style:name="T197" style:family="text">
      <style:text-properties fo:font-size="12pt" fo:font-style="normal" fo:font-weight="normal" officeooo:rsid="01621698" style:font-size-asian="12pt" style:font-style-asian="normal" style:font-weight-asian="normal" style:font-size-complex="12pt" style:font-style-complex="normal" style:font-weight-complex="normal"/>
    </style:style>
    <style:style style:name="T198" style:family="text">
      <style:text-properties fo:font-size="12pt" fo:font-style="normal" fo:font-weight="normal" officeooo:rsid="01637f8f" style:font-size-asian="12pt" style:font-style-asian="normal" style:font-weight-asian="normal" style:font-size-complex="12pt" style:font-style-complex="normal" style:font-weight-complex="normal"/>
    </style:style>
    <style:style style:name="T199" style:family="text">
      <style:text-properties fo:font-size="12pt" fo:font-style="normal" fo:font-weight="normal" officeooo:rsid="0165f429" style:font-size-asian="12pt" style:font-style-asian="normal" style:font-weight-asian="normal" style:font-size-complex="12pt" style:font-style-complex="normal" style:font-weight-complex="normal"/>
    </style:style>
    <style:style style:name="T200" style:family="text">
      <style:text-properties fo:font-size="12pt" fo:font-style="normal" fo:font-weight="normal" officeooo:rsid="0166514d" style:font-size-asian="12pt" style:font-style-asian="normal" style:font-weight-asian="normal" style:font-size-complex="12pt" style:font-style-complex="normal" style:font-weight-complex="normal"/>
    </style:style>
    <style:style style:name="T201" style:family="text">
      <style:text-properties fo:font-size="12pt" fo:font-style="normal" fo:font-weight="normal" officeooo:rsid="0166fcaa" style:font-size-asian="12pt" style:font-style-asian="normal" style:font-weight-asian="normal" style:font-size-complex="12pt" style:font-style-complex="normal" style:font-weight-complex="normal"/>
    </style:style>
    <style:style style:name="T202" style:family="text">
      <style:text-properties fo:font-size="12pt" fo:font-style="normal" fo:font-weight="normal" officeooo:rsid="0167cfac" style:font-size-asian="12pt" style:font-style-asian="normal" style:font-weight-asian="normal" style:font-size-complex="12pt" style:font-style-complex="normal" style:font-weight-complex="normal"/>
    </style:style>
    <style:style style:name="T203" style:family="text">
      <style:text-properties fo:font-size="12pt" fo:font-style="normal" fo:font-weight="normal" officeooo:rsid="016828e8" style:font-size-asian="12pt" style:font-style-asian="normal" style:font-weight-asian="normal" style:font-size-complex="12pt" style:font-style-complex="normal" style:font-weight-complex="normal"/>
    </style:style>
    <style:style style:name="T204" style:family="text">
      <style:text-properties fo:font-size="12pt" fo:font-style="normal" fo:font-weight="normal" officeooo:rsid="0168ec54" style:font-size-asian="12pt" style:font-style-asian="normal" style:font-weight-asian="normal" style:font-size-complex="12pt" style:font-style-complex="normal" style:font-weight-complex="normal"/>
    </style:style>
    <style:style style:name="T205" style:family="text">
      <style:text-properties fo:font-size="12pt" fo:font-style="normal" fo:font-weight="normal" officeooo:rsid="0169adc8" style:font-size-asian="12pt" style:font-style-asian="normal" style:font-weight-asian="normal" style:font-size-complex="12pt" style:font-style-complex="normal" style:font-weight-complex="normal"/>
    </style:style>
    <style:style style:name="T206" style:family="text">
      <style:text-properties fo:font-size="12pt" fo:font-style="normal" fo:font-weight="normal" officeooo:rsid="016a57c8" style:font-size-asian="12pt" style:font-style-asian="normal" style:font-weight-asian="normal" style:font-size-complex="12pt" style:font-style-complex="normal" style:font-weight-complex="normal"/>
    </style:style>
    <style:style style:name="T207" style:family="text">
      <style:text-properties fo:font-size="12pt" fo:font-style="normal" fo:font-weight="normal" officeooo:rsid="016a9cca" style:font-size-asian="12pt" style:font-style-asian="normal" style:font-weight-asian="normal" style:font-size-complex="12pt" style:font-style-complex="normal" style:font-weight-complex="normal"/>
    </style:style>
    <style:style style:name="T208" style:family="text">
      <style:text-properties fo:font-size="12pt" fo:font-style="normal" fo:font-weight="normal" officeooo:rsid="016c31a7" style:font-size-asian="12pt" style:font-style-asian="normal" style:font-weight-asian="normal" style:font-size-complex="12pt" style:font-style-complex="normal" style:font-weight-complex="normal"/>
    </style:style>
    <style:style style:name="T209" style:family="text">
      <style:text-properties fo:font-size="12pt" fo:font-style="normal" fo:font-weight="normal" officeooo:rsid="016cf883" style:font-size-asian="12pt" style:font-style-asian="normal" style:font-weight-asian="normal" style:font-size-complex="12pt" style:font-style-complex="normal" style:font-weight-complex="normal"/>
    </style:style>
    <style:style style:name="T210" style:family="text">
      <style:text-properties fo:font-size="12pt" fo:font-style="normal" fo:font-weight="normal" officeooo:rsid="0172cac0" style:font-size-asian="12pt" style:font-style-asian="normal" style:font-weight-asian="normal" style:font-size-complex="12pt" style:font-style-complex="normal" style:font-weight-complex="normal"/>
    </style:style>
    <style:style style:name="T211" style:family="text">
      <style:text-properties fo:font-size="12pt" fo:font-style="normal" fo:font-weight="normal" officeooo:rsid="01739d47" style:font-size-asian="12pt" style:font-style-asian="normal" style:font-weight-asian="normal" style:font-size-complex="12pt" style:font-style-complex="normal" style:font-weight-complex="normal"/>
    </style:style>
    <style:style style:name="T212" style:family="text">
      <style:text-properties fo:font-size="12pt" fo:font-style="normal" fo:font-weight="normal" officeooo:rsid="01742ee6" style:font-size-asian="12pt" style:font-style-asian="normal" style:font-weight-asian="normal" style:font-size-complex="12pt" style:font-style-complex="normal" style:font-weight-complex="normal"/>
    </style:style>
    <style:style style:name="T213" style:family="text">
      <style:text-properties fo:font-size="12pt" fo:font-style="normal" fo:font-weight="normal" officeooo:rsid="0175866e" style:font-size-asian="12pt" style:font-style-asian="normal" style:font-weight-asian="normal" style:font-size-complex="12pt" style:font-style-complex="normal" style:font-weight-complex="normal"/>
    </style:style>
    <style:style style:name="T214" style:family="text">
      <style:text-properties fo:font-size="12pt" fo:font-style="normal" fo:font-weight="normal" officeooo:rsid="017833d6" style:font-size-asian="12pt" style:font-style-asian="normal" style:font-weight-asian="normal" style:font-size-complex="12pt" style:font-style-complex="normal" style:font-weight-complex="normal"/>
    </style:style>
    <style:style style:name="T215" style:family="text">
      <style:text-properties fo:font-size="12pt" fo:font-style="normal" fo:font-weight="normal" officeooo:rsid="01792e5c" style:font-size-asian="12pt" style:font-style-asian="normal" style:font-weight-asian="normal" style:font-size-complex="12pt" style:font-style-complex="normal" style:font-weight-complex="normal"/>
    </style:style>
    <style:style style:name="T216" style:family="text">
      <style:text-properties fo:font-size="12pt" fo:font-style="normal" fo:font-weight="normal" officeooo:rsid="017ac67d" style:font-size-asian="12pt" style:font-style-asian="normal" style:font-weight-asian="normal" style:font-size-complex="12pt" style:font-style-complex="normal" style:font-weight-complex="normal"/>
    </style:style>
    <style:style style:name="T217" style:family="text">
      <style:text-properties fo:font-size="12pt" fo:font-style="normal" fo:font-weight="normal" officeooo:rsid="017cac6c" style:font-size-asian="12pt" style:font-style-asian="normal" style:font-weight-asian="normal" style:font-size-complex="12pt" style:font-style-complex="normal" style:font-weight-complex="normal"/>
    </style:style>
    <style:style style:name="T218" style:family="text">
      <style:text-properties fo:font-size="12pt" fo:font-style="normal" fo:font-weight="normal" officeooo:rsid="017e30b7" style:font-size-asian="12pt" style:font-style-asian="normal" style:font-weight-asian="normal" style:font-size-complex="12pt" style:font-style-complex="normal" style:font-weight-complex="normal"/>
    </style:style>
    <style:style style:name="T219" style:family="text">
      <style:text-properties fo:font-size="12pt" fo:font-style="normal" fo:font-weight="normal" officeooo:rsid="0180bce0" style:font-size-asian="12pt" style:font-style-asian="normal" style:font-weight-asian="normal" style:font-size-complex="12pt" style:font-style-complex="normal" style:font-weight-complex="normal"/>
    </style:style>
    <style:style style:name="T220" style:family="text">
      <style:text-properties fo:font-size="12pt" fo:font-style="normal" fo:font-weight="normal" officeooo:rsid="0180ccc1" style:font-size-asian="12pt" style:font-style-asian="normal" style:font-weight-asian="normal" style:font-size-complex="12pt" style:font-style-complex="normal" style:font-weight-complex="normal"/>
    </style:style>
    <style:style style:name="T221" style:family="text">
      <style:text-properties fo:font-size="12pt" fo:font-style="normal" fo:font-weight="normal" officeooo:rsid="0180f496" style:font-size-asian="12pt" style:font-style-asian="normal" style:font-weight-asian="normal" style:font-size-complex="12pt" style:font-style-complex="normal" style:font-weight-complex="normal"/>
    </style:style>
    <style:style style:name="T222" style:family="text">
      <style:text-properties fo:font-size="12pt" fo:font-style="normal" fo:font-weight="normal" officeooo:rsid="01839516" style:font-size-asian="12pt" style:font-style-asian="normal" style:font-weight-asian="normal" style:font-size-complex="12pt" style:font-style-complex="normal" style:font-weight-complex="normal"/>
    </style:style>
    <style:style style:name="T223" style:family="text">
      <style:text-properties fo:font-size="12pt" fo:font-style="normal" fo:font-weight="normal" officeooo:rsid="0184376c" style:font-size-asian="12pt" style:font-style-asian="normal" style:font-weight-asian="normal" style:font-size-complex="12pt" style:font-style-complex="normal" style:font-weight-complex="normal"/>
    </style:style>
    <style:style style:name="T224" style:family="text">
      <style:text-properties fo:font-size="12pt" fo:font-style="normal" fo:font-weight="normal" officeooo:rsid="018574c1" style:font-size-asian="12pt" style:font-style-asian="normal" style:font-weight-asian="normal" style:font-size-complex="12pt" style:font-style-complex="normal" style:font-weight-complex="normal"/>
    </style:style>
    <style:style style:name="T225" style:family="text">
      <style:text-properties fo:font-size="12pt" fo:font-style="normal" fo:font-weight="normal" officeooo:rsid="0186175d" style:font-size-asian="12pt" style:font-style-asian="normal" style:font-weight-asian="normal" style:font-size-complex="12pt" style:font-style-complex="normal" style:font-weight-complex="normal"/>
    </style:style>
    <style:style style:name="T226" style:family="text">
      <style:text-properties fo:font-size="12pt" fo:font-style="normal" fo:font-weight="normal" officeooo:rsid="0186a356" style:font-size-asian="12pt" style:font-style-asian="normal" style:font-weight-asian="normal" style:font-size-complex="12pt" style:font-style-complex="normal" style:font-weight-complex="normal"/>
    </style:style>
    <style:style style:name="T227" style:family="text">
      <style:text-properties fo:font-size="12pt" fo:font-style="normal" fo:font-weight="normal" officeooo:rsid="01878e32" style:font-size-asian="12pt" style:font-style-asian="normal" style:font-weight-asian="normal" style:font-size-complex="12pt" style:font-style-complex="normal" style:font-weight-complex="normal"/>
    </style:style>
    <style:style style:name="T228" style:family="text">
      <style:text-properties fo:font-size="12pt" fo:font-style="normal" fo:font-weight="normal" officeooo:rsid="0188d0da" style:font-size-asian="12pt" style:font-style-asian="normal" style:font-weight-asian="normal" style:font-size-complex="12pt" style:font-style-complex="normal" style:font-weight-complex="normal"/>
    </style:style>
    <style:style style:name="T229" style:family="text">
      <style:text-properties fo:font-size="12pt" fo:font-style="normal" fo:font-weight="normal" officeooo:rsid="018b2290" style:font-size-asian="12pt" style:font-style-asian="normal" style:font-weight-asian="normal" style:font-size-complex="12pt" style:font-style-complex="normal" style:font-weight-complex="normal"/>
    </style:style>
    <style:style style:name="T230" style:family="text">
      <style:text-properties fo:font-size="12pt" fo:font-style="normal" fo:font-weight="normal" officeooo:rsid="018cb969" style:font-size-asian="12pt" style:font-style-asian="normal" style:font-weight-asian="normal" style:font-size-complex="12pt" style:font-style-complex="normal" style:font-weight-complex="normal"/>
    </style:style>
    <style:style style:name="T231" style:family="text">
      <style:text-properties fo:font-size="12pt" fo:font-style="normal" fo:font-weight="normal" officeooo:rsid="018d71ec" style:font-size-asian="12pt" style:font-style-asian="normal" style:font-weight-asian="normal" style:font-size-complex="12pt" style:font-style-complex="normal" style:font-weight-complex="normal"/>
    </style:style>
    <style:style style:name="T232" style:family="text">
      <style:text-properties fo:font-size="12pt" fo:font-style="normal" fo:font-weight="normal" officeooo:rsid="01903e47" style:font-size-asian="12pt" style:font-style-asian="normal" style:font-weight-asian="normal" style:font-size-complex="12pt" style:font-style-complex="normal" style:font-weight-complex="normal"/>
    </style:style>
    <style:style style:name="T233" style:family="text">
      <style:text-properties fo:font-size="12pt" fo:font-style="normal" fo:font-weight="normal" officeooo:rsid="01964579" style:font-size-asian="12pt" style:font-style-asian="normal" style:font-weight-asian="normal" style:font-size-complex="12pt" style:font-style-complex="normal" style:font-weight-complex="normal"/>
    </style:style>
    <style:style style:name="T234" style:family="text">
      <style:text-properties fo:font-size="12pt" fo:font-style="normal" fo:font-weight="normal" officeooo:rsid="0198f12b" style:font-size-asian="12pt" style:font-style-asian="normal" style:font-weight-asian="normal" style:font-size-complex="12pt" style:font-style-complex="normal" style:font-weight-complex="normal"/>
    </style:style>
    <style:style style:name="T235" style:family="text">
      <style:text-properties fo:font-size="12pt" fo:font-style="normal" fo:font-weight="normal" officeooo:rsid="019b76ea" style:font-size-asian="12pt" style:font-style-asian="normal" style:font-weight-asian="normal" style:font-size-complex="12pt" style:font-style-complex="normal" style:font-weight-complex="normal"/>
    </style:style>
    <style:style style:name="T236" style:family="text">
      <style:text-properties fo:font-size="12pt" fo:font-style="normal" fo:font-weight="normal" officeooo:rsid="019ca7f6" style:font-size-asian="12pt" style:font-style-asian="normal" style:font-weight-asian="normal" style:font-size-complex="12pt" style:font-style-complex="normal" style:font-weight-complex="normal"/>
    </style:style>
    <style:style style:name="T237" style:family="text">
      <style:text-properties fo:font-size="12pt" fo:font-style="normal" fo:font-weight="normal" officeooo:rsid="019e383c" style:font-size-asian="12pt" style:font-style-asian="normal" style:font-weight-asian="normal" style:font-size-complex="12pt" style:font-style-complex="normal" style:font-weight-complex="normal"/>
    </style:style>
    <style:style style:name="T238" style:family="text">
      <style:text-properties fo:font-size="12pt" fo:font-style="normal" fo:font-weight="normal" officeooo:rsid="01a16a81" style:font-size-asian="12pt" style:font-style-asian="normal" style:font-weight-asian="normal" style:font-size-complex="12pt" style:font-style-complex="normal" style:font-weight-complex="normal"/>
    </style:style>
    <style:style style:name="T239" style:family="text">
      <style:text-properties fo:font-size="12pt" fo:font-style="normal" fo:font-weight="normal" officeooo:rsid="01a34bc0" style:font-size-asian="12pt" style:font-style-asian="normal" style:font-weight-asian="normal" style:font-size-complex="12pt" style:font-style-complex="normal" style:font-weight-complex="normal"/>
    </style:style>
    <style:style style:name="T240" style:family="text">
      <style:text-properties fo:font-size="12pt" fo:font-style="normal" fo:font-weight="normal" officeooo:rsid="01a46fa5" style:font-size-asian="12pt" style:font-style-asian="normal" style:font-weight-asian="normal" style:font-size-complex="12pt" style:font-style-complex="normal" style:font-weight-complex="normal"/>
    </style:style>
    <style:style style:name="T241" style:family="text">
      <style:text-properties fo:font-size="12pt" fo:font-style="normal" fo:font-weight="normal" officeooo:rsid="01a5860d" style:font-size-asian="12pt" style:font-style-asian="normal" style:font-weight-asian="normal" style:font-size-complex="12pt" style:font-style-complex="normal" style:font-weight-complex="normal"/>
    </style:style>
    <style:style style:name="T242" style:family="text">
      <style:text-properties fo:font-size="12pt" fo:font-style="normal" fo:font-weight="normal" officeooo:rsid="01a76604" style:font-size-asian="12pt" style:font-style-asian="normal" style:font-weight-asian="normal" style:font-size-complex="12pt" style:font-style-complex="normal" style:font-weight-complex="normal"/>
    </style:style>
    <style:style style:name="T243" style:family="text">
      <style:text-properties fo:font-size="12pt" fo:font-style="normal" fo:font-weight="normal" officeooo:rsid="01a8d835" style:font-size-asian="12pt" style:font-style-asian="normal" style:font-weight-asian="normal" style:font-size-complex="12pt" style:font-style-complex="normal" style:font-weight-complex="normal"/>
    </style:style>
    <style:style style:name="T244" style:family="text">
      <style:text-properties fo:font-size="12pt" fo:font-style="normal" fo:font-weight="normal" officeooo:rsid="01a965eb" style:font-size-asian="12pt" style:font-style-asian="normal" style:font-weight-asian="normal" style:font-size-complex="12pt" style:font-style-complex="normal" style:font-weight-complex="normal"/>
    </style:style>
    <style:style style:name="T245" style:family="text">
      <style:text-properties fo:font-size="12pt" fo:font-style="normal" fo:font-weight="normal" officeooo:rsid="01ab24ac" style:font-size-asian="12pt" style:font-style-asian="normal" style:font-weight-asian="normal" style:font-size-complex="12pt" style:font-style-complex="normal" style:font-weight-complex="normal"/>
    </style:style>
    <style:style style:name="T246" style:family="text">
      <style:text-properties fo:font-size="12pt" fo:font-style="normal" fo:font-weight="normal" officeooo:rsid="01aba8a2" style:font-size-asian="12pt" style:font-style-asian="normal" style:font-weight-asian="normal" style:font-size-complex="12pt" style:font-style-complex="normal" style:font-weight-complex="normal"/>
    </style:style>
    <style:style style:name="T247" style:family="text">
      <style:text-properties fo:font-size="12pt" fo:font-style="normal" fo:font-weight="normal" officeooo:rsid="01ad0c79" style:font-size-asian="12pt" style:font-style-asian="normal" style:font-weight-asian="normal" style:font-size-complex="12pt" style:font-style-complex="normal" style:font-weight-complex="normal"/>
    </style:style>
    <style:style style:name="T248" style:family="text">
      <style:text-properties fo:font-size="12pt" fo:font-style="normal" fo:font-weight="normal" officeooo:rsid="01ae4e5b" style:font-size-asian="12pt" style:font-style-asian="normal" style:font-weight-asian="normal" style:font-size-complex="12pt" style:font-style-complex="normal" style:font-weight-complex="normal"/>
    </style:style>
    <style:style style:name="T249" style:family="text">
      <style:text-properties fo:font-size="12pt" fo:font-style="normal" fo:font-weight="normal" officeooo:rsid="01b13246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fo:font-size="12pt" fo:font-style="normal" fo:font-weight="normal" officeooo:rsid="01b31856" style:font-size-asian="12pt" style:font-style-asian="normal" style:font-weight-asian="normal" style:font-size-complex="12pt" style:font-style-complex="normal" style:font-weight-complex="normal"/>
    </style:style>
    <style:style style:name="T251" style:family="text">
      <style:text-properties fo:font-size="12pt" fo:font-style="normal" fo:font-weight="normal" officeooo:rsid="01b3c9ff" style:font-size-asian="12pt" style:font-style-asian="normal" style:font-weight-asian="normal" style:font-size-complex="12pt" style:font-style-complex="normal" style:font-weight-complex="normal"/>
    </style:style>
    <style:style style:name="T252" style:family="text">
      <style:text-properties fo:font-size="12pt" fo:font-style="normal" fo:font-weight="normal" officeooo:rsid="01b40101" style:font-size-asian="12pt" style:font-style-asian="normal" style:font-weight-asian="normal" style:font-size-complex="12pt" style:font-style-complex="normal" style:font-weight-complex="normal"/>
    </style:style>
    <style:style style:name="T253" style:family="text">
      <style:text-properties fo:font-size="12pt" fo:font-style="normal" fo:font-weight="normal" officeooo:rsid="01b5ce18" style:font-size-asian="12pt" style:font-style-asian="normal" style:font-weight-asian="normal" style:font-size-complex="12pt" style:font-style-complex="normal" style:font-weight-complex="normal"/>
    </style:style>
    <style:style style:name="T254" style:family="text">
      <style:text-properties fo:font-size="12pt" fo:font-style="normal" fo:font-weight="normal" officeooo:rsid="01b61756" style:font-size-asian="12pt" style:font-style-asian="normal" style:font-weight-asian="normal" style:font-size-complex="12pt" style:font-style-complex="normal" style:font-weight-complex="normal"/>
    </style:style>
    <style:style style:name="T255" style:family="text">
      <style:text-properties fo:font-size="12pt" fo:font-style="normal" fo:font-weight="normal" officeooo:rsid="01b66914" style:font-size-asian="12pt" style:font-style-asian="normal" style:font-weight-asian="normal" style:font-size-complex="12pt" style:font-style-complex="normal" style:font-weight-complex="normal"/>
    </style:style>
    <style:style style:name="T256" style:family="text">
      <style:text-properties fo:font-size="12pt" fo:font-style="normal" fo:font-weight="normal" officeooo:rsid="01b820d7" style:font-size-asian="12pt" style:font-style-asian="normal" style:font-weight-asian="normal" style:font-size-complex="12pt" style:font-style-complex="normal" style:font-weight-complex="normal"/>
    </style:style>
    <style:style style:name="T257" style:family="text">
      <style:text-properties fo:font-size="12pt" fo:font-style="normal" fo:font-weight="normal" officeooo:rsid="01ca40a6" style:font-size-asian="12pt" style:font-style-asian="normal" style:font-weight-asian="normal" style:font-size-complex="12pt" style:font-style-complex="normal" style:font-weight-complex="normal"/>
    </style:style>
    <style:style style:name="T258" style:family="text">
      <style:text-properties fo:font-size="12pt" fo:font-style="normal" fo:font-weight="normal" officeooo:rsid="01cc0653" style:font-size-asian="12pt" style:font-style-asian="normal" style:font-weight-asian="normal" style:font-size-complex="12pt" style:font-style-complex="normal" style:font-weight-complex="normal"/>
    </style:style>
    <style:style style:name="T259" style:family="text">
      <style:text-properties fo:font-size="12pt" fo:font-style="normal" fo:font-weight="normal" officeooo:rsid="01cdbf08" style:font-size-asian="12pt" style:font-style-asian="normal" style:font-weight-asian="normal" style:font-size-complex="12pt" style:font-style-complex="normal" style:font-weight-complex="normal"/>
    </style:style>
    <style:style style:name="T260" style:family="text">
      <style:text-properties fo:font-size="12pt" fo:font-style="normal" fo:font-weight="normal" officeooo:rsid="01ce280e" style:font-size-asian="12pt" style:font-style-asian="normal" style:font-weight-asian="normal" style:font-size-complex="12pt" style:font-style-complex="normal" style:font-weight-complex="normal"/>
    </style:style>
    <style:style style:name="T261" style:family="text">
      <style:text-properties fo:font-size="12pt" fo:font-style="normal" fo:font-weight="normal" officeooo:rsid="01d42ad1" style:font-size-asian="12pt" style:font-style-asian="normal" style:font-weight-asian="normal" style:font-size-complex="12pt" style:font-style-complex="normal" style:font-weight-complex="normal"/>
    </style:style>
    <style:style style:name="T262" style:family="text">
      <style:text-properties fo:font-size="12pt" fo:font-style="normal" fo:font-weight="normal" officeooo:rsid="01d62180" style:font-size-asian="12pt" style:font-style-asian="normal" style:font-weight-asian="normal" style:font-size-complex="12pt" style:font-style-complex="normal" style:font-weight-complex="normal"/>
    </style:style>
    <style:style style:name="T263" style:family="text">
      <style:text-properties fo:font-size="12pt" fo:font-style="normal" fo:font-weight="normal" officeooo:rsid="01d92dfd" style:font-size-asian="12pt" style:font-style-asian="normal" style:font-weight-asian="normal" style:font-size-complex="12pt" style:font-style-complex="normal" style:font-weight-complex="normal"/>
    </style:style>
    <style:style style:name="T264" style:family="text">
      <style:text-properties fo:font-size="12pt" fo:font-style="normal" fo:font-weight="normal" officeooo:rsid="01d9cd67" style:font-size-asian="12pt" style:font-style-asian="normal" style:font-weight-asian="normal" style:font-size-complex="12pt" style:font-style-complex="normal" style:font-weight-complex="normal"/>
    </style:style>
    <style:style style:name="T265" style:family="text">
      <style:text-properties fo:font-size="12pt" fo:font-style="normal" fo:font-weight="normal" officeooo:rsid="01da757b" style:font-size-asian="12pt" style:font-style-asian="normal" style:font-weight-asian="normal" style:font-size-complex="12pt" style:font-style-complex="normal" style:font-weight-complex="normal"/>
    </style:style>
    <style:style style:name="T266" style:family="text">
      <style:text-properties fo:font-size="12pt" fo:font-style="normal" fo:font-weight="normal" officeooo:rsid="01e059cd" style:font-size-asian="12pt" style:font-style-asian="normal" style:font-weight-asian="normal" style:font-size-complex="12pt" style:font-style-complex="normal" style:font-weight-complex="normal"/>
    </style:style>
    <style:style style:name="T267" style:family="text">
      <style:text-properties fo:font-size="12pt" fo:font-style="normal" fo:font-weight="normal" officeooo:rsid="01e15df4" style:font-size-asian="12pt" style:font-style-asian="normal" style:font-weight-asian="normal" style:font-size-complex="12pt" style:font-style-complex="normal" style:font-weight-complex="normal"/>
    </style:style>
    <style:style style:name="T268" style:family="text">
      <style:text-properties fo:font-size="12pt" fo:font-style="normal" fo:font-weight="normal" officeooo:rsid="01e1d344" style:font-size-asian="12pt" style:font-style-asian="normal" style:font-weight-asian="normal" style:font-size-complex="12pt" style:font-style-complex="normal" style:font-weight-complex="normal"/>
    </style:style>
    <style:style style:name="T269" style:family="text">
      <style:text-properties fo:font-size="12pt" fo:font-style="normal" fo:font-weight="normal" officeooo:rsid="01e2894a" style:font-size-asian="12pt" style:font-style-asian="normal" style:font-weight-asian="normal" style:font-size-complex="12pt" style:font-style-complex="normal" style:font-weight-complex="normal"/>
    </style:style>
    <style:style style:name="T270" style:family="text">
      <style:text-properties fo:font-size="12pt" fo:font-style="normal" fo:font-weight="normal" officeooo:rsid="01e34d77" style:font-size-asian="12pt" style:font-style-asian="normal" style:font-weight-asian="normal" style:font-size-complex="12pt" style:font-style-complex="normal" style:font-weight-complex="normal"/>
    </style:style>
    <style:style style:name="T271" style:family="text">
      <style:text-properties fo:font-size="12pt" fo:font-style="normal" fo:font-weight="normal" officeooo:rsid="01f1609b" style:font-size-asian="12pt" style:font-style-asian="normal" style:font-weight-asian="normal" style:font-size-complex="12pt" style:font-style-complex="normal" style:font-weight-complex="normal"/>
    </style:style>
    <style:style style:name="T272" style:family="text">
      <style:text-properties fo:font-size="12pt" fo:font-style="normal" fo:font-weight="normal" officeooo:rsid="01fee830" style:font-size-asian="12pt" style:font-style-asian="normal" style:font-weight-asian="normal" style:font-size-complex="12pt" style:font-style-complex="normal" style:font-weight-complex="normal"/>
    </style:style>
    <style:style style:name="T273" style:family="text">
      <style:text-properties fo:font-size="12pt" fo:font-style="normal" fo:font-weight="normal" officeooo:rsid="02009c66" style:font-size-asian="12pt" style:font-style-asian="normal" style:font-weight-asian="normal" style:font-size-complex="12pt" style:font-style-complex="normal" style:font-weight-complex="normal"/>
    </style:style>
    <style:style style:name="T274" style:family="text">
      <style:text-properties fo:font-size="12pt" fo:font-style="normal" fo:font-weight="normal" officeooo:rsid="02012697" style:font-size-asian="12pt" style:font-style-asian="normal" style:font-weight-asian="normal" style:font-size-complex="12pt" style:font-style-complex="normal" style:font-weight-complex="normal"/>
    </style:style>
    <style:style style:name="T275" style:family="text">
      <style:text-properties fo:font-size="12pt" fo:font-style="normal" fo:font-weight="normal" officeooo:rsid="02023d25" style:font-size-asian="12pt" style:font-style-asian="normal" style:font-weight-asian="normal" style:font-size-complex="12pt" style:font-style-complex="normal" style:font-weight-complex="normal"/>
    </style:style>
    <style:style style:name="T276" style:family="text">
      <style:text-properties fo:font-size="12pt" fo:font-style="normal" fo:font-weight="normal" officeooo:rsid="02026a36" style:font-size-asian="12pt" style:font-style-asian="normal" style:font-weight-asian="normal" style:font-size-complex="12pt" style:font-style-complex="normal" style:font-weight-complex="normal"/>
    </style:style>
    <style:style style:name="T277" style:family="text">
      <style:text-properties fo:font-size="12pt" fo:font-style="normal" fo:font-weight="normal" officeooo:rsid="0202bb9d" style:font-size-asian="12pt" style:font-style-asian="normal" style:font-weight-asian="normal" style:font-size-complex="12pt" style:font-style-complex="normal" style:font-weight-complex="normal"/>
    </style:style>
    <style:style style:name="T278" style:family="text">
      <style:text-properties fo:font-size="12pt" fo:font-style="normal" fo:font-weight="normal" officeooo:rsid="0204af47" style:font-size-asian="12pt" style:font-style-asian="normal" style:font-weight-asian="normal" style:font-size-complex="12pt" style:font-style-complex="normal" style:font-weight-complex="normal"/>
    </style:style>
    <style:style style:name="T279" style:family="text">
      <style:text-properties fo:font-size="12pt" fo:font-style="normal" fo:font-weight="normal" officeooo:rsid="02063076" style:font-size-asian="12pt" style:font-style-asian="normal" style:font-weight-asian="normal" style:font-size-complex="12pt" style:font-style-complex="normal" style:font-weight-complex="normal"/>
    </style:style>
    <style:style style:name="T280" style:family="text">
      <style:text-properties fo:font-size="12pt" fo:font-style="normal" fo:font-weight="normal" officeooo:rsid="02080df8" style:font-size-asian="12pt" style:font-style-asian="normal" style:font-weight-asian="normal" style:font-size-complex="12pt" style:font-style-complex="normal" style:font-weight-complex="normal"/>
    </style:style>
    <style:style style:name="T281" style:family="text">
      <style:text-properties fo:font-size="12pt" fo:font-style="normal" fo:font-weight="normal" officeooo:rsid="02099f9e" style:font-size-asian="12pt" style:font-style-asian="normal" style:font-weight-asian="normal" style:font-size-complex="12pt" style:font-style-complex="normal" style:font-weight-complex="normal"/>
    </style:style>
    <style:style style:name="T282" style:family="text">
      <style:text-properties fo:font-size="12pt" fo:font-style="normal" fo:font-weight="normal" officeooo:rsid="020ab2a2" style:font-size-asian="12pt" style:font-style-asian="normal" style:font-weight-asian="normal" style:font-size-complex="12pt" style:font-style-complex="normal" style:font-weight-complex="normal"/>
    </style:style>
    <style:style style:name="T283" style:family="text">
      <style:text-properties fo:font-size="12pt" fo:font-style="normal" fo:font-weight="normal" officeooo:rsid="020bf072" style:font-size-asian="12pt" style:font-style-asian="normal" style:font-weight-asian="normal" style:font-size-complex="12pt" style:font-style-complex="normal" style:font-weight-complex="normal"/>
    </style:style>
    <style:style style:name="T284" style:family="text">
      <style:text-properties fo:font-size="12pt" fo:font-style="normal" fo:font-weight="normal" officeooo:rsid="020c1f4e" style:font-size-asian="12pt" style:font-style-asian="normal" style:font-weight-asian="normal" style:font-size-complex="12pt" style:font-style-complex="normal" style:font-weight-complex="normal"/>
    </style:style>
    <style:style style:name="T285" style:family="text">
      <style:text-properties fo:font-size="12pt" fo:font-style="normal" fo:font-weight="normal" officeooo:rsid="020c2f74" style:font-size-asian="12pt" style:font-style-asian="normal" style:font-weight-asian="normal" style:font-size-complex="12pt" style:font-style-complex="normal" style:font-weight-complex="normal"/>
    </style:style>
    <style:style style:name="T286" style:family="text">
      <style:text-properties fo:font-size="12pt" fo:font-style="normal" fo:font-weight="normal" officeooo:rsid="020d3258" style:font-size-asian="12pt" style:font-style-asian="normal" style:font-weight-asian="normal" style:font-size-complex="12pt" style:font-style-complex="normal" style:font-weight-complex="normal"/>
    </style:style>
    <style:style style:name="T287" style:family="text">
      <style:text-properties fo:font-size="12pt" fo:font-style="normal" fo:font-weight="normal" officeooo:rsid="020ec3bc" style:font-size-asian="12pt" style:font-style-asian="normal" style:font-weight-asian="normal" style:font-size-complex="12pt" style:font-style-complex="normal" style:font-weight-complex="normal"/>
    </style:style>
    <style:style style:name="T288" style:family="text">
      <style:text-properties fo:font-size="12pt" fo:font-style="normal" fo:font-weight="normal" officeooo:rsid="020f1db7" style:font-size-asian="12pt" style:font-style-asian="normal" style:font-weight-asian="normal" style:font-size-complex="12pt" style:font-style-complex="normal" style:font-weight-complex="normal"/>
    </style:style>
    <style:style style:name="T289" style:family="text">
      <style:text-properties fo:font-size="12pt" fo:font-style="normal" fo:font-weight="normal" officeooo:rsid="0210beb2" style:font-size-asian="12pt" style:font-style-asian="normal" style:font-weight-asian="normal" style:font-size-complex="12pt" style:font-style-complex="normal" style:font-weight-complex="normal"/>
    </style:style>
    <style:style style:name="T290" style:family="text">
      <style:text-properties fo:font-size="12pt" fo:font-style="normal" fo:font-weight="normal" officeooo:rsid="02121a38" style:font-size-asian="12pt" style:font-style-asian="normal" style:font-weight-asian="normal" style:font-size-complex="12pt" style:font-style-complex="normal" style:font-weight-complex="normal"/>
    </style:style>
    <style:style style:name="T291" style:family="text">
      <style:text-properties fo:font-size="12pt" fo:font-style="normal" fo:font-weight="normal" officeooo:rsid="02143eb5" style:font-size-asian="12pt" style:font-style-asian="normal" style:font-weight-asian="normal" style:font-size-complex="12pt" style:font-style-complex="normal" style:font-weight-complex="normal"/>
    </style:style>
    <style:style style:name="T292" style:family="text">
      <style:text-properties fo:font-size="12pt" fo:font-style="normal" fo:font-weight="normal" officeooo:rsid="02144b07" style:font-size-asian="12pt" style:font-style-asian="normal" style:font-weight-asian="normal" style:font-size-complex="12pt" style:font-style-complex="normal" style:font-weight-complex="normal"/>
    </style:style>
    <style:style style:name="T293" style:family="text">
      <style:text-properties fo:font-size="12pt" fo:font-style="normal" fo:font-weight="normal" officeooo:rsid="02160f9e" style:font-size-asian="12pt" style:font-style-asian="normal" style:font-weight-asian="normal" style:font-size-complex="12pt" style:font-style-complex="normal" style:font-weight-complex="normal"/>
    </style:style>
    <style:style style:name="T294" style:family="text">
      <style:text-properties fo:font-size="12pt" fo:font-style="normal" fo:font-weight="normal" officeooo:rsid="0216931f" style:font-size-asian="12pt" style:font-style-asian="normal" style:font-weight-asian="normal" style:font-size-complex="12pt" style:font-style-complex="normal" style:font-weight-complex="normal"/>
    </style:style>
    <style:style style:name="T295" style:family="text">
      <style:text-properties fo:font-size="12pt" fo:font-style="normal" fo:font-weight="normal" officeooo:rsid="0217130e" style:font-size-asian="12pt" style:font-style-asian="normal" style:font-weight-asian="normal" style:font-size-complex="12pt" style:font-style-complex="normal" style:font-weight-complex="normal"/>
    </style:style>
    <style:style style:name="T296" style:family="text">
      <style:text-properties fo:font-size="12pt" fo:font-style="normal" fo:font-weight="normal" officeooo:rsid="021880d3" style:font-size-asian="12pt" style:font-style-asian="normal" style:font-weight-asian="normal" style:font-size-complex="12pt" style:font-style-complex="normal" style:font-weight-complex="normal"/>
    </style:style>
    <style:style style:name="T297" style:family="text">
      <style:text-properties fo:font-size="12pt" fo:font-style="normal" fo:font-weight="normal" officeooo:rsid="021956c6" style:font-size-asian="12pt" style:font-style-asian="normal" style:font-weight-asian="normal" style:font-size-complex="12pt" style:font-style-complex="normal" style:font-weight-complex="normal"/>
    </style:style>
    <style:style style:name="T298" style:family="text">
      <style:text-properties fo:font-size="12pt" fo:font-style="normal" fo:font-weight="normal" officeooo:rsid="02195b7d" style:font-size-asian="12pt" style:font-style-asian="normal" style:font-weight-asian="normal" style:font-size-complex="12pt" style:font-style-complex="normal" style:font-weight-complex="normal"/>
    </style:style>
    <style:style style:name="T299" style:family="text">
      <style:text-properties fo:font-size="12pt" fo:font-style="normal" fo:font-weight="normal" officeooo:rsid="021a0eb0" style:font-size-asian="12pt" style:font-style-asian="normal" style:font-weight-asian="normal" style:font-size-complex="12pt" style:font-style-complex="normal" style:font-weight-complex="normal"/>
    </style:style>
    <style:style style:name="T300" style:family="text">
      <style:text-properties fo:font-size="12pt" fo:font-style="normal" fo:font-weight="normal" officeooo:rsid="021aa5fd" style:font-size-asian="12pt" style:font-style-asian="normal" style:font-weight-asian="normal" style:font-size-complex="12pt" style:font-style-complex="normal" style:font-weight-complex="normal"/>
    </style:style>
    <style:style style:name="T301" style:family="text">
      <style:text-properties fo:font-size="12pt" fo:font-style="normal" fo:font-weight="normal" officeooo:rsid="021b1329" style:font-size-asian="12pt" style:font-style-asian="normal" style:font-weight-asian="normal" style:font-size-complex="12pt" style:font-style-complex="normal" style:font-weight-complex="normal"/>
    </style:style>
    <style:style style:name="T302" style:family="text">
      <style:text-properties fo:font-size="12pt" fo:font-style="normal" fo:font-weight="normal" officeooo:rsid="021c10a7" style:font-size-asian="12pt" style:font-style-asian="normal" style:font-weight-asian="normal" style:font-size-complex="12pt" style:font-style-complex="normal" style:font-weight-complex="normal"/>
    </style:style>
    <style:style style:name="T303" style:family="text">
      <style:text-properties fo:font-size="12pt" fo:font-style="normal" fo:font-weight="normal" officeooo:rsid="021c869e" style:font-size-asian="12pt" style:font-style-asian="normal" style:font-weight-asian="normal" style:font-size-complex="12pt" style:font-style-complex="normal" style:font-weight-complex="normal"/>
    </style:style>
    <style:style style:name="T304" style:family="text">
      <style:text-properties fo:font-size="12pt" fo:font-style="normal" fo:font-weight="normal" officeooo:rsid="021de429" style:font-size-asian="12pt" style:font-style-asian="normal" style:font-weight-asian="normal" style:font-size-complex="12pt" style:font-style-complex="normal" style:font-weight-complex="normal"/>
    </style:style>
    <style:style style:name="T305" style:family="text">
      <style:text-properties fo:font-size="12pt" fo:font-style="normal" fo:font-weight="normal" officeooo:rsid="02284cc1" style:font-size-asian="12pt" style:font-style-asian="normal" style:font-weight-asian="normal" style:font-size-complex="12pt" style:font-style-complex="normal" style:font-weight-complex="normal"/>
    </style:style>
    <style:style style:name="T306" style:family="text">
      <style:text-properties fo:font-size="12pt" fo:font-style="normal" fo:font-weight="normal" officeooo:rsid="022859fd" style:font-size-asian="12pt" style:font-style-asian="normal" style:font-weight-asian="normal" style:font-size-complex="12pt" style:font-style-complex="normal" style:font-weight-complex="normal"/>
    </style:style>
    <style:style style:name="T307" style:family="text">
      <style:text-properties fo:font-size="12pt" fo:font-style="normal" fo:font-weight="normal" officeooo:rsid="02288fa1" style:font-size-asian="12pt" style:font-style-asian="normal" style:font-weight-asian="normal" style:font-size-complex="12pt" style:font-style-complex="normal" style:font-weight-complex="normal"/>
    </style:style>
    <style:style style:name="T308" style:family="text">
      <style:text-properties fo:font-size="12pt" fo:font-style="normal" fo:font-weight="normal" officeooo:rsid="022beb0f" style:font-size-asian="12pt" style:font-style-asian="normal" style:font-weight-asian="normal" style:font-size-complex="12pt" style:font-style-complex="normal" style:font-weight-complex="normal"/>
    </style:style>
    <style:style style:name="T309" style:family="text">
      <style:text-properties fo:font-size="12pt" fo:font-style="normal" fo:font-weight="normal" officeooo:rsid="022dc584" style:font-size-asian="12pt" style:font-style-asian="normal" style:font-weight-asian="normal" style:font-size-complex="12pt" style:font-style-complex="normal" style:font-weight-complex="normal"/>
    </style:style>
    <style:style style:name="T310" style:family="text">
      <style:text-properties fo:font-size="12pt" fo:font-style="normal" fo:font-weight="normal" officeooo:rsid="022dd62e" style:font-size-asian="12pt" style:font-style-asian="normal" style:font-weight-asian="normal" style:font-size-complex="12pt" style:font-style-complex="normal" style:font-weight-complex="normal"/>
    </style:style>
    <style:style style:name="T311" style:family="text">
      <style:text-properties fo:font-size="12pt" fo:font-style="normal" fo:font-weight="normal" officeooo:rsid="022e9a30" style:font-size-asian="12pt" style:font-style-asian="normal" style:font-weight-asian="normal" style:font-size-complex="12pt" style:font-style-complex="normal" style:font-weight-complex="normal"/>
    </style:style>
    <style:style style:name="T312" style:family="text">
      <style:text-properties fo:font-size="12pt" fo:font-style="normal" fo:font-weight="normal" officeooo:rsid="022fc094" style:font-size-asian="12pt" style:font-style-asian="normal" style:font-weight-asian="normal" style:font-size-complex="12pt" style:font-style-complex="normal" style:font-weight-complex="normal"/>
    </style:style>
    <style:style style:name="T313" style:family="text">
      <style:text-properties fo:font-size="12pt" fo:font-style="normal" fo:font-weight="normal" officeooo:rsid="02312902" style:font-size-asian="12pt" style:font-style-asian="normal" style:font-weight-asian="normal" style:font-size-complex="12pt" style:font-style-complex="normal" style:font-weight-complex="normal"/>
    </style:style>
    <style:style style:name="T314" style:family="text">
      <style:text-properties fo:font-size="12pt" fo:font-style="normal" fo:font-weight="normal" officeooo:rsid="02322e29" style:font-size-asian="12pt" style:font-style-asian="normal" style:font-weight-asian="normal" style:font-size-complex="12pt" style:font-style-complex="normal" style:font-weight-complex="normal"/>
    </style:style>
    <style:style style:name="T315" style:family="text">
      <style:text-properties fo:font-size="12pt" fo:font-style="normal" fo:font-weight="normal" officeooo:rsid="0232809a" style:font-size-asian="12pt" style:font-style-asian="normal" style:font-weight-asian="normal" style:font-size-complex="12pt" style:font-style-complex="normal" style:font-weight-complex="normal"/>
    </style:style>
    <style:style style:name="T316" style:family="text">
      <style:text-properties fo:font-size="12pt" fo:font-style="normal" fo:font-weight="normal" officeooo:rsid="02333e0f" style:font-size-asian="12pt" style:font-style-asian="normal" style:font-weight-asian="normal" style:font-size-complex="12pt" style:font-style-complex="normal" style:font-weight-complex="normal"/>
    </style:style>
    <style:style style:name="T317" style:family="text">
      <style:text-properties fo:font-size="12pt" fo:font-style="normal" fo:font-weight="normal" officeooo:rsid="0234b198" style:font-size-asian="12pt" style:font-style-asian="normal" style:font-weight-asian="normal" style:font-size-complex="12pt" style:font-style-complex="normal" style:font-weight-complex="normal"/>
    </style:style>
    <style:style style:name="T318" style:family="text">
      <style:text-properties fo:font-size="12pt" fo:font-style="normal" fo:font-weight="normal" officeooo:rsid="0236205f" style:font-size-asian="12pt" style:font-style-asian="normal" style:font-weight-asian="normal" style:font-size-complex="12pt" style:font-style-complex="normal" style:font-weight-complex="normal"/>
    </style:style>
    <style:style style:name="T319" style:family="text">
      <style:text-properties fo:font-size="12pt" fo:font-style="normal" fo:font-weight="normal" officeooo:rsid="023758d1" style:font-size-asian="12pt" style:font-style-asian="normal" style:font-weight-asian="normal" style:font-size-complex="12pt" style:font-style-complex="normal" style:font-weight-complex="normal"/>
    </style:style>
    <style:style style:name="T320" style:family="text">
      <style:text-properties fo:font-size="12pt" fo:font-style="normal" fo:font-weight="normal" officeooo:rsid="02389fa6" style:font-size-asian="12pt" style:font-style-asian="normal" style:font-weight-asian="normal" style:font-size-complex="12pt" style:font-style-complex="normal" style:font-weight-complex="normal"/>
    </style:style>
    <style:style style:name="T321" style:family="text">
      <style:text-properties fo:font-size="12pt" fo:font-style="normal" fo:font-weight="normal" officeooo:rsid="02394221" style:font-size-asian="12pt" style:font-style-asian="normal" style:font-weight-asian="normal" style:font-size-complex="12pt" style:font-style-complex="normal" style:font-weight-complex="normal"/>
    </style:style>
    <style:style style:name="T322" style:family="text">
      <style:text-properties fo:font-size="12pt" fo:font-style="normal" fo:font-weight="normal" officeooo:rsid="023a4bf0" style:font-size-asian="12pt" style:font-style-asian="normal" style:font-weight-asian="normal" style:font-size-complex="12pt" style:font-style-complex="normal" style:font-weight-complex="normal"/>
    </style:style>
    <style:style style:name="T323" style:family="text">
      <style:text-properties fo:font-size="12pt" fo:font-style="normal" fo:font-weight="normal" officeooo:rsid="023d889c" style:font-size-asian="12pt" style:font-style-asian="normal" style:font-weight-asian="normal" style:font-size-complex="12pt" style:font-style-complex="normal" style:font-weight-complex="normal"/>
    </style:style>
    <style:style style:name="T324" style:family="text">
      <style:text-properties fo:font-size="12pt" fo:font-style="normal" fo:font-weight="normal" officeooo:rsid="023e4e93" style:font-size-asian="12pt" style:font-style-asian="normal" style:font-weight-asian="normal" style:font-size-complex="12pt" style:font-style-complex="normal" style:font-weight-complex="normal"/>
    </style:style>
    <style:style style:name="T325" style:family="text">
      <style:text-properties fo:font-size="12pt" fo:font-style="normal" fo:font-weight="normal" officeooo:rsid="023f76dd" style:font-size-asian="12pt" style:font-style-asian="normal" style:font-weight-asian="normal" style:font-size-complex="12pt" style:font-style-complex="normal" style:font-weight-complex="normal"/>
    </style:style>
    <style:style style:name="T326" style:family="text">
      <style:text-properties fo:font-size="12pt" fo:font-style="normal" fo:font-weight="normal" officeooo:rsid="02403894" style:font-size-asian="12pt" style:font-style-asian="normal" style:font-weight-asian="normal" style:font-size-complex="12pt" style:font-style-complex="normal" style:font-weight-complex="normal"/>
    </style:style>
    <style:style style:name="T327" style:family="text">
      <style:text-properties fo:font-size="12pt" fo:font-style="italic" fo:font-weight="normal" officeooo:rsid="003517c2" style:font-size-asian="12pt" style:font-style-asian="italic" style:font-weight-asian="normal" style:font-size-complex="12pt" style:font-style-complex="italic" style:font-weight-complex="normal"/>
    </style:style>
    <style:style style:name="T328" style:family="text">
      <style:text-properties fo:font-size="12pt" fo:font-style="italic" fo:font-weight="normal" officeooo:rsid="0036ed8b" style:font-size-asian="12pt" style:font-style-asian="italic" style:font-weight-asian="normal" style:font-size-complex="12pt" style:font-style-complex="italic" style:font-weight-complex="normal"/>
    </style:style>
    <style:style style:name="T329" style:family="text">
      <style:text-properties fo:font-size="12pt" fo:font-style="italic" fo:font-weight="normal" officeooo:rsid="00377c1d" style:font-size-asian="12pt" style:font-style-asian="italic" style:font-weight-asian="normal" style:font-size-complex="12pt" style:font-style-complex="italic" style:font-weight-complex="normal"/>
    </style:style>
    <style:style style:name="T330" style:family="text">
      <style:text-properties fo:font-size="12pt" fo:font-style="italic" fo:font-weight="normal" officeooo:rsid="00c08625" style:font-size-asian="12pt" style:font-style-asian="italic" style:font-weight-asian="normal" style:font-size-complex="12pt" style:font-style-complex="italic" style:font-weight-complex="normal"/>
    </style:style>
    <style:style style:name="T331" style:family="text">
      <style:text-properties fo:font-size="12pt" fo:font-style="italic" fo:font-weight="normal" officeooo:rsid="022dd62e" style:font-size-asian="12pt" style:font-style-asian="italic" style:font-weight-asian="normal" style:font-size-complex="12pt" style:font-style-complex="italic" style:font-weight-complex="normal"/>
    </style:style>
    <style:style style:name="T332" style:family="text">
      <style:text-properties fo:font-size="12pt" fo:font-weight="normal" style:font-size-asian="12pt" style:font-weight-asian="normal" style:font-size-complex="12pt" style:font-weight-complex="normal"/>
    </style:style>
    <style:style style:name="T333" style:family="text">
      <style:text-properties fo:font-size="12pt" fo:font-weight="normal" officeooo:rsid="00377c1d" style:font-size-asian="12pt" style:font-weight-asian="normal" style:font-size-complex="12pt" style:font-weight-complex="normal"/>
    </style:style>
    <style:style style:name="T334" style:family="text">
      <style:text-properties fo:font-size="12pt" fo:font-weight="normal" officeooo:rsid="003ab52c" style:font-size-asian="12pt" style:font-weight-asian="normal" style:font-size-complex="12pt" style:font-weight-complex="normal"/>
    </style:style>
    <style:style style:name="T335" style:family="text">
      <style:text-properties fo:font-size="12pt" fo:font-weight="normal" officeooo:rsid="003c5999" style:font-size-asian="12pt" style:font-weight-asian="normal" style:font-size-complex="12pt" style:font-weight-complex="normal"/>
    </style:style>
    <style:style style:name="T336" style:family="text">
      <style:text-properties fo:font-size="12pt" fo:font-weight="normal" officeooo:rsid="00450d8c" style:font-size-asian="12pt" style:font-weight-asian="normal" style:font-size-complex="12pt" style:font-weight-complex="normal"/>
    </style:style>
    <style:style style:name="T337" style:family="text">
      <style:text-properties fo:font-size="12pt" fo:font-weight="normal" officeooo:rsid="004cdd3c" style:font-size-asian="12pt" style:font-weight-asian="normal" style:font-size-complex="12pt" style:font-weight-complex="normal"/>
    </style:style>
    <style:style style:name="T338" style:family="text">
      <style:text-properties fo:font-size="12pt" fo:font-weight="normal" officeooo:rsid="00551ce5" style:font-size-asian="12pt" style:font-weight-asian="normal" style:font-size-complex="12pt" style:font-weight-complex="normal"/>
    </style:style>
    <style:style style:name="T339" style:family="text">
      <style:text-properties fo:font-size="12pt" fo:font-weight="normal" officeooo:rsid="0064186b" style:font-size-asian="12pt" style:font-weight-asian="normal" style:font-size-complex="12pt" style:font-weight-complex="normal"/>
    </style:style>
    <style:style style:name="T340" style:family="text">
      <style:text-properties fo:font-size="12pt" fo:font-weight="normal" officeooo:rsid="0064e7ad" style:font-size-asian="12pt" style:font-weight-asian="normal" style:font-size-complex="12pt" style:font-weight-complex="normal"/>
    </style:style>
    <style:style style:name="T341" style:family="text">
      <style:text-properties fo:font-size="12pt" fo:font-weight="normal" officeooo:rsid="0066b287" style:font-size-asian="12pt" style:font-weight-asian="normal" style:font-size-complex="12pt" style:font-weight-complex="normal"/>
    </style:style>
    <style:style style:name="T342" style:family="text">
      <style:text-properties fo:font-size="12pt" fo:font-weight="normal" officeooo:rsid="0066fb1c" style:font-size-asian="12pt" style:font-weight-asian="normal" style:font-size-complex="12pt" style:font-weight-complex="normal"/>
    </style:style>
    <style:style style:name="T343" style:family="text">
      <style:text-properties fo:font-size="12pt" fo:font-weight="normal" officeooo:rsid="0068f175" style:font-size-asian="12pt" style:font-weight-asian="normal" style:font-size-complex="12pt" style:font-weight-complex="normal"/>
    </style:style>
    <style:style style:name="T344" style:family="text">
      <style:text-properties fo:font-size="12pt" fo:font-weight="normal" officeooo:rsid="006a96f5" style:font-size-asian="12pt" style:font-weight-asian="normal" style:font-size-complex="12pt" style:font-weight-complex="normal"/>
    </style:style>
    <style:style style:name="T345" style:family="text">
      <style:text-properties fo:font-size="12pt" fo:font-weight="normal" officeooo:rsid="006c4d32" style:font-size-asian="12pt" style:font-weight-asian="normal" style:font-size-complex="12pt" style:font-weight-complex="normal"/>
    </style:style>
    <style:style style:name="T346" style:family="text">
      <style:text-properties fo:font-size="12pt" fo:font-weight="normal" officeooo:rsid="006dd682" style:font-size-asian="12pt" style:font-weight-asian="normal" style:font-size-complex="12pt" style:font-weight-complex="normal"/>
    </style:style>
    <style:style style:name="T347" style:family="text">
      <style:text-properties fo:font-size="12pt" fo:font-weight="normal" officeooo:rsid="0070156a" style:font-size-asian="12pt" style:font-weight-asian="normal" style:font-size-complex="12pt" style:font-weight-complex="normal"/>
    </style:style>
    <style:style style:name="T348" style:family="text">
      <style:text-properties fo:font-size="12pt" fo:font-weight="normal" officeooo:rsid="00727e6a" style:font-size-asian="12pt" style:font-weight-asian="normal" style:font-size-complex="12pt" style:font-weight-complex="normal"/>
    </style:style>
    <style:style style:name="T349" style:family="text">
      <style:text-properties fo:font-size="12pt" fo:font-weight="normal" officeooo:rsid="00743c80" style:font-size-asian="12pt" style:font-weight-asian="normal" style:font-size-complex="12pt" style:font-weight-complex="normal"/>
    </style:style>
    <style:style style:name="T350" style:family="text">
      <style:text-properties fo:font-size="12pt" fo:font-weight="normal" officeooo:rsid="0075c545" style:font-size-asian="12pt" style:font-weight-asian="normal" style:font-size-complex="12pt" style:font-weight-complex="normal"/>
    </style:style>
    <style:style style:name="T351" style:family="text">
      <style:text-properties fo:font-size="12pt" fo:font-weight="normal" officeooo:rsid="00776156" style:font-size-asian="12pt" style:font-weight-asian="normal" style:font-size-complex="12pt" style:font-weight-complex="normal"/>
    </style:style>
    <style:style style:name="T352" style:family="text">
      <style:text-properties fo:font-size="12pt" fo:font-weight="normal" officeooo:rsid="0078dd2e" style:font-size-asian="12pt" style:font-weight-asian="normal" style:font-size-complex="12pt" style:font-weight-complex="normal"/>
    </style:style>
    <style:style style:name="T353" style:family="text">
      <style:text-properties fo:font-size="12pt" fo:font-weight="normal" officeooo:rsid="007a9a56" style:font-size-asian="12pt" style:font-weight-asian="normal" style:font-size-complex="12pt" style:font-weight-complex="normal"/>
    </style:style>
    <style:style style:name="T354" style:family="text">
      <style:text-properties fo:font-size="12pt" fo:font-weight="normal" officeooo:rsid="007c1683" style:font-size-asian="12pt" style:font-weight-asian="normal" style:font-size-complex="12pt" style:font-weight-complex="normal"/>
    </style:style>
    <style:style style:name="T355" style:family="text">
      <style:text-properties fo:font-size="12pt" fo:font-weight="normal" officeooo:rsid="007e0e51" style:font-size-asian="12pt" style:font-weight-asian="normal" style:font-size-complex="12pt" style:font-weight-complex="normal"/>
    </style:style>
    <style:style style:name="T356" style:family="text">
      <style:text-properties fo:font-size="12pt" fo:font-weight="normal" officeooo:rsid="007fa389" style:font-size-asian="12pt" style:font-weight-asian="normal" style:font-size-complex="12pt" style:font-weight-complex="normal"/>
    </style:style>
    <style:style style:name="T357" style:family="text">
      <style:text-properties fo:font-size="12pt" fo:font-weight="normal" officeooo:rsid="008058ab" style:font-size-asian="12pt" style:font-weight-asian="normal" style:font-size-complex="12pt" style:font-weight-complex="normal"/>
    </style:style>
    <style:style style:name="T358" style:family="text">
      <style:text-properties fo:font-size="12pt" fo:font-weight="normal" officeooo:rsid="0080cd3d" style:font-size-asian="12pt" style:font-weight-asian="normal" style:font-size-complex="12pt" style:font-weight-complex="normal"/>
    </style:style>
    <style:style style:name="T359" style:family="text">
      <style:text-properties fo:font-size="12pt" fo:font-weight="normal" officeooo:rsid="008354e5" style:font-size-asian="12pt" style:font-weight-asian="normal" style:font-size-complex="12pt" style:font-weight-complex="normal"/>
    </style:style>
    <style:style style:name="T360" style:family="text">
      <style:text-properties fo:font-size="12pt" fo:font-weight="normal" officeooo:rsid="00854131" style:font-size-asian="12pt" style:font-weight-asian="normal" style:font-size-complex="12pt" style:font-weight-complex="normal"/>
    </style:style>
    <style:style style:name="T361" style:family="text">
      <style:text-properties fo:font-size="12pt" fo:font-weight="normal" officeooo:rsid="0086adae" style:font-size-asian="12pt" style:font-weight-asian="normal" style:font-size-complex="12pt" style:font-weight-complex="normal"/>
    </style:style>
    <style:style style:name="T362" style:family="text">
      <style:text-properties fo:font-size="12pt" fo:font-weight="normal" officeooo:rsid="0087c80d" style:font-size-asian="12pt" style:font-weight-asian="normal" style:font-size-complex="12pt" style:font-weight-complex="normal"/>
    </style:style>
    <style:style style:name="T363" style:family="text">
      <style:text-properties fo:font-size="12pt" fo:font-weight="normal" officeooo:rsid="0089a41b" style:font-size-asian="12pt" style:font-weight-asian="normal" style:font-size-complex="12pt" style:font-weight-complex="normal"/>
    </style:style>
    <style:style style:name="T364" style:family="text">
      <style:text-properties fo:font-size="12pt" fo:font-weight="normal" officeooo:rsid="008a3407" style:font-size-asian="12pt" style:font-weight-asian="normal" style:font-size-complex="12pt" style:font-weight-complex="normal"/>
    </style:style>
    <style:style style:name="T365" style:family="text">
      <style:text-properties fo:font-size="12pt" fo:font-weight="normal" officeooo:rsid="008a3499" style:font-size-asian="12pt" style:font-weight-asian="normal" style:font-size-complex="12pt" style:font-weight-complex="normal"/>
    </style:style>
    <style:style style:name="T366" style:family="text">
      <style:text-properties fo:font-size="12pt" fo:font-weight="normal" officeooo:rsid="008ae94d" style:font-size-asian="12pt" style:font-weight-asian="normal" style:font-size-complex="12pt" style:font-weight-complex="normal"/>
    </style:style>
    <style:style style:name="T367" style:family="text">
      <style:text-properties fo:font-size="12pt" fo:font-weight="normal" officeooo:rsid="008cd5de" style:font-size-asian="12pt" style:font-weight-asian="normal" style:font-size-complex="12pt" style:font-weight-complex="normal"/>
    </style:style>
    <style:style style:name="T368" style:family="text">
      <style:text-properties fo:font-size="12pt" fo:font-weight="normal" officeooo:rsid="008d25ce" style:font-size-asian="12pt" style:font-weight-asian="normal" style:font-size-complex="12pt" style:font-weight-complex="normal"/>
    </style:style>
    <style:style style:name="T369" style:family="text">
      <style:text-properties fo:font-size="12pt" fo:font-weight="normal" officeooo:rsid="008d637d" style:font-size-asian="12pt" style:font-weight-asian="normal" style:font-size-complex="12pt" style:font-weight-complex="normal"/>
    </style:style>
    <style:style style:name="T370" style:family="text">
      <style:text-properties fo:font-size="12pt" fo:font-weight="normal" officeooo:rsid="00911214" style:font-size-asian="12pt" style:font-weight-asian="normal" style:font-size-complex="12pt" style:font-weight-complex="normal"/>
    </style:style>
    <style:style style:name="T371" style:family="text">
      <style:text-properties fo:font-size="12pt" fo:font-weight="normal" officeooo:rsid="0099def0" style:font-size-asian="12pt" style:font-weight-asian="normal" style:font-size-complex="12pt" style:font-weight-complex="normal"/>
    </style:style>
    <style:style style:name="T372" style:family="text">
      <style:text-properties fo:font-size="12pt" fo:font-weight="normal" officeooo:rsid="009a3d83" style:font-size-asian="12pt" style:font-weight-asian="normal" style:font-size-complex="12pt" style:font-weight-complex="normal"/>
    </style:style>
    <style:style style:name="T373" style:family="text">
      <style:text-properties fo:font-size="12pt" fo:font-weight="normal" officeooo:rsid="009e942a" style:font-size-asian="12pt" style:font-weight-asian="normal" style:font-size-complex="12pt" style:font-weight-complex="normal"/>
    </style:style>
    <style:style style:name="T374" style:family="text">
      <style:text-properties fo:font-size="12pt" fo:font-weight="normal" officeooo:rsid="00a05484" style:font-size-asian="12pt" style:font-weight-asian="normal" style:font-size-complex="12pt" style:font-weight-complex="normal"/>
    </style:style>
    <style:style style:name="T375" style:family="text">
      <style:text-properties fo:font-size="12pt" fo:font-weight="normal" officeooo:rsid="00a10d8a" style:font-size-asian="12pt" style:font-weight-asian="normal" style:font-size-complex="12pt" style:font-weight-complex="normal"/>
    </style:style>
    <style:style style:name="T376" style:family="text">
      <style:text-properties fo:font-size="12pt" fo:font-weight="normal" officeooo:rsid="00a2e009" style:font-size-asian="12pt" style:font-weight-asian="normal" style:font-size-complex="12pt" style:font-weight-complex="normal"/>
    </style:style>
    <style:style style:name="T377" style:family="text">
      <style:text-properties fo:font-size="12pt" fo:font-weight="normal" officeooo:rsid="00a3f720" style:font-size-asian="12pt" style:font-weight-asian="normal" style:font-size-complex="12pt" style:font-weight-complex="normal"/>
    </style:style>
    <style:style style:name="T378" style:family="text">
      <style:text-properties fo:font-size="12pt" fo:font-weight="normal" officeooo:rsid="00a5f264" style:font-size-asian="12pt" style:font-weight-asian="normal" style:font-size-complex="12pt" style:font-weight-complex="normal"/>
    </style:style>
    <style:style style:name="T379" style:family="text">
      <style:text-properties fo:font-size="12pt" fo:font-weight="normal" officeooo:rsid="00a7d463" style:font-size-asian="12pt" style:font-weight-asian="normal" style:font-size-complex="12pt" style:font-weight-complex="normal"/>
    </style:style>
    <style:style style:name="T380" style:family="text">
      <style:text-properties fo:font-size="12pt" fo:font-weight="normal" officeooo:rsid="00a9636b" style:font-size-asian="12pt" style:font-weight-asian="normal" style:font-size-complex="12pt" style:font-weight-complex="normal"/>
    </style:style>
    <style:style style:name="T381" style:family="text">
      <style:text-properties fo:font-size="12pt" fo:font-weight="normal" officeooo:rsid="00b683e7" style:font-size-asian="12pt" style:font-weight-asian="normal" style:font-size-complex="12pt" style:font-weight-complex="normal"/>
    </style:style>
    <style:style style:name="T382" style:family="text">
      <style:text-properties fo:font-size="12pt" fo:font-weight="normal" officeooo:rsid="00c08625" style:font-size-asian="12pt" style:font-weight-asian="normal" style:font-size-complex="12pt" style:font-weight-complex="normal"/>
    </style:style>
    <style:style style:name="T383" style:family="text">
      <style:text-properties fo:font-size="12pt" fo:font-weight="normal" officeooo:rsid="00c0fae0" style:font-size-asian="12pt" style:font-weight-asian="normal" style:font-size-complex="12pt" style:font-weight-complex="normal"/>
    </style:style>
    <style:style style:name="T384" style:family="text">
      <style:text-properties fo:font-size="12pt" fo:font-weight="normal" officeooo:rsid="00c58b9f" style:font-size-asian="12pt" style:font-weight-asian="normal" style:font-size-complex="12pt" style:font-weight-complex="normal"/>
    </style:style>
    <style:style style:name="T385" style:family="text">
      <style:text-properties fo:font-size="12pt" fo:font-weight="normal" officeooo:rsid="00cc57f3" style:font-size-asian="12pt" style:font-weight-asian="normal" style:font-size-complex="12pt" style:font-weight-complex="normal"/>
    </style:style>
    <style:style style:name="T386" style:family="text">
      <style:text-properties fo:font-size="12pt" fo:font-weight="normal" officeooo:rsid="00cdcee3" style:font-size-asian="12pt" style:font-weight-asian="normal" style:font-size-complex="12pt" style:font-weight-complex="normal"/>
    </style:style>
    <style:style style:name="T387" style:family="text">
      <style:text-properties fo:font-size="12pt" fo:font-weight="normal" officeooo:rsid="00da2b3a" style:font-size-asian="12pt" style:font-weight-asian="normal" style:font-size-complex="12pt" style:font-weight-complex="normal"/>
    </style:style>
    <style:style style:name="T388" style:family="text">
      <style:text-properties fo:font-size="12pt" fo:font-weight="normal" officeooo:rsid="00f539be" style:font-size-asian="12pt" style:font-weight-asian="normal" style:font-size-complex="12pt" style:font-weight-complex="normal"/>
    </style:style>
    <style:style style:name="T389" style:family="text">
      <style:text-properties fo:font-size="12pt" fo:font-weight="normal" officeooo:rsid="00f5641b" style:font-size-asian="12pt" style:font-weight-asian="normal" style:font-size-complex="12pt" style:font-weight-complex="normal"/>
    </style:style>
    <style:style style:name="T390" style:family="text">
      <style:text-properties fo:font-size="12pt" fo:font-weight="normal" officeooo:rsid="0122658e" style:font-size-asian="12pt" style:font-weight-asian="normal" style:font-size-complex="12pt" style:font-weight-complex="normal"/>
    </style:style>
    <style:style style:name="T391" style:family="text">
      <style:text-properties fo:font-size="12pt" fo:font-weight="normal" officeooo:rsid="015e9878" style:font-size-asian="12pt" style:font-weight-asian="normal" style:font-size-complex="12pt" style:font-weight-complex="normal"/>
    </style:style>
    <style:style style:name="T392" style:family="text">
      <style:text-properties fo:font-size="12pt" fo:font-weight="normal" officeooo:rsid="015ec9f3" style:font-size-asian="12pt" style:font-weight-asian="normal" style:font-size-complex="12pt" style:font-weight-complex="normal"/>
    </style:style>
    <style:style style:name="T393" style:family="text">
      <style:text-properties fo:font-size="12pt" fo:font-weight="normal" officeooo:rsid="01766102" style:font-size-asian="12pt" style:font-weight-asian="normal" style:font-size-complex="12pt" style:font-weight-complex="normal"/>
    </style:style>
    <style:style style:name="T394" style:family="text">
      <style:text-properties fo:font-size="12pt" fo:font-weight="normal" officeooo:rsid="017afd1c" style:font-size-asian="12pt" style:font-weight-asian="normal" style:font-size-complex="12pt" style:font-weight-complex="normal"/>
    </style:style>
    <style:style style:name="T395" style:family="text">
      <style:text-properties fo:font-size="12pt" fo:font-weight="normal" officeooo:rsid="01ce280e" style:font-size-asian="12pt" style:font-weight-asian="normal" style:font-size-complex="12pt" style:font-weight-complex="normal"/>
    </style:style>
    <style:style style:name="T396" style:family="text">
      <style:text-properties fo:font-size="12pt" fo:font-weight="normal" officeooo:rsid="01d00fea" style:font-size-asian="12pt" style:font-weight-asian="normal" style:font-size-complex="12pt" style:font-weight-complex="normal"/>
    </style:style>
    <style:style style:name="T397" style:family="text">
      <style:text-properties fo:font-size="12pt" fo:font-weight="normal" officeooo:rsid="01d31d2d" style:font-size-asian="12pt" style:font-weight-asian="normal" style:font-size-complex="12pt" style:font-weight-complex="normal"/>
    </style:style>
    <style:style style:name="T398" style:family="text">
      <style:text-properties fo:font-size="12pt" fo:font-weight="normal" officeooo:rsid="01f1609b" style:font-size-asian="12pt" style:font-weight-asian="normal" style:font-size-complex="12pt" style:font-weight-complex="normal"/>
    </style:style>
    <style:style style:name="T399" style:family="text">
      <style:text-properties fo:font-size="12pt" fo:font-weight="normal" officeooo:rsid="01f32259" style:font-size-asian="12pt" style:font-weight-asian="normal" style:font-size-complex="12pt" style:font-weight-complex="normal"/>
    </style:style>
    <style:style style:name="T400" style:family="text">
      <style:text-properties fo:font-size="12pt" fo:font-weight="normal" officeooo:rsid="01f5b5bf" style:font-size-asian="12pt" style:font-weight-asian="normal" style:font-size-complex="12pt" style:font-weight-complex="normal"/>
    </style:style>
    <style:style style:name="T401" style:family="text">
      <style:text-properties fo:font-size="12pt" fo:font-weight="normal" officeooo:rsid="01f76106" style:font-size-asian="12pt" style:font-weight-asian="normal" style:font-size-complex="12pt" style:font-weight-complex="normal"/>
    </style:style>
    <style:style style:name="T402" style:family="text">
      <style:text-properties fo:font-size="12pt" fo:font-weight="normal" officeooo:rsid="01f8d969" style:font-size-asian="12pt" style:font-weight-asian="normal" style:font-size-complex="12pt" style:font-weight-complex="normal"/>
    </style:style>
    <style:style style:name="T403" style:family="text">
      <style:text-properties fo:font-size="12pt" fo:font-weight="normal" officeooo:rsid="01f99804" style:font-size-asian="12pt" style:font-weight-asian="normal" style:font-size-complex="12pt" style:font-weight-complex="normal"/>
    </style:style>
    <style:style style:name="T404" style:family="text">
      <style:text-properties fo:font-size="12pt" fo:font-weight="normal" officeooo:rsid="01fa2fe3" style:font-size-asian="12pt" style:font-weight-asian="normal" style:font-size-complex="12pt" style:font-weight-complex="normal"/>
    </style:style>
    <style:style style:name="T405" style:family="text">
      <style:text-properties fo:font-size="12pt" fo:font-weight="normal" officeooo:rsid="01faea7e" style:font-size-asian="12pt" style:font-weight-asian="normal" style:font-size-complex="12pt" style:font-weight-complex="normal"/>
    </style:style>
    <style:style style:name="T406" style:family="text">
      <style:text-properties fo:font-size="12pt" fo:font-weight="normal" officeooo:rsid="01fc5547" style:font-size-asian="12pt" style:font-weight-asian="normal" style:font-size-complex="12pt" style:font-weight-complex="normal"/>
    </style:style>
    <style:style style:name="T407" style:family="text">
      <style:text-properties fo:font-size="12pt" fo:font-weight="normal" officeooo:rsid="01fd598f" style:font-size-asian="12pt" style:font-weight-asian="normal" style:font-size-complex="12pt" style:font-weight-complex="normal"/>
    </style:style>
    <style:style style:name="T408" style:family="text">
      <style:text-properties fo:font-size="12pt" fo:font-weight="normal" officeooo:rsid="021880d3" style:font-size-asian="12pt" style:font-weight-asian="normal" style:font-size-complex="12pt" style:font-weight-complex="normal"/>
    </style:style>
    <style:style style:name="T409" style:family="text">
      <style:text-properties fo:font-size="12pt" fo:font-weight="normal" officeooo:rsid="0221315d" style:font-size-asian="12pt" style:font-weight-asian="normal" style:font-size-complex="12pt" style:font-weight-complex="normal"/>
    </style:style>
    <style:style style:name="T410" style:family="text">
      <style:text-properties fo:font-size="12pt" fo:font-weight="normal" officeooo:rsid="022260a5" style:font-size-asian="12pt" style:font-weight-asian="normal" style:font-size-complex="12pt" style:font-weight-complex="normal"/>
    </style:style>
    <style:style style:name="T411" style:family="text">
      <style:text-properties fo:font-size="12pt" fo:font-weight="normal" officeooo:rsid="02240348" style:font-size-asian="12pt" style:font-weight-asian="normal" style:font-size-complex="12pt" style:font-weight-complex="normal"/>
    </style:style>
    <style:style style:name="T412" style:family="text">
      <style:text-properties fo:font-size="12pt" fo:font-weight="normal" officeooo:rsid="0224817a" style:font-size-asian="12pt" style:font-weight-asian="normal" style:font-size-complex="12pt" style:font-weight-complex="normal"/>
    </style:style>
    <style:style style:name="T413" style:family="text">
      <style:text-properties fo:font-size="12pt" fo:font-weight="normal" officeooo:rsid="0226fe14" style:font-size-asian="12pt" style:font-weight-asian="normal" style:font-size-complex="12pt" style:font-weight-complex="normal"/>
    </style:style>
    <style:style style:name="T414" style:family="text">
      <style:text-properties fo:font-size="12pt" fo:font-weight="normal" officeooo:rsid="022dd62e" style:font-size-asian="12pt" style:font-weight-asian="normal" style:font-size-complex="12pt" style:font-weight-complex="normal"/>
    </style:style>
    <style:style style:name="T415" style:family="text">
      <style:text-properties officeooo:rsid="0036ed8b"/>
    </style:style>
    <style:style style:name="T416" style:family="text">
      <style:text-properties officeooo:rsid="0043308d"/>
    </style:style>
    <style:style style:name="T417" style:family="text">
      <style:text-properties officeooo:rsid="008229d0"/>
    </style:style>
    <style:style style:name="T418" style:family="text">
      <style:text-properties officeooo:rsid="008ec50e"/>
    </style:style>
    <style:style style:name="T419" style:family="text">
      <style:text-properties officeooo:rsid="0095ff39"/>
    </style:style>
    <style:style style:name="T420" style:family="text">
      <style:text-properties officeooo:rsid="0099cd4e"/>
    </style:style>
    <style:style style:name="T421" style:family="text">
      <style:text-properties officeooo:rsid="0099def0"/>
    </style:style>
    <style:style style:name="T422" style:family="text">
      <style:text-properties officeooo:rsid="009b5842"/>
    </style:style>
    <style:style style:name="T423" style:family="text">
      <style:text-properties officeooo:rsid="00b88804"/>
    </style:style>
    <style:style style:name="T424" style:family="text">
      <style:text-properties officeooo:rsid="00bb68a3"/>
    </style:style>
    <style:style style:name="T425" style:family="text">
      <style:text-properties officeooo:rsid="00bd4910"/>
    </style:style>
    <style:style style:name="T426" style:family="text">
      <style:text-properties officeooo:rsid="00c8b912"/>
    </style:style>
    <style:style style:name="T427" style:family="text">
      <style:text-properties officeooo:rsid="00ca1705"/>
    </style:style>
    <style:style style:name="T428" style:family="text">
      <style:text-properties officeooo:rsid="00d2323d"/>
    </style:style>
    <style:style style:name="T429" style:family="text">
      <style:text-properties officeooo:rsid="00d9dc5b"/>
    </style:style>
    <style:style style:name="T430" style:family="text">
      <style:text-properties style:font-name="Times New Roman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31" style:family="text">
      <style:text-properties officeooo:rsid="011012b8"/>
    </style:style>
    <style:style style:name="T432" style:family="text">
      <style:text-properties officeooo:rsid="013a311f"/>
    </style:style>
    <style:style style:name="T433" style:family="text">
      <style:text-properties officeooo:rsid="015d0d95"/>
    </style:style>
    <style:style style:name="T434" style:family="text">
      <style:text-properties officeooo:rsid="016e9078"/>
    </style:style>
    <style:style style:name="T435" style:family="text">
      <style:text-properties officeooo:rsid="0192cf0b"/>
    </style:style>
    <style:style style:name="T436" style:family="text">
      <style:text-properties officeooo:rsid="0193e440"/>
    </style:style>
    <style:style style:name="T437" style:family="text">
      <style:text-properties officeooo:rsid="0198f12b"/>
    </style:style>
    <style:style style:name="T438" style:family="text">
      <style:text-properties officeooo:rsid="01bd0e66"/>
    </style:style>
    <style:style style:name="T439" style:family="text">
      <style:text-properties officeooo:rsid="01be099f"/>
    </style:style>
    <style:style style:name="T440" style:family="text">
      <style:text-properties officeooo:rsid="01bef552"/>
    </style:style>
    <style:style style:name="T441" style:family="text">
      <style:text-properties officeooo:rsid="01bf4059"/>
    </style:style>
    <style:style style:name="T442" style:family="text">
      <style:text-properties officeooo:rsid="01bffea3"/>
    </style:style>
    <style:style style:name="T443" style:family="text">
      <style:text-properties officeooo:rsid="01c52103"/>
    </style:style>
    <style:style style:name="T444" style:family="text">
      <style:text-properties officeooo:rsid="01c5c1da"/>
    </style:style>
    <style:style style:name="T445" style:family="text">
      <style:text-properties officeooo:rsid="01c754ca"/>
    </style:style>
    <style:style style:name="T446" style:family="text">
      <style:text-properties officeooo:rsid="01c8e31d"/>
    </style:style>
    <style:style style:name="T447" style:family="text">
      <style:text-properties officeooo:rsid="01ca164b"/>
    </style:style>
    <style:style style:name="T448" style:family="text">
      <style:text-properties officeooo:rsid="01cc0653"/>
    </style:style>
    <style:style style:name="T449" style:family="text">
      <style:text-properties officeooo:rsid="01dc3c05"/>
    </style:style>
    <style:style style:name="T450" style:family="text">
      <style:text-properties officeooo:rsid="01dfff84"/>
    </style:style>
    <style:style style:name="T451" style:family="text">
      <style:text-properties officeooo:rsid="01e2894a"/>
    </style:style>
    <style:style style:name="T452" style:family="text">
      <style:text-properties officeooo:rsid="01e34d77"/>
    </style:style>
    <style:style style:name="T453" style:family="text">
      <style:text-properties officeooo:rsid="01e71d1a"/>
    </style:style>
    <style:style style:name="T454" style:family="text">
      <style:text-properties officeooo:rsid="01e891ad"/>
    </style:style>
    <style:style style:name="T455" style:family="text">
      <style:text-properties officeooo:rsid="021e422a"/>
    </style:style>
    <style:style style:name="T456" style:family="text">
      <style:text-properties officeooo:rsid="021fea2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27">Rozdział I</text:p>
      <text:p text:style-name="P127"/>
      <text:p text:style-name="P4"><text:span text:style-name="T419"><text:tab/>Zbliża się</text:span> chwila, na którą z reszt<text:span text:style-name="T2">ą</text:span> załogi czekamy od niemal pięciu miesięcy </text:p>
      <text:p text:style-name="P5">- <text:span text:style-name="T30">p</text:span>omyślał Mark <text:span text:style-name="T438">Winkler</text:span>, w<text:span text:style-name="T438">yglądał</text:span> przez iluminator <text:span text:style-name="T439">patrząc</text:span> w hipnotyczną, r<text:span text:style-name="T428">dzawą </text:span>tarczę planety, częściowo spowitej mrokiem. <text:span text:style-name="T438">Zastygł w tej pozycji na dłużej, nie mogąc oderwać wzroku od majestatycznego widoku, dla którego poświęcił swoje życie prywatne i karierę naukową fizyka.</text:span></text:p>
      <text:p text:style-name="P7"><text:tab/>Statek znajdował się na niskiej orbicie, <text:span text:style-name="T417">a on </text:span>wyraźnie dostrzegał <text:span text:style-name="T437">wynurzający się z chmur</text:span> <text:span text:style-name="T437">wierzchołek</text:span>, <text:span text:style-name="T417">będącego</text:span> celem lądowania i całej wyprawy <text:span text:style-name="T437">O</text:span>lympus Mons. <text:span text:style-name="T439">Olbrzymi wygasły wulkan, najpotężniejszy szczyt Układu Słonecznego, przypominał zasychający, blady wrzód, wzbudzający trwogę pomieszaną z uczuciem zachwytu, nad jego kształtem i rozmiarami.</text:span></text:p>
      <text:p text:style-name="P5">- <text:span text:style-name="T419">N</text:span>ie mogę uwierzyć, że <text:span text:style-name="T419">za kilka godzin znajdę się na Marsie</text:span> - wymamrotał do siebie.</text:p>
      <text:p text:style-name="P5"><text:tab/>Mimo, iż obecna misja była już szóstą ekspedycją załogową na tę planetę, dwie z nich zakończyły się katastrofami, przez co Mars nadal wywoływał wielkie emocje w społeczeństwie, politykach i astronautach. <text:span text:style-name="T449">Wciąż był to odległy, tajemniczy, przez co i niezwykle kuszący, świat.</text:span></text:p>
      <text:p text:style-name="P5"><text:tab/>Błędy konstrukcyjne przy budowie rakiety użytej w pierwszej misji oraz nieodpowiednie zabezpieczenia habitatów przed promieniowaniem <text:span text:style-name="T429">słonecznym</text:span>, także w czasie trwania misji drugiej, doprowadziły do śmierci załóg przez co NASA poważnie rozważała zamrożenie programu „<text:span text:style-name="T417">Mars Terraforming Project”</text:span> na co najmniej 5 lat. Jednak wyprawa nr 4 była już mocno zaawansowana w czasie i dużo lepiej pomyślana, finalnie udało się ją zrealizować bez <text:span text:style-name="T451">istotniejszych</text:span> problemów. <text:span text:style-name="T418">Media odtrąbiły ogromny sukces, politycy grzali się w jego cieple. </text:span>Trzeba tu <text:span text:style-name="T418">jednak</text:span> dodać, że duży wpływ na końcow<text:span text:style-name="T418">e powodzenie</text:span> miał fakt, że NASA przy realizacji tego projektu udało się wreszcie porozumieć z prywatą firmą Sprace<text:span text:style-name="T432">y</text:span>, która była już wtedy w posiadaniu kilku rozwiązań technicznych znacz<text:span text:style-name="T10">ąco</text:span> podnoszących sprawność silników.</text:p>
      <text:p text:style-name="P6"><text:tab/>Podniecenie pomieszane z niepokojem nie pozwalały mu zasnąć; przetarł dłońmi zmęczoną twarz.<text:span text:style-name="T441"> </text:span><text:s/><text:span text:style-name="T440">R</text:span>ozciągnął się na materacu umieszczonym we wnęce u <text:span text:style-name="T2">ś</text:span>ciany tej niewielkiej kajuty, która dawała mu namiastkę prywatności przez minione miesiące. <text:s/><text:span text:style-name="T441">Nie zapinał siatki ochronnej, znajdującej się nad legowiskiem na wypadek problemów z grawitacją.</text:span></text:p>
      <text:p text:style-name="P8"><text:tab/>Ostatnimi myślami nim zm<text:span text:style-name="T2">óg</text:span>ł go sen sięgnął do kobiety, którą wciąż miał w sercu. </text:p>
      <text:p text:style-name="P8">W rzeczywistości jego serce było dość pojemne i w zależności od dnia, czy nastroju mogła mu przyjść do głowy jedna z trzech, czy czterech dziewczyn, które darzył sentymentem. Był trudnym, bardzo wymagającym mężczyzną. I mimo, że kobiety lubiły jego towarzyst<text:span text:style-name="T2">w</text:span>o, przy bliższej relacji mocno tracił i szybko kończył <text:span text:style-name="T434">sam</text:span>, a jedyne towarzystwo jakie wtedy akc<text:span text:style-name="T2">e</text:span>ptował, to nieodłączne poczucie winy i straconej szansy. Porzucały go jedynie te dziewczyny, na których mu zależało, tylko im pokazywał kim <text:span text:style-name="T431">naprawdę</text:span> jest i na efekt zwykle nie trzeba było długo czekać. Czasami dochodził do wniosku, że mógłby je przy sobie zatrzymać okazując obojętnoś<text:span text:style-name="T10">ć</text:span>, niestety w bliskich relacjach nie panował nad swoimi emocjami.</text:p>
      <text:p text:style-name="P5"><text:tab/>Nie ma co ukrywać, że jego nieudane związki mocno przyczyniły się do tego, że mając <text:span text:style-name="T433">trzydzieści dwa</text:span> lata znalazł się właśnie w tym miejscu w towarzystwie trzech podobnych mu ludzi.</text:p>
      <text:p text:style-name="P5">Z załogi tylko <text:span text:style-name="T31">Tom </text:span>Clark, <text:span text:style-name="T426">będący</text:span> lekarzem i oficjalnym liderem zespołu był w związku małżeńskim - żona i dwóch synów wyczekiwało jego powrotu w Los Angeles.</text:p>
      <text:p text:style-name="P5">Jednak z tego co sam o sobie mówił, bez długich rozłąk jego małżeństwu brakowałoby <text:span text:style-name="T455">tych</text:span> impulsów intensywności, <text:span text:style-name="T455">gdy wracał</text:span>; miał za sobą <text:span text:style-name="T456">prawie 4</text:span> lata przebywania w przestrzeni kosmicznej na pomniejszych misjach, nim zakwalifikował się do obecnej wyprawy i ostatecznie został jej dowódcą, <text:span text:style-name="T7">a jednocześnie najstarszym uczestnikiem</text:span>. </text:p>
      <text:p text:style-name="P5"><text:tab/><text:span text:style-name="T31">Tom</text:span> już w czasie miesięcy szkoleń był wysoko ceniony tak przez instruktorów, jak przez kolegów. Szczególne uznanie budziła jego odporność na stres i zdolności interpersonalne. </text:p>
      <text:p text:style-name="P5">Miał pozytywny wpływ na grupę oraz naturalną zdolność rozładowywania napięć, które zdarzały się między rekrutami.<text:span text:style-name="T441"> </text:span>Sam nigdy nie był stroną konfliktu, a powód tego zdawał się tkwić w tym, że nikt nie traktował go jako rywala i nie czuł potrzeby konkurowania z nim. <text:span text:style-name="T441">Od tamtej pory przylgnęła do niego ksywka „Ojciec”, która opisywała jego opiekuńcze skłonności, ale też dojrzały wiek; w obecnej ekipie, przekornie nazywano go „Starym”, skoro mieli też w drużynie „Młodego”. </text:span><text:soft-page-break/>Bez wątpienia był wyjątkowo inteligentny, lecz pod wzg<text:span text:style-name="T10">l</text:span>ędem biegłości w poszczególnych dziedzinach i sprawności fizycznej był na tle pozostałych uczestników szkolenia przeciętniakiem.</text:p>
      <text:p text:style-name="P8"><text:tab/><text:span text:style-name="T441">Naukowiec</text:span> ocknął się nagle. Miał wrażenie, że usłyszał jakiś nieo<text:span text:style-name="T416">k</text:span>reślony, stłumiony dźwięk <text:span text:style-name="T441">za ścianą</text:span>. Otworzył ciężkie powieki; sufit pokryty farbą elektroluminescencyjną już pojaśniał imitując wschód słońca i zwiastując rozpoczęcie kolejnego dnia służby. Rozwiązanie </text:p>
      <text:p text:style-name="P8">z automatycznym oświetleniem pomagało <text:span text:style-name="T1">zachować</text:span> naturalny, <text:span text:style-name="T1">dobowy</text:span> rytm aktywności <text:span text:style-name="T427">personelu</text:span>, a także utrzymywało ich w lepszej formie psychofizycznej, <text:span text:style-name="T1">co zostało już potwierdzone długotrwałymi badaniami jeszcze na ziemi. </text:span></text:p>
      <text:p text:style-name="P9"><text:tab/>Ponownie zamknął oczy, a jedyne co docierało do jego uszu, to miarowe, monotonne brzęczenie urządzeń podtrzymujących <text:s/>funkcje pokładowe. Dźwięki zlewały się w jednolity szum, będący <text:span text:style-name="T423">aktualnie</text:span> <text:span text:style-name="T441">nieodzowną</text:span> częścią jego <text:span text:style-name="T2">życia.</text:span></text:p>
      <text:p text:style-name="P10">- Burt, Mark, przyjdźcie natychmiast do kantyny – <text:span text:style-name="T424">r</text:span>ozległ<text:span text:style-name="T424">o</text:span> się z interkomu <text:span text:style-name="T424">wezwanie</text:span> <text:span text:style-name="T10">mechanika</text:span> Franka.</text:p>
      <text:p text:style-name="P10"><text:tab/>Było coś niepokojącego w jego <text:span text:style-name="T424">głosie</text:span>. </text:p>
      <text:p text:style-name="P10">- Coś jest nie tak – przeszło przez myśl <text:span text:style-name="T452">trzydziestodwulatkowi</text:span>, <text:span text:style-name="T3">gdy stawał boso na podgrzewanym parkiecie, wyłożonym imitacją nieznanego mu drewna</text:span>. - Musiała przyjść <text:span text:style-name="T3"><text:s/></text:span>wiadomość z agencji <text:span text:style-name="T3">i lądowanie zostanie opóźnione.</text:span></text:p>
      <text:p text:style-name="P11"><text:tab/>Wskoczył w spodnie <text:span text:style-name="T442">wyjęte z przeźroczystej szafki przy łóżku</text:span>, <text:span text:style-name="T442">podniósł niedbale porzucone trampki i wsunął je na bose stopy. Wykonał kilka skłonów, by się porozciągać i porzucić resztkę niedokończonego snu zalegającego w głowie. </text:span><text:s/><text:span text:style-name="T442">P</text:span>rzyciskiem uruchomił rozsuwane drzwi </text:p>
      <text:p text:style-name="P13">i schyl<text:span text:style-name="T453">ony</text:span>, <text:span text:style-name="T453">energicznie</text:span> ruszył <text:span text:style-name="T4">klaustrofobicznym korytarzem, którego dwie ledowe pręgi emitujące zimne światło na skrajach gumowanej podłogi, wiodły wprost do garażu. Parkowały tam quad i łazik, zabezpieczone linami. Po lewej minął rząd lśniących nowością kombinezonów, zamkniętych w specjalnie do tego celu przygotowanych kapsułach. Teraz pozostało już tylko odchylić masywny właz i przecisnąć się przez wąską śluzę, łączącą moduł lądownika nr 1, gdzie był zakwaterowany wraz z Frankiem i znajdował się na pokładzie głównym. </text:span></text:p>
      <text:p text:style-name="P12"><text:tab/><text:span text:style-name="T5">Ledwo zjawił się w ładowni pokładu głównego, przez śluzę lądownika nr 2 wychyliła się postać Burta Krogman’a.</text:span></text:p>
      <text:p text:style-name="P14">- Co jest grane? – rzucił <text:span text:style-name="T443">Burt,</text:span> <text:span text:style-name="T443">lekko zestresowany osobliwym komunikatem z rana</text:span>.</text:p>
      <text:p text:style-name="P14">- Sam chciałbym wiedzieć – odpowiedział i spojrzał, czy za plecami Burta nie pojawi się postać <text:span text:style-name="T443">Starego</text:span>.</text:p>
      <text:p text:style-name="P14">- M<text:span text:style-name="T6">usi być </text:span>z <text:span text:style-name="T444">Młodym</text:span>, <text:span text:style-name="T6">inaczej też by go wołał </text:span>- Burt <text:span text:style-name="T8">wyprzedził pytanie.</text:span></text:p>
      <text:p text:style-name="P16"><text:tab/><text:span text:style-name="T425"> Stal dudniła pod ich krokami, gdy wspólnie przemierzali labirynt skrzyń z tworzywa, piętrzących się, aż po podwieszaną pod stropem suwnicę. Lwia część z nich, zawierała prowiant i części zamienne, niewielki ułamek był już pusty i zalegał w osobnej kolumnie.</text:span></text:p>
      <text:p text:style-name="P15"><text:tab/><text:span text:style-name="T7">Kantyna była dość obszerna i przytulna. Pełniła jednocześnie rolę sali narad i stołówki. Było tu trochę specjalnie dostosowanego sprzętu agd, ale też stanowisko dla kilku komputerów i płaski ekran, który zajmował całą ścianę – a może po prostu był ścianą. Po szafkach były poupychane produkty spożywcze i kilka naczyń – większość pokarmów spożywano wprost z pierwotnych opakowań. Przy owalnym stole z wbudowanym interaktywnym wyświetlaczem, stały cztery czarne krzesła z włókna szklanego o miękkim obiciu, na jednym z nich spoczywał przygarbiony, młody mężczyzna, ubrany w ciemno-niebieski dres z logo NASA. </text:span></text:p>
      <text:p text:style-name="P15"><text:span text:style-name="T7"><text:tab/>Wezwani przez niego załoganci, weszli do pomieszczenia i natychmiast spostrzegli, że spod owocowej mrożonki przyciskanej przez Franka do lewego policzka cieknie krew, która następnie kapie na stół i zieloną terakotową posadzkę bez spoin.</text:span></text:p>
      <text:p text:style-name="P17">- Co się stało? – wystrzelił emocjonalnie Burt i w dwóch susach znalazł się przy <text:span text:style-name="T445">mechaniku</text:span> <text:span text:style-name="T9">oglądając pociągłe skaleczenie na jego twarzy, która zdążyła już lekko spuchnąć.</text:span></text:p>
      <text:p text:style-name="P18">- Rzucił się na mnie! - krzyknął <text:span text:style-name="T445">Młody</text:span> i zasyczał z bólu.</text:p>
      <text:p text:style-name="P20">- <text:span text:style-name="T31">Tom</text:span>? - zapytali jednocześnie, zdezorientowani Mark <text:span text:style-name="T445">z</text:span> Burt’<text:span text:style-name="T445">em</text:span>. - Jak do tego doszło, gdzie <text:span text:style-name="T11">on </text:span>jest? - dodał rozgorączkowany Burt chwytając się nerwowo za głowę, <text:span text:style-name="T450">kręcąc nią na boki</text:span></text:p>
      <text:p text:style-name="P20"><text:span text:style-name="T450">z niedowierzaniem</text:span>. <text:span text:style-name="T446">Młody nic nie powiedział, tylko wskazał drżącą ręką kierunek.</text:span></text:p>
      <text:p text:style-name="P20"><text:soft-page-break/><text:tab/>Rana nie wyglądała poważnie, ale samo zajście wydawało się być tak niedorzeczne, że wszyscy trzej sprawiali wrażenie skołowanych. <text:span text:style-name="T11">Wreszcie Mark Winkler pierwszy oprzytomniał </text:span></text:p>
      <text:p text:style-name="P20"><text:span text:style-name="T11">i skierował się ku ambulatorium po apteczkę i gdzie spodziewał się znaleźć Tom’a. Zauważył, że najwyraźniej z tego samego kierunku przyszedł Frank, gdyż podłogę znaczyły ślady krwi. </text:span></text:p>
      <text:p text:style-name="P19"><text:tab/><text:span text:style-name="T420">Rozsuwane drzwi izby były związane stetoskopem, co tylko zwielokrotniło uczucie szoku jaki od dłuższej chwili nie opuszczał Marka. </text:span></text:p>
      <text:p text:style-name="P19"><text:span text:style-name="T12">- Co tu się do cholery dzieje?! – wyartykułował z wzbierającą w nim frustracją.</text:span></text:p>
      <text:p text:style-name="P20"><text:span text:style-name="T12"><text:tab/>Spojrzał przez prostokątną szybkę do wnętrza i osłupiał. Zimny dreszcz przeszył jego ciało od góry do dołu i z powrotem. Tom Clark, wysoki, szczupły szpakowaty facet po 50-ce, stał tuż za drzwiami i patrzył w jego kierunku nieobecnym wzrokiem, wyglądał obco, nie zareagował w żaden sposób. Nim fizyk podjął jakieś kroki, doszli dwaj pozostali astronauci z kantyny.</text:span></text:p>
      <text:p text:style-name="P19"><text:span text:style-name="T12">- Jest w środku – wskazał Mark.</text:span></text:p>
      <text:p text:style-name="P21">- Tak. <text:span text:style-name="T13">On mówi, że Clark postradał zmysły – Krogman klepnął w ramię Młodego.</text:span></text:p>
      <text:p text:style-name="P22">- Zaatakował mnie, sami zobaczcie w jakim jest stanie – zareplikował Frank z grymasem bólu na twarzy i podszedł do drzwi, <text:span text:style-name="T422">aby osobiście</text:span> się upewnić, że to wszystko nie jest jedynie grą jego wyobraźni.</text:p>
      <text:p text:style-name="P22"><text:tab/><text:span text:style-name="T447">Ewidentnie</text:span>, ich dowódca sprawiał wrażenie, jakby duchem był <text:span text:style-name="T14">w</text:span> <text:span text:style-name="T14">najlepszym razie </text:span>na Ziemi. <text:span text:style-name="T14">Zdecydowanie nie był obecny na orbicie Marsa, gdzie przebywało jego ciało wpatrujące się tępym spojrzeniem w nicość. Ciszę jaka zapadła w trakcie, gdy wszyscy trzej przyglądali się bezsilnie temu zjawisku przerwał Burt Krogman.</text:span></text:p>
      <text:p text:style-name="P23">- <text:span text:style-name="T32">Tom</text:span>! Co jest, chłopie? - <text:span text:style-name="T32">Tom Clark</text:span> był ostatnią osobą, po której można by się spodziewać takiego zachowania. Burt nie odpuszczał – Słysz<text:span text:style-name="T32">ysz</text:span> mnie? <text:span text:style-name="T454">Stary</text:span>, nie wygłupiaj się – zaczął rozplątywać <text:span text:style-name="T15">stetoskop, by dostać się do środka.</text:span></text:p>
      <text:p text:style-name="P24">- Przestań – powstrzymał go Mark.</text:p>
      <text:p text:style-name="P25">- On ma rację – przytaknął <text:span text:style-name="T448">pokładowy mechanik</text:span> i odciągnął <text:span text:style-name="T447">wzburzonego Burta</text:span> <text:span text:style-name="T421">na bok</text:span>. - Musimy się skontaktować z dowództwem, opisać co się stało i prosić o <text:span text:style-name="T447">pomoc</text:span>. Nie pogarszajmy sytuacji.</text:p>
      <text:p text:style-name="P25"><text:tab/><text:span text:style-name="T454">Ojciec</text:span> pozostał tak, jak stał. Reszta załogi udała się do kantyny, gdzie Frank spisał relację </text:p>
      <text:p text:style-name="P25">z feralnych wydarzeń i bezzwłocznie j<text:span text:style-name="T16">ą</text:span> nadał. <text:span text:style-name="T16">W oczekiwaniu na odpowiedź Burt co kilka minut sprawdzał sytuację w ambulatorium, ale nic nie wskazywało na poprawę stanu Clarka. </text:span></text:p>
      <text:p text:style-name="P26"><text:tab/><text:span text:style-name="T16">Po około trzydziestu minutach od przesłania raportu otrzymali potwierdzenie, że ich wiadomość dotarła. Była to stała procedura na wypadek problemów z komunikacją, pozwalała uniknąć nieporozumień i straty cennego czasu.</text:span></text:p>
      <text:p text:style-name="P27"><text:span text:style-name="T16"><text:s/><text:tab/></text:span></text:p>
      <text:p text:style-name="P28"><text:tab/><text:span text:style-name="T18">JSC Houston 09 23 2035r.</text:span></text:p>
      <text:p text:style-name="P30"><text:span text:style-name="T17">Czas pokładowy 5:</text:span><text:span text:style-name="T21">24</text:span></text:p>
      <text:p text:style-name="P30"><text:span text:style-name="T17"/></text:p>
      <text:p text:style-name="P32"><text:span text:style-name="T17"><text:tab/>W odpowiedzi na wiadomość z 09 23 2035r., </text:span><text:span text:style-name="T19">nadaną ze statku Spectre, </text:span><text:span text:style-name="T17"><text:s/>czasu pokładowego 5:08, o treści:</text:span></text:p>
      <text:p text:style-name="P32"><text:span text:style-name="T17"/></text:p>
      <text:p text:style-name="P32"><text:span text:style-name="T17"><text:tab/>„</text:span><text:span text:style-name="T19">Mamy tu nieprzewidziany problem z dowódcą </text:span><text:span text:style-name="T22">Tom’em</text:span><text:span text:style-name="T19"> Clark’iem. Clark popadł w stan swoistego stuporu z chwilowymi napadami agresji.</text:span></text:p>
      <text:p text:style-name="P35"><text:span text:style-name="T17"><text:tab/>Około godziny </text:span><text:span text:style-name="T20">4:5</text:span><text:span text:style-name="T17">0 nie mogąc spać przeszedłem napić się czegoś do kantyny. Wtedy zauważyłem obecność </text:span><text:span text:style-name="T22">Tom’a</text:span><text:span text:style-name="T17"> w ambulatorium i poszedłem do niego z myślą, że porozmawiamy </text:span></text:p>
      <text:p text:style-name="P35"><text:span text:style-name="T17">o zadaniach na dziś, ale nie reagował na moje słowa, tylko stał przy umywalce i spoglądał w lustro. Podszedłem i <text:s/>dotknąłem go lekko w ramię, a ten odwrócił się i z dzikością w oczach </text:span><text:span text:style-name="T23">uderzył mnie w twarz </text:span><text:span text:style-name="T24">ostrym </text:span><text:span text:style-name="T23">narzędziem</text:span><text:span text:style-name="T20">. Odskoczyłem od niego, a on uspokoił się w mgnieniu oka. Próbowałem jeszcze przemówić mu do rozumu, ale bezskutecznie. Zamknąłem </text:span><text:span text:style-name="T26">pomieszczenie</text:span><text:span text:style-name="T20">, by nie mógł go opuścić, po czym wezwałem resztę </text:span><text:span text:style-name="T27">składu</text:span><text:span text:style-name="T20">. Teraz </text:span><text:span text:style-name="T28">liczymy</text:span><text:span text:style-name="T20"> na </text:span><text:span text:style-name="T28">zalecenia</text:span><text:span text:style-name="T20"> co robić. </text:span></text:p>
      <text:p text:style-name="P34"><text:span text:style-name="T20"><text:tab/></text:span><text:span text:style-name="T29">Przejrzeliśmy</text:span><text:span text:style-name="T20"> instrukcje na podobne sytuacje, ale ta znacznie odbiega od tych opisanych, poza tym dziś jeden z kluczowych dni misji, a t</text:span><text:span text:style-name="T25">o zdarzenie</text:span><text:span text:style-name="T20"> ma niebagatelny wpływ na </text:span><text:span text:style-name="T25">naszą</text:span><text:span text:style-name="T20"> sytuację. </text:span><text:span text:style-name="T29">Dajcie znać jak postępować.</text:span></text:p>
      <text:p text:style-name="P36">Notatkę sporządził i świadkiem wydarzeń był Frank Drebin „</text:p>
      <text:p text:style-name="P37"><text:soft-page-break/></text:p>
      <text:p text:style-name="P38">Wiadomość została przyjęta, trwa rozpatrywanie, spodziewany czas nadejścia odpowiedzi 5:4<text:span text:style-name="T415">9</text:span> czasu pokładowego.<text:tab/></text:p>
      <text:p text:style-name="P39">Wiadomość odebrała Layla Clyde</text:p>
      <text:p text:style-name="P40"/>
      <text:p text:style-name="P41"><text:span text:style-name="T33">- Hall, sprzątnij ten bałagan – Burt wywołał robota sprzątającego, zadokowanego w wąskiej szparze pod jedną z szafek, gdzie ładował baterie i uzupełniał niezbędne płyny. </text:span><text:span text:style-name="T47">Niewielki d</text:span><text:span text:style-name="T45">roid</text:span><text:span text:style-name="T34"> </text:span><text:span text:style-name="T47">o kształtach leżącego koła, </text:span><text:span text:style-name="T34">posłusznie wysunął się z</text:span><text:span text:style-name="T37">e</text:span><text:span text:style-name="T34"> swej nory, </text:span><text:span text:style-name="T47">mrugając przy okazji kilkoma kontrolkami, <text:s text:c="2"/>umieszczonymi w wierzchniej części obudowy.</text:span><text:span text:style-name="T34"> </text:span><text:span text:style-name="T47">P</text:span><text:span text:style-name="T34">otrzebował tylko chwili, by zorientować się w sytuacji, po czym przystąpił do zmywania </text:span><text:span text:style-name="T46">regularnie okrągłych</text:span><text:span text:style-name="T34"> plam z podłogi. Z wielką gracją poruszał się między </text:span><text:span text:style-name="T42">krzesłami</text:span><text:span text:style-name="T34"> i jeśli było to potrzebne przesuwał je delikatnie, lecz jeśli poczuł zbyt duży opór, zatrzymywał się i z wielką powagą wypowiadał słowo „przepraszam”, zawsze dodając imię adresata swych przeprosin.</text:span></text:p>
      <text:p text:style-name="P42"><text:span text:style-name="T33">- Przepraszam Mark – Mark uniósł się nieznacznie nad krzesło, które zostało </text:span><text:span text:style-name="T43">w mig</text:span><text:span text:style-name="T33"> przesunięte, posadzka wyczyszczona, </text:span><text:span text:style-name="T35">a</text:span><text:span text:style-name="T33"> Hall czmychnął w poszukiwaniu </text:span><text:span text:style-name="T44">dalszych</text:span><text:span text:style-name="T33"> zanieczyszczeń.</text:span></text:p>
      <text:p text:style-name="P42"><text:span text:style-name="T33">Komizmu sytuacji dodawał fakt, </text:span><text:span text:style-name="T39">iż</text:span><text:span text:style-name="T33"> Burt z Tomem, jeszcze na ziemi testowali Hall’a i poza znamiennym imieniem </text:span><text:span text:style-name="T35">nadali mu również głos </text:span><text:span text:style-name="T39">pamiętnego</text:span><text:span text:style-name="T35"> Hall’a 9000. Frank nikomu się do tego nie przyznał, lecz przeszły go ciarki, gdy Hall na prośbę pozostałych zaśpiewał pierwszy raz „Daisy”. </text:span></text:p>
      <text:p text:style-name="P43"><text:span text:style-name="T35">- </text:span><text:span text:style-name="T33">Hall, znasz jakiś nowy żart? - Mark obrócił się w stronę robota podążającego do drzwi wychodzących na ambulatorium.</text:span></text:p>
      <text:p text:style-name="P43"><text:span text:style-name="T33">- </text:span><text:span text:style-name="T41">Przykro mi</text:span><text:span text:style-name="T33">, moja ostatnia aktualizacja odbyła się 4 doby, 15 godzin i 2</text:span><text:span text:style-name="T39">7</text:span><text:span text:style-name="T33">, 2</text:span><text:span text:style-name="T39">8</text:span><text:span text:style-name="T33">, </text:span><text:span text:style-name="T38">2</text:span><text:span text:style-name="T39">9</text:span><text:span text:style-name="T33">…</text:span></text:p>
      <text:p text:style-name="P43"><text:span text:style-name="T33">- Dość! - Roześmiał się </text:span><text:span text:style-name="T39">gromko</text:span><text:span text:style-name="T33"> </text:span><text:span text:style-name="T45">Krogman</text:span><text:span text:style-name="T33">.</text:span></text:p>
      <text:p text:style-name="P43"><text:span text:style-name="T33">- … 32 sekundy temu i nie mam nic nowego do zaprezentowania – niewzruszonym, acz grzecznym głosem dokończył jak zwykle precyzyjny </text:span><text:span text:style-name="T45">robot</text:span><text:span text:style-name="T33">.</text:span></text:p>
      <text:p text:style-name="P43"><text:span text:style-name="T33">- Zdaje się, że nie słyszałem </text:span><text:span text:style-name="T40">t</text:span><text:span text:style-name="T33">wojego ostatniego żartu Hall –</text:span><text:span text:style-name="T36"> ponowił prośbę </text:span><text:span text:style-name="T45">Winkler</text:span><text:span text:style-name="T36">.</text:span></text:p>
      <text:p text:style-name="P1"><text:span text:style-name="T36">- </text:span><text:span text:style-name="T48">Rok 2055. Pasażerska rakieta startuje z Ziemi na Marsa i po chwili jest już w przestrzeni kosmicznej. Z głośnika słychać głos:</text:span><text:span text:style-name="T57"><text:line-break/></text:span><text:span text:style-name="T48">- Szanowni państwo, witamy na pokładzie naszego wahadłowca. Lot jest w pełni automatyczny</text:span></text:p>
      <text:p text:style-name="P1"><text:span text:style-name="T48">i przebiega zgodnie ze wskazaniami urządzeń kontrolowanych przez centralny komputer. Mogą się państwo czuć całkowicie bezpiecznie, gdyż cały system naszego komputera został gruntownie sprawdzony przez techników-elektroników i absolutnie nic, a nic ni... moż... się …psuć... nie może... nie zepsuć... nie ... kontroli... ni... może...</text:span><text:span text:style-name="T57"> i </text:span><text:span text:style-name="T72">ko</text:span><text:span text:style-name="T57">… .</text:span></text:p>
      <text:p text:style-name="P44"><text:span text:style-name="T56">- </text:span><text:span text:style-name="T58">Jednak słyszałem</text:span><text:span text:style-name="T56"> – </text:span><text:span text:style-name="T258">bez entuzjazmu</text:span><text:span text:style-name="T257"> </text:span><text:span text:style-name="T56">pokiwał głową Mark.</text:span></text:p>
      <text:p text:style-name="P44"><text:span text:style-name="T56">- Ja nie, i potwierdzam, że za pierwszym razem też nie jest szczególnie śmieszny – </text:span><text:span text:style-name="T258">Młody</text:span><text:span text:style-name="T56"> zrobił kwaśną minę i wszyscy </text:span><text:span text:style-name="T72">parsknęli śmiechem</text:span><text:span text:style-name="T56">, a </text:span><text:span text:style-name="T259">robot</text:span><text:span text:style-name="T56"> jakby ze wstydu </text:span><text:span text:style-name="T58">wywołanego zawodem jaki sprawił, zahałasował małymi kółkami i oddalił się </text:span><text:span text:style-name="T77">przez automatycznie otwarte </text:span><text:span text:style-name="T86">przejście</text:span><text:span text:style-name="T75">.</text:span></text:p>
      <text:p text:style-name="P44"><text:span text:style-name="T58"><text:tab/>Burt wstał od stołu i kolejny raz udał się sprawdzić co </text:span><text:span text:style-name="T59">z Tomem. Zastał Tom’a i Hall’a stojących naprzeciw siebie po przeciwnych stronach drzwi w podobnym stanie zawieszenia. </text:span><text:span text:style-name="T77">Skrzydła drzwi</text:span><text:span text:style-name="T59"> w stałym rytmie </text:span><text:span text:style-name="T76">uruchamiane impulsem radiowym z nadajnika Hall’a</text:span><text:span text:style-name="T59"> próbowały się otworzyć, lecz związane klamki powodowały </text:span><text:span text:style-name="T66">raz po raz </text:span><text:span text:style-name="T59">przymknięcie i po chwili kolejną próbę ich otwarcia. </text:span></text:p>
      <text:p text:style-name="P45"><text:span text:style-name="T56">- Świetna robota Hall, wystarczy, wracaj do siebie – </text:span><text:span text:style-name="T259">droid</text:span><text:span text:style-name="T56"> wystrzelił z miejsca i </text:span><text:span text:style-name="T75">ledwo</text:span><text:span text:style-name="T56"> wyhamował przed zbyt wolno otwierającymi się </text:span><text:span text:style-name="T86">wrotami</text:span><text:span text:style-name="T56"> kantyny.</text:span></text:p>
      <text:p text:style-name="P47"><text:span text:style-name="T56"><text:tab/></text:span><text:span text:style-name="T259">Krogman</text:span><text:span text:style-name="T56"> obserwował to nietypowe zachowanie urządzenia </text:span><text:span text:style-name="T69">z</text:span><text:span text:style-name="T56"> podświadomą zazdroś</text:span><text:span text:style-name="T69">cią</text:span><text:span text:style-name="T56"> </text:span></text:p>
      <text:p text:style-name="P47"><text:span text:style-name="T69">o ubaw jaki mieli odpowiedzialni za Hall’a programiści. On sam jako młody chłopak pasjonował się informatyką, ze szczególnym uwzględnieniem właśnie programowania. Niestety jeszcze przed wyborem studiów poznał </text:span><text:span text:style-name="T70">o rok starszą</text:span><text:span text:style-name="T69"> </text:span><text:span text:style-name="T70">Maggy, która zachęciła go do wspólnego wybrania geologii na Uniwersytecie Chicagowskim. Na początku drugiego roku studi</text:span><text:span text:style-name="T71">ów rzuciła go dla kolegi z grupy i tydzień później wraz z tamtym </text:span><text:span text:style-name="T72">opuściła</text:span><text:span text:style-name="T71"> uczelnię. Dziewczyna próbowała nawiązać z nim kontakt kilka miesięcy p</text:span><text:span text:style-name="T259">o tym</text:span><text:span text:style-name="T71">, lecz on był w niej zbyt mocno zakochany i zarazem dumny, by </text:span><text:span text:style-name="T259">potrafić</text:span><text:span text:style-name="T71"> </text:span><text:span text:style-name="T72">jej</text:span><text:span text:style-name="T71"> </text:span><text:soft-page-break/><text:span text:style-name="T71">wybaczyć. </text:span><text:span text:style-name="T259">On</text:span><text:span text:style-name="T71"> po kilku latach doktoryzował się z geologii Marsa, a Meggy pozostała jego naj</text:span><text:span text:style-name="T269">boleśniejszym </text:span><text:span text:style-name="T71">zawodem.</text:span></text:p>
      <text:p text:style-name="P45"><text:span text:style-name="T56"><text:tab/>Niestety, stan </text:span><text:span text:style-name="T259">pokładowego lekarza</text:span><text:span text:style-name="T56"> nie poprawiał się, </text:span><text:span text:style-name="T87">wręcz</text:span><text:span text:style-name="T56"> z każdą chwilą zdawał się nawet pogarszać, na jego </text:span><text:span text:style-name="T260">bladej </text:span><text:span text:style-name="T56">twarzy </text:span><text:span text:style-name="T66">uwidocznił</text:span><text:span text:style-name="T56"> się wyraźny, nieprzyjemny grymas.</text:span><text:span text:style-name="T259"> </text:span><text:span text:style-name="T271">J</text:span><text:span text:style-name="T260">ego sylwetka, nabrała na pewien sposób upiornej formy.</text:span></text:p>
      <text:p text:style-name="P45"><text:span text:style-name="T56">- Co się z tobą dzieje, Tom. Ja chyba śnię – pomyślał w duchu </text:span><text:span text:style-name="T260">zrezygnowany geolog</text:span><text:span text:style-name="T56"> i wrócił do kantyny, gdzie właśnie </text:span><text:span text:style-name="T68">otwierano</text:span><text:span text:style-name="T56"> tak wyczekiwan</text:span><text:span text:style-name="T68">ą</text:span><text:span text:style-name="T56"> wiadomość z Ziemi.</text:span></text:p>
      <text:p text:style-name="P46"><text:span text:style-name="T56"><text:tab/></text:span></text:p>
      <text:p text:style-name="P29"><text:span text:style-name="T18">JSC Houston 09 23 2035r.</text:span></text:p>
      <text:p text:style-name="P31"><text:span text:style-name="T327">Czas pokładowy 5:</text:span><text:span text:style-name="T328">38</text:span></text:p>
      <text:p text:style-name="P31"><text:span text:style-name="T328"/></text:p>
      <text:p text:style-name="P33"><text:span text:style-name="T328"><text:tab/>Wstrzymajcie się z jakimikolwiek akcjami i pod żadnym pozorem nie wchodźcie do ambulatorium. </text:span><text:span text:style-name="T329">Czekajcie na wytyczne. Prowadzimy </text:span><text:span text:style-name="T331">narady</text:span><text:span text:style-name="T329"> ze specjalistami.</text:span></text:p>
      <text:p text:style-name="P31"><text:span text:style-name="T329"><text:tab/>Dyrektor Wykonawczy Ron</text:span><text:span text:style-name="T330">ald</text:span><text:span text:style-name="T329"> Walker</text:span></text:p>
      <text:p text:style-name="P33"><text:span text:style-name="T329"/></text:p>
      <text:p text:style-name="P49"><text:span text:style-name="T333">B</text:span><text:span text:style-name="T332">urt zasiadł bez słowa do </text:span><text:span text:style-name="T395">jednego z laptopów </text:span><text:span text:style-name="T396">przy</text:span><text:span text:style-name="T395"> stanowisku z boku kantyny</text:span><text:span text:style-name="T332"> i odłączył drzwi </text:span><text:span text:style-name="T377">sali medycznej</text:span><text:span text:style-name="T332"> od systemu. W tym samym czasie </text:span><text:span text:style-name="T403">mechanik</text:span><text:span text:style-name="T396"> </text:span><text:span text:style-name="T400">odstawił plastikowy kubek, z którego</text:span><text:span text:style-name="T332"> wziął ostatni łyk </text:span><text:span text:style-name="T400">wody i wrzucił </text:span><text:span text:style-name="T403">foliowe</text:span><text:span text:style-name="T400"> opakowanie</text:span><text:span text:style-name="T399"> </text:span><text:span text:style-name="T400">po </text:span><text:span text:style-name="T402">równie </text:span><text:span text:style-name="T403">foliowym</text:span><text:span text:style-name="T402"> w smaku</text:span><text:span text:style-name="T400"> risotto, </text:span><text:span text:style-name="T403">d</text:span><text:span text:style-name="T400">o zgniatarki</text:span><text:span text:style-name="T398">. W</text:span><text:span text:style-name="T332">ychodząc z pomieszczenia rzucił tylko – Idę się przebrać – </text:span><text:span text:style-name="T394">ciągle</text:span><text:span text:style-name="T332"> był w pid</text:span><text:span text:style-name="T334">ż</text:span><text:span text:style-name="T332">amie.</text:span></text:p>
      <text:p text:style-name="P48"><text:span text:style-name="T332">- Co myślisz? - zagadnął ściszonym głosem Mark, gdy </text:span><text:span text:style-name="T400">przejście się zasunęło</text:span><text:span text:style-name="T332">.</text:span></text:p>
      <text:p text:style-name="P48"><text:span text:style-name="T332">- To jakaś matnia. Najgorsza rzecz, jaka mogła się </text:span><text:span text:style-name="T396">nam</text:span><text:span text:style-name="T332"> zdarzyć, do tego w newralgicznym momencie. Mam nadzieję, że </text:span><text:span text:style-name="T373">c</text:span><text:span text:style-name="T332">i tam – </text:span><text:span text:style-name="T393">pokazał</text:span><text:span text:style-name="T332"> ręką na ekran laptopa – coś wymyślą.</text:span></text:p>
      <text:p text:style-name="P50"><text:span text:style-name="T332">- Nie wyobrażam sobie co zrobimy, jeśli nie poskładają </text:span><text:span text:style-name="T396">Starego</text:span><text:span text:style-name="T332"> na powrót w jedną całość. - </text:span><text:span text:style-name="T401">od</text:span><text:span text:style-name="T373">rzekł</text:span></text:p>
      <text:p text:style-name="P50"><text:span text:style-name="T373">z obawą </text:span><text:span text:style-name="T332">Mark.</text:span></text:p>
      <text:p text:style-name="P51"><text:span text:style-name="T332">- </text:span><text:span text:style-name="T338">Myślę</text:span><text:span text:style-name="T332">, że tak długo zwlekają, bo pobierają zapisy z kamer – Burt rozejrzał się po suficie, lecz nie znalazł niczego, na czym mógłby zaczepić podejrzliwe spojrzenie. – Jestem pewny, że gdzieś tu są – dodał po chwili.</text:span></text:p>
      <text:p text:style-name="P52"><text:span text:style-name="T332"><text:tab/>Oficjalnie kamery </text:span><text:span text:style-name="T337">powinny</text:span><text:span text:style-name="T332"> się znajdować jedynie w pomieszczeniach technicznych, nieoficjalnie miały być wszędzie, nawet w </text:span><text:span text:style-name="T337">socjalnych i</text:span><text:span text:style-name="T332"> „prywatnych”.</text:span></text:p>
      <text:p text:style-name="P51"><text:span text:style-name="T332">- Jeśli masz rację, to pobranie plików i weryfikacja zapisów zajmie </text:span><text:span text:style-name="T335">wieki</text:span><text:span text:style-name="T332"> – powątpiewał </text:span><text:span text:style-name="T396">Winkler</text:span><text:span text:style-name="T332">.</text:span></text:p>
      <text:p text:style-name="P51"><text:span text:style-name="T332"><text:tab/>Drzwi </text:span><text:span text:style-name="T334">z cichym elektrycznym szumem</text:span><text:span text:style-name="T332"> </text:span><text:span text:style-name="T336">ponow</text:span><text:span text:style-name="T396">n</text:span><text:span text:style-name="T336">ie się </text:span><text:span text:style-name="T371">rozsunęły</text:span><text:span text:style-name="T336"> </text:span><text:span text:style-name="T332">i wpadł przez nie zziajany </text:span><text:span text:style-name="T396">mechanik</text:span><text:span text:style-name="T332">. </text:span><text:span text:style-name="T377">Opatrunek założony przez Marka trzymał się już tylko na jednym plastrze.</text:span></text:p>
      <text:p text:style-name="P53"><text:span text:style-name="T332">- Nie uwierzycie – krzyknął </text:span><text:span text:style-name="T396">rozdygotanym głosem</text:span><text:span text:style-name="T332">, wciąż ubrany w pidżamę.</text:span></text:p>
      <text:p text:style-name="P53"><text:span text:style-name="T332"><text:tab/>Siedzący spojrzeli po sobie ze zdumieniem, malującym wielkie znaki zapytania na ich twarzach.</text:span></text:p>
      <text:p text:style-name="P53"><text:span text:style-name="T332">- </text:span><text:span text:style-name="T335">Mam zdemolowaną</text:span><text:span text:style-name="T332"> sypialnię! </text:span><text:span text:style-name="T373">-</text:span><text:span text:style-name="T332"> </text:span><text:span text:style-name="T373">w</text:span><text:span text:style-name="T332">ykrzyczał jeszcze głośniej, zapominając o bolącym policzku. </text:span><text:span text:style-name="T403">Tego dnia miał już dość niespodzianek.</text:span></text:p>
      <text:p text:style-name="P56"><text:span text:style-name="T332"/></text:p>
      <text:p text:style-name="P57"><text:span text:style-name="T332">*</text:span></text:p>
      <text:p text:style-name="P56"><text:span text:style-name="T332"/></text:p>
      <text:p text:style-name="P55"><text:span text:style-name="T332"><text:tab/></text:span><text:span text:style-name="T404">Dzięki </text:span><text:span text:style-name="T405">przeszkleniu</text:span><text:span text:style-name="T404"> mieszcząc</text:span><text:span text:style-name="T405">e</text:span><text:span text:style-name="T404">m się na wschodniej ścianie, sala konferencyjna, była już dobrze nasłoneczniona o tej porze dnia. </text:span><text:span text:style-name="T405">Zebrało</text:span><text:span text:style-name="T339"> się </text:span><text:span text:style-name="T405">tutaj</text:span><text:span text:style-name="T339"> kilka najważniejszych osób zaangażowanych w „Mars </text:span><text:span text:style-name="T384">T</text:span><text:span text:style-name="T339">erraforming </text:span><text:span text:style-name="T384">P</text:span><text:span text:style-name="T339">roject”, </text:span><text:span text:style-name="T340">wśród </text:span><text:span text:style-name="T405">obecnych</text:span><text:span text:style-name="T340"> wyczuwało się napięcie.</text:span><text:span text:style-name="T339"> Na ścianie, lekko powyżej centralnie </text:span><text:span text:style-name="T381">umiejscowionego</text:span><text:span text:style-name="T339"> obszernego</text:span><text:span text:style-name="T404"> </text:span><text:span text:style-name="T339">stołu, </text:span><text:span text:style-name="T404">którego grafitowy kolor doskonale korespondował z ciemną wykładziną podłogi,</text:span><text:span text:style-name="T339"> znajdował się ogromny </text:span><text:span text:style-name="T383">wyświetlacz panelowy</text:span><text:span text:style-name="T339"> </text:span><text:span text:style-name="T378">i</text:span><text:span text:style-name="T340"> patrzyły z niego twarze d</text:span><text:span text:style-name="T345">wojga</text:span><text:span text:style-name="T340"> konsultantów biorących zdalny udział w naradzie. </text:span><text:span text:style-name="T341">Rozmowy ucichły, gdy do </text:span><text:span text:style-name="T343">pomieszczenia </text:span><text:span text:style-name="T341">wszedł </text:span><text:span text:style-name="T343">bezceremonialnie</text:span><text:span text:style-name="T341"> szef JSC Houston Kurt Rumens. </text:span><text:span text:style-name="T342">Średniego wzrostu, </text:span><text:span text:style-name="T341">korpulentny</text:span><text:span text:style-name="T342"> m</text:span><text:span text:style-name="T341">ężczyzna </text:span><text:span text:style-name="T408">blisko</text:span><text:span text:style-name="T341"> </text:span><text:span text:style-name="T405">7</text:span><text:span text:style-name="T341">0-tki. </text:span><text:span text:style-name="T342">Nalana, lekko uśmiechnięta twarz</text:span><text:span text:style-name="T344"> </text:span><text:span text:style-name="T342">zdawała się mówić, że jest </text:span><text:span text:style-name="T344">on</text:span><text:span text:style-name="T342"> zadowolony z funkcji, </text:span><text:span text:style-name="T344">jaką</text:span><text:span text:style-name="T342"> pełni i z życia jakie wiedzie, </text:span><text:span text:style-name="T343">które w praktyce ograniczało się właśnie do </text:span><text:span text:style-name="T344">pełnionej funkcji, czyli</text:span><text:span text:style-name="T343"> kierowania największym centrum lotów kosmicznych na ziemi.</text:span></text:p>
      <text:p text:style-name="P54"><text:soft-page-break/><text:span text:style-name="T343"><text:tab/></text:span><text:span text:style-name="T344">Kurt rozsiadł się w </text:span><text:span text:style-name="T351">wygodnym</text:span><text:span text:style-name="T344"> obrotowym fotelu stojącym w </text:span><text:span text:style-name="T368">eksponowanym</text:span><text:span text:style-name="T344"> miejscu przy stole, sytuując się frontalnie do ekranu. </text:span><text:span text:style-name="T397">Nieomal potrącił butelkę z wodą, gdy uruchamiał</text:span><text:span text:style-name="T344"> gestem dłoni, mikrofon wbudowany w blat, by przywitać się również z uczestnikami telekonferencji. </text:span></text:p>
      <text:p text:style-name="P58"><text:span text:style-name="T332">- Witam wszystkich, szczególnie panią d</text:span><text:span text:style-name="T345">okto</text:span><text:span text:style-name="T332">r </text:span><text:span text:style-name="T345">Barbarę Spark </text:span><text:span text:style-name="T332">i pana profesora </text:span><text:span text:style-name="T346">Igora Stavinsky’ego</text:span><text:span text:style-name="T332">, którzy byli tak uprzejmi, by dołączyć do nas o tak wczesnej porze – </text:span><text:span text:style-name="T345">jego głos był wiarygodnie życzliwy, a wymienieni z nazwiska odwzajemnili się uprzejmym skinieniem. - Państwa nie trzeba w tym gronie bliżej przedstawiać,</text:span><text:span text:style-name="T346"> – </text:span><text:span text:style-name="T373">r</text:span><text:span text:style-name="T346">zeczywiście, oboje byli </text:span><text:span text:style-name="T347">najwyższe</text:span><text:span text:style-name="T346">j klasy specjalistami psychiatrii klinicznej, mieli również swój wkład w badania </text:span><text:span text:style-name="T383">zachowań astronautów</text:span><text:span text:style-name="T346">. - przejdźmy więc do meritum naszego spotkania –</text:span><text:span text:style-name="T348"> </text:span><text:span text:style-name="T352">p</text:span><text:span text:style-name="T348">rzerwał, szukając odpowiedniego dokumentu w leżącym przed nim pliku papierów. - Jak państwu wiadomo, – </text:span><text:span text:style-name="T373">k</text:span><text:span text:style-name="T348">ontynu</text:span><text:span text:style-name="T349">o</text:span><text:span text:style-name="T348">wał już bardziej oficjalnym tonem, trzymając w ręku odpowiednią kartkę. - </text:span><text:span text:style-name="T350">o</text:span><text:span text:style-name="T348">trzymaliśmy około godziny </text:span><text:span text:style-name="T349">temu bardzo niepokojący raport o </text:span><text:span text:style-name="T350">incydencie</text:span><text:span text:style-name="T349"> na „Spectre”. Celem </text:span><text:span text:style-name="T388">konsultac</text:span><text:span text:style-name="T414">j</text:span><text:span text:style-name="T388">i</text:span><text:span text:style-name="T349"> jest sklasyfikowanie zaistniałego problemu oraz wybranie możliwie najlepszego rozwiązania, pozwalającego na kontynuowanie misji </text:span><text:span text:style-name="T350">zgodnie</text:span></text:p>
      <text:p text:style-name="P58"><text:span text:style-name="T350">z harmonogramem. Ron, </text:span><text:span text:style-name="T352">oddaję ci głos, </text:span><text:span text:style-name="T350">proszę podziel się z nami informacjami, jakie udało się wam pozyskać do tego </text:span><text:span text:style-name="T389">pory</text:span><text:span text:style-name="T350">.</text:span></text:p>
      <text:p text:style-name="P59"><text:span text:style-name="T350">- </text:span><text:span text:style-name="T332">Dziękuję dyrektorze – zwrócił się bez poufałości do przełożonego Ron</text:span><text:span text:style-name="T382">ald</text:span><text:span text:style-name="T332"> Walker, </text:span><text:span text:style-name="T354">wyjmując ręce</text:span></text:p>
      <text:p text:style-name="P62"><text:span text:style-name="T354">z kieszeni jeansów</text:span><text:span text:style-name="T332">. - O godzinie 4:53 doszło na „Spectre” do zajścia, między dowódcą Tom’em Clark’iem i inżynierem Frank’iem </text:span><text:span text:style-name="T353">Drebin’em. - </text:span><text:span text:style-name="T380">w</text:span><text:span text:style-name="T353">stał i podszedł do ściennego ekranu z dzielonym na prostokąty obrazem, gdzie poza obliczami psychiatrów pojawił się też </text:span><text:span text:style-name="T383">kadr</text:span><text:span text:style-name="T353"> przechwycony </text:span></text:p>
      <text:p text:style-name="P62"><text:span text:style-name="T353">z kamer na „Spectre”. - Jednak poprzedzające je wydarzenia są </text:span><text:span text:style-name="T354">równie alarmistyczne, a źródła ich wraz zespołem dopatrujemy się </text:span><text:span text:style-name="T355">w problemach ze snem, jakich w ostatnich dniach doświadczał Tom Clark - </text:span><text:span text:style-name="T373">c</text:span><text:span text:style-name="T355">iągnął wykład Ron i zerkał kątem oka na </text:span><text:span text:style-name="T370">wchodzącą do sali </text:span><text:span text:style-name="T355">asystentkę dyrektora </text:span><text:span text:style-name="T390">Sandrę</text:span><text:span text:style-name="T355">, </text:span></text:p>
      <text:p text:style-name="P59"><text:span text:style-name="T355">z którą miał od kilku miesięcy romans. </text:span><text:span text:style-name="T376">Zdążył ją poznać już całkiem „blisko”, ale mimo to, nie potrafił oderwać oczu od jej </text:span><text:span text:style-name="T379">długich, </text:span><text:span text:style-name="T406">ponętnych </text:span><text:span text:style-name="T376">nóg.</text:span></text:p>
      <text:p text:style-name="P60"><text:span text:style-name="T355"><text:tab/>Z analiz wideo </text:span><text:span text:style-name="T373">wynikało</text:span><text:span text:style-name="T355">, że Tom przez trzy ostatnie noce nie zmrużył oka, a z insomnią borykał się już od kilku tygodni. Nie </text:span><text:span text:style-name="T356">wspominał o swych problemach w obowiązkowych cotygodniowych raportach, </text:span><text:span text:style-name="T376">lecz</text:span><text:span text:style-name="T356"> w dokumentacji z przebiegu poprzednich jego misji były wzmianki o </text:span><text:span text:style-name="T391">pojawiającej</text:span><text:span text:style-name="T356"> się </text:span><text:span text:style-name="T391">u</text:span><text:span text:style-name="T356"> niego bezsenności. Oboje psychiatrów zgodziło się z tezą, że Tom nie wytrzymał długotrwałego stresu, a kilka nocy bez snu doprowadziły do hiperaktywacji mózgu, co mogło wywołać halucynacje, czy wręcz majaki na jawie, a w efekcie </text:span><text:span text:style-name="T374">po</text:span><text:span text:style-name="T356">pchnąć go do irracjonalnych działań. </text:span></text:p>
      <text:p text:style-name="P60"><text:span text:style-name="T356"><text:tab/>Ostatnie nagrania przed feralnym zdarzeniem były tak szokujące, że część dyskutantów </text:span><text:span text:style-name="T357">żądała utajnienia ich przed </text:span><text:span text:style-name="T385">obsadą</text:span><text:span text:style-name="T357"> „Spectre”. Przeważyły jednak głosy, że ujawnienie zapisów kamer uzmysłowi załodze, jak ważna jest pełna współpraca i przestrzeganie procedur obowiązujących każdego z nich w czasie tak ważnej i wymagającej ekspedycji. Przygotowano dokładny plan działania, </text:span><text:span text:style-name="T358">który astronauci musieli wdrożyć.</text:span></text:p>
      <text:p text:style-name="P64"><text:span text:style-name="T358"/></text:p>
      <text:p text:style-name="P64"><text:span text:style-name="T334">*</text:span></text:p>
      <text:p text:style-name="P64"><text:span text:style-name="T334"/></text:p>
      <text:p text:style-name="P63"><text:span text:style-name="T334"><text:tab/></text:span><text:span text:style-name="T366">Ponad</text:span><text:span text:style-name="T359">stumetrowy statek kosmiczny, wynurzał się w absolutnej ciszy z cienia </text:span><text:span text:style-name="T360">planety; <text:s/></text:span><text:span text:style-name="T412">widmowe</text:span><text:span text:style-name="T409"> szpony prześlizgnęły się </text:span><text:span text:style-name="T410">połyskliwie</text:span><text:span text:style-name="T409">, po </text:span><text:span text:style-name="T410">lodow</text:span><text:span text:style-name="T412">ate</text:span><text:span text:style-name="T410">j tafli kadłuba.</text:span><text:span text:style-name="T361"> </text:span><text:span text:style-name="T410">Dwie </text:span><text:span text:style-name="T412">niemierzalne</text:span><text:span text:style-name="T410"> siły, </text:span><text:span text:style-name="T412">zwarte</text:span><text:span text:style-name="T411"> </text:span><text:span text:style-name="T412">w </text:span><text:span text:style-name="T411">odwiecznym sporze</text:span><text:span text:style-name="T410">, </text:span><text:span text:style-name="T411">o </text:span><text:span text:style-name="T413">przebieg niewidzialnej granicy.</text:span></text:p>
      <text:p text:style-name="P63"><text:span text:style-name="T361"/></text:p>
      <text:p text:style-name="P63"><text:span text:style-name="T361"><text:tab/>Efekt lat pracy projektantów i dwuletniego wysiłku inżynierów, był pierwszym pojazdem międzyplanetarnym, który swoje życie rozpoczął nie na Ziemi, </text:span><text:span text:style-name="T362">lecz</text:span><text:span text:style-name="T361"> na jej orbicie. </text:span><text:span text:style-name="T362">Wszystkie moduły zostały ostatecznie połączone w przestrzeni kosmicznej. W rzeczywistości statek został w dużej części poskładany na Ziemi, by uniknąć najpoważniejszych błędów, następnie poporcjowano go i wyniesiono do stacji kosmicznej, </text:span><text:span text:style-name="T366">gdzie </text:span><text:span text:style-name="T362">nabrał właściwego kształtu. „Spectre” miał już za sobą udaną </text:span><text:span text:style-name="T364">ekskursj</text:span><text:span text:style-name="T362">ę na Marsa, lecz przed obecną wyprawą przeszedł gruntowną </text:span><text:span text:style-name="T363">modernizację. Szczególną uwagę poświęcono lądownikom zadokowanym między głównymi silnikami, a pokładem. Zostały one zastąpione zupełnie nowym </text:span><text:span text:style-name="T364">modelem</text:span><text:span text:style-name="T363">, choć tak jak poprzednie tworzyły ze </text:span><text:soft-page-break/><text:span text:style-name="T363">statkiem integralną całość. </text:span><text:span text:style-name="T365">Usprawniono też system sztucznej grawitacji, która regularnie sprawiała problemy </text:span><text:span text:style-name="T369">poprzedniej obsadzie statku</text:span><text:span text:style-name="T365">.</text:span></text:p>
      <text:p text:style-name="P59"><text:span text:style-name="T365"><text:tab/></text:span><text:span text:style-name="T371">Silniki manewrowe mieszczące się na skrajach lewej burty strzeliły jasnym światłem plazmy i utrzymywały ciąg póki </text:span><text:span text:style-name="T372">toporna</text:span><text:span text:style-name="T371"> bryła nie wróciła na właściw</text:span><text:span text:style-name="T372">y kurs, dysze </text:span><text:span text:style-name="T387">zapulsowały</text:span><text:span text:style-name="T372"> jeszcze kilka razy, nie mącąc zalegające</text:span><text:span text:style-name="T406">go</text:span><text:span text:style-name="T372"> przestrzeń </text:span><text:span text:style-name="T406">milczenia</text:span><text:span text:style-name="T372">. </text:span><text:span text:style-name="T366">Mimo swych spektakularnych rozmiarów </text:span></text:p>
      <text:p text:style-name="P59"><text:span text:style-name="T366">i najwyższe</text:span><text:span text:style-name="T375">go</text:span><text:span text:style-name="T366"> zaawansowani</text:span><text:span text:style-name="T375">a</text:span><text:span text:style-name="T366"> techniczne</text:span><text:span text:style-name="T375">go</text:span><text:span text:style-name="T366"> „Spectre” był jedynie pyłkiem, </text:span><text:span text:style-name="T407">drobiną kurzu</text:span><text:span text:style-name="T366"> w skali otaczającego go bezmiaru </text:span><text:span text:style-name="T367">i zagrożeń.</text:span><text:span text:style-name="T366"> </text:span><text:span text:style-name="T367">Najlepiej wiedzieli o tym </text:span><text:span text:style-name="T386">czterej ludzie</text:span><text:span text:style-name="T367">, którzy mimo wszystko zdecydowali się powierzyć mu </text:span><text:span text:style-name="T371">realizację swych marzeń – </text:span><text:span text:style-name="T392">A</text:span><text:span text:style-name="T371"> może bardziej ambicji</text:span><text:span text:style-name="T367">.</text:span></text:p>
      <text:p text:style-name="P65"><text:span text:style-name="T367"/></text:p>
      <text:p text:style-name="P65"><text:span text:style-name="T367">*</text:span></text:p>
      <text:p text:style-name="P61"><text:span text:style-name="T367"/></text:p>
      <text:p text:style-name="P66"><text:span text:style-name="T56"><text:tab/>W ciągu </text:span><text:span text:style-name="T79">minionych</text:span><text:span text:style-name="T56"> dwóch godzin otrzymali kilka wiadomości, które tylko podtrzymywały </text:span><text:span text:style-name="T79">ich </text:span><text:span text:style-name="T56">stan niepewności. Nie wiedzieli, co robić, </text:span><text:span text:style-name="T79">bo</text:span><text:span text:style-name="T56"> ew</text:span><text:span text:style-name="T81">entualny</text:span><text:span text:style-name="T56"> błąd mógł ich zbyt wiele kosztować. </text:span><text:span text:style-name="T220">Wyczekiwa</text:span><text:span text:style-name="T56">li </text:span><text:span text:style-name="T79">niecierpliwie.</text:span><text:span text:style-name="T56"> </text:span></text:p>
      <text:p text:style-name="P66"><text:span text:style-name="T56"><text:tab/>Tom w tym czasie przemieścił się w narożnik pomieszczenia, koledzy próbowali się z nim skontaktować przez interkom w nadziei, że coś w nim drgnęło, ale nie. </text:span><text:span text:style-name="T217">N</text:span><text:span text:style-name="T56">ie reagował. </text:span></text:p>
      <text:p text:style-name="P67"><text:span text:style-name="T60"><text:tab/>W końcu </text:span><text:span text:style-name="T88">nadeszła</text:span><text:span text:style-name="T60"> tyleż konkretn</text:span><text:span text:style-name="T88">a</text:span><text:span text:style-name="T60">, co i mrożąc</text:span><text:span text:style-name="T88">a</text:span><text:span text:style-name="T60"> krew w żyłach odpowiedź z Houston. </text:span><text:span text:style-name="T78">Mark zrozumiał, że Burt</text:span><text:span text:style-name="T60"> miał rację. </text:span><text:span text:style-name="T78">K</text:span><text:span text:style-name="T60">amery były wszędzie, </text:span><text:span text:style-name="T61">ale to nie wszystko. Przekaza</text:span><text:span text:style-name="T78">no</text:span><text:span text:style-name="T61"> załodze hasło do nagrań jeszcze sprzed incydentu między Frankiem i Tom’em. Pierwsze nagranie z godziny 4:</text:span><text:span text:style-name="T67">36.</text:span><text:span text:style-name="T61"> </text:span><text:span text:style-name="T88">W</text:span><text:span text:style-name="T61">idać na nim, jak Tom bierze z </text:span><text:span text:style-name="T90">pomieszczenia medycznego</text:span><text:span text:style-name="T61"> skalpel i sprawnym ruchem mocuje go w uchwycie. </text:span><text:span text:style-name="T62">Na kolejnym nagraniu widać już korytarz, przy którym są pokoje Franka </text:span></text:p>
      <text:p text:style-name="P68"><text:span text:style-name="T62">i Tom’a. Jedne z drzwi otwierają się</text:span><text:span text:style-name="T88">,</text:span><text:span text:style-name="T62"> </text:span><text:span text:style-name="T88">pojawia się w nich</text:span><text:span text:style-name="T62"> Frank i wchodzi w kolejne, prowadzące do łazienki. Mija kilka</text:span><text:span text:style-name="T73">naście</text:span><text:span text:style-name="T62"> sekund, </text:span><text:span text:style-name="T67">jest 4:42.</text:span><text:span text:style-name="T62"> </text:span><text:span text:style-name="T88">O</text:span><text:span text:style-name="T62">twiera </text:span><text:span text:style-name="T85">się przejście </text:span><text:span text:style-name="T67">od strony garażu</text:span><text:span text:style-name="T62">, </text:span><text:span text:style-name="T67">w </text:span><text:span text:style-name="T136">półmroku </text:span><text:span text:style-name="T67">korytarz</text:span><text:span text:style-name="T136">a</text:span><text:span text:style-name="T67"> </text:span><text:span text:style-name="T136">widać </text:span><text:span text:style-name="T88">niewyraźnie sylwetk</text:span><text:span text:style-name="T136">ę</text:span><text:span text:style-name="T88"> Tom’a.</text:span><text:span text:style-name="T62"> </text:span><text:span text:style-name="T85">Zmierza</text:span><text:span text:style-name="T62"> </text:span><text:span text:style-name="T100">równym</text:span><text:span text:style-name="T62"> krokiem </text:span><text:span text:style-name="T85">w kierunku</text:span><text:span text:style-name="T62"> </text:span><text:span text:style-name="T195">kabiny</text:span><text:span text:style-name="T62"> </text:span><text:span text:style-name="T73">Marka; widać jak kilk</text:span><text:span text:style-name="T195">ó</text:span><text:span text:style-name="T73">krotnie używa przycisku, lecz drzwi pozostają zamknięte. Odwraca się jakby zmieszany i po chwili </text:span><text:span text:style-name="T85">obraca się w stronę</text:span><text:span text:style-name="T62"> </text:span><text:span text:style-name="T195">kajuty</text:span><text:span text:style-name="T62"> Franka, wchodzi do środka. Nagranie urywa się </text:span></text:p>
      <text:p text:style-name="P68"><text:span text:style-name="T62">i przenosi do pokoju, w którym Tom, uderza kilka </text:span><text:span text:style-name="T102">razy</text:span><text:span text:style-name="T62"> </text:span><text:span text:style-name="T100">uzbrojoną dłonią</text:span><text:span text:style-name="T62"> w pusty materac, </text:span><text:span text:style-name="T63">z furią </text:span><text:span text:style-name="T62">rozrzuca przedmioty, jakie nawiną mu się pod rękę i wychodzi </text:span><text:span text:style-name="T65">wyraźnie zawiedziony </text:span><text:span text:style-name="T195">po</text:span><text:span text:style-name="T65">niesionym fiaskiem</text:span><text:span text:style-name="T62">. </text:span><text:span text:style-name="T100">Spokojnie</text:span><text:span text:style-name="T62"> zmierza w kierunku głównego pokładu, </text:span><text:span text:style-name="T63">a później ambulatorium, gdzie po kilku minutach pojawi się Frank Drebin i pozostałe sceny rozegrają się zgodnie z tym, co przekazał Frank.</text:span></text:p>
      <text:p text:style-name="P67"><text:span text:style-name="T63">- O, kurwa! - </text:span><text:span text:style-name="T88">w</text:span><text:span text:style-name="T63">ypluł z siebie Frank. - Czy on zamie</text:span><text:span text:style-name="T88">d</text:span><text:span text:style-name="T63">iał mie… - </text:span><text:span text:style-name="T195">urwał bełkotliwie</text:span><text:span text:style-name="T63">, język </text:span><text:span text:style-name="T89">zesztywniał mu w ustach</text:span><text:span text:style-name="T63"> z emocji po tym, </text:span><text:span text:style-name="T88">co</text:span><text:span text:style-name="T63"> zobaczył na ekranie i </text:span><text:span text:style-name="T88">uświadomił sobie, </text:span><text:span text:style-name="T63">jak niewiele dzieliło </text:span><text:span text:style-name="T64">go od uderzeń ostrza.</text:span></text:p>
      <text:p text:style-name="P69"><text:span text:style-name="T64">- </text:span><text:span text:style-name="T56">Prz</text:span><text:span text:style-name="T137">ełącznik</text:span><text:span text:style-name="T56"> się zepsuł, trzeba go chwilę przytrzymać … - </text:span><text:span text:style-name="T80">wydukał</text:span><text:span text:style-name="T74"> mechanicznie Mark. </text:span><text:span text:style-name="T82">Również był</text:span><text:span text:style-name="T74"> pod silnym wrażeniem obejrzanych nagrań. </text:span><text:span text:style-name="T83">Spoglądał ukradkiem w kierunku, gdzie pozostawał zamknięty Tom.</text:span></text:p>
      <text:p text:style-name="P70"><text:span text:style-name="T56">- Chcą, byśmy go </text:span><text:span text:style-name="T84">obezwładnili</text:span><text:span text:style-name="T100"> z </text:span><text:span text:style-name="T99">wykorzystaniem</text:span><text:span text:style-name="T84"> Hall’a – czytał ze zdziwieniem dalszą część wiadomości Burt. Nie miał pojęcia, że </text:span><text:span text:style-name="T96">automat</text:span><text:span text:style-name="T84"> dysponuje arsenałem </text:span><text:span text:style-name="T93">ofensywnym</text:span><text:span text:style-name="T84">. </text:span><text:span text:style-name="T91">W jednej chwili nabrał respektu do niepozornego współlokatora. - </text:span><text:span text:style-name="T195">I</text:span><text:span text:style-name="T91"> umieścili w roomie diagnostyczno-zabiegow</text:span><text:span text:style-name="T94">y</text:span><text:span text:style-name="T91">…</text:span></text:p>
      <text:p text:style-name="P71"><text:span text:style-name="T91">- </text:span><text:span text:style-name="T56">Jak u diabła Hall miałby nam pomóc? - przerwał mu </text:span><text:span text:style-name="T93">poirytowany</text:span><text:span text:style-name="T56"> </text:span><text:span text:style-name="T296">Młody</text:span><text:span text:style-name="T56">.</text:span></text:p>
      <text:p text:style-name="P71"><text:span text:style-name="T56">- P</text:span><text:span text:style-name="T137">odali</text:span><text:span text:style-name="T56"> nam </text:span><text:span text:style-name="T93">jednokrotny </text:span><text:span text:style-name="T56">kod </text:span><text:span text:style-name="T103">aktywujący</text:span><text:span text:style-name="T56"> jego </text:span><text:span text:style-name="T92">nieaktyw</text:span><text:span text:style-name="T138">izowa</text:span><text:span text:style-name="T92">ną funkcjonalność –</text:span><text:span text:style-name="T93"> wyjaśnił </text:span><text:span text:style-name="T296">Krogman</text:span><text:span text:style-name="T93">.</text:span></text:p>
      <text:p text:style-name="P72"><text:span text:style-name="T56">- Nowa funkcjonalność? Niech pomyślę, </text:span><text:span text:style-name="T94">może </text:span><text:span text:style-name="T56">wymasuje mu stopy? </text:span><text:span text:style-name="T94">- zadrwił Frank.</text:span></text:p>
      <text:p text:style-name="P73"><text:span text:style-name="T94">- Użyje paralizatora – z satysfakcją zabił gwoździa Burt. </text:span><text:span text:style-name="T296">Drebin</text:span><text:span text:style-name="T94"> </text:span><text:span text:style-name="T95">nic nie </text:span><text:span text:style-name="T96">odp</text:span><text:span text:style-name="T95">owiedział, zastygł</text:span></text:p>
      <text:p text:style-name="P73"><text:span text:style-name="T95">z głupawym wyrazem twarzy.</text:span></text:p>
      <text:p text:style-name="P72"><text:span text:style-name="T95"/></text:p>
      <text:p text:style-name="P74"><text:span text:style-name="T95"><text:tab/></text:span><text:span text:style-name="T56">Robot przemknął gładko przez próg. Sala była jasna, pełna skomplikowanej aparatury medycznej. </text:span><text:span text:style-name="T301">P</text:span><text:span text:style-name="T56">rzecinała ją transparentna ściana, dzieląc </text:span><text:span text:style-name="T97">wnętrze na część podstawową </text:span></text:p>
      <text:p text:style-name="P74"><text:span text:style-name="T97">i sterylną, </text:span><text:span text:style-name="T295">gdzie mieścił się blok operacyjnych i bardziej zaawansowane narzędzia</text:span><text:span text:style-name="T97">. Hall zbliżył się do postaci s</text:span><text:span text:style-name="T98">kurczonej na posadzce</text:span><text:span text:style-name="T97"> w rogu.</text:span></text:p>
      <text:p text:style-name="P78"><text:span text:style-name="T56">- Przepraszam, Tom.</text:span></text:p>
      <text:p text:style-name="P78"><text:soft-page-break/><text:span text:style-name="T56"/></text:p>
      <text:p text:style-name="P127"><text:span text:style-name="T101">R</text:span><text:span text:style-name="T56">odział II</text:span></text:p>
      <text:p text:style-name="P79"><text:span text:style-name="T56"/></text:p>
      <text:p text:style-name="P80"><text:span text:style-name="T56"><text:tab/></text:span><text:span text:style-name="T105">Kolejna pula żetonów </text:span><text:span text:style-name="T106">przesunęła się z szelestem </text:span><text:span text:style-name="T108">w objęcia</text:span><text:span text:style-name="T106"> Marka, gdy po przebiciu usłyszał „Pas!” z drugiej strony stołu. Nie tyle karta mu </text:span><text:span text:style-name="T109">dopisywała, jak sugerował </text:span><text:span text:style-name="T266">Młody</text:span><text:span text:style-name="T106">, co </text:span><text:span text:style-name="T195">fakt, że</text:span><text:span text:style-name="T106"> był po prostu najlepszym pokerzystą w </text:span><text:span text:style-name="T274">tym</text:span><text:span text:style-name="T106"> towarzystwie, no może z wyłączeniem </text:span><text:span text:style-name="T266">Starego</text:span><text:span text:style-name="T106">, on też rozumiał tę grę, lecz ten znajdował się już od dwóch </text:span><text:span text:style-name="T107">dni </text:span><text:span text:style-name="T106">w śpiączce </text:span><text:span text:style-name="T107">farmakologicznej</text:span><text:span text:style-name="T106"> i Markowi ciężko było sobie wyobrazić, by po tym wszystkim, co zaszło, </text:span><text:span text:style-name="T107">mogli jeszcze usiąść razem do stołu. Więcej, Mark nie chciał </text:span><text:span text:style-name="T266">go</text:span><text:span text:style-name="T107"> na statku, nie zaufa mu już nigdy. </text:span><text:span text:style-name="T196">Dla niego</text:span><text:span text:style-name="T107"> nie było usprawiedliwieniem, </text:span><text:span text:style-name="T121">ż</text:span><text:span text:style-name="T107">e Clark był niepoczytalny </text:span><text:span text:style-name="T266">i</text:span><text:span text:style-name="T107"> nie miało znaczenia w jakim stanie świadomości jest osoba usiłująca go zabić. Tom był istotnym członkiem załogi, ale w zaistniałych okolicznościach stał się dla niej największym </text:span><text:span text:style-name="T270">obciążeniem </text:span><text:span text:style-name="T272">i</text:span><text:span text:style-name="T107"> zagrożeniem, </text:span><text:span text:style-name="T108">dlatego najlepiej, gdyby już się nie obudził – choć i w tym stanie przysparzał szeregu problemów.</text:span></text:p>
      <text:p text:style-name="P84"><text:span text:style-name="T56"><text:tab/>Burt towarzyszył kolegom pochłoniętym grą, siedział wpatrzony w „Geologiczny Atlas Planet”, czytanie mu nie szło i wciąż zaczynał bieżącą stronę od początku. </text:span><text:span text:style-name="T109">Był rozkojarzony jak reszta, </text:span><text:span text:style-name="T110">a jego</text:span><text:span text:style-name="T109"> myśli ogniskowały się </text:span><text:span text:style-name="T110">na podłączonej do aparatów </text:span><text:span text:style-name="T266">medycznych</text:span><text:span text:style-name="T110">, leżącej sylwetce Tom’a. </text:span></text:p>
      <text:p text:style-name="P84"><text:span text:style-name="T110"><text:tab/></text:span><text:span text:style-name="T129">O</text:span><text:span text:style-name="T128">garnęło </text:span><text:span text:style-name="T129">go</text:span><text:span text:style-name="T128"> znużenie. </text:span><text:span text:style-name="T273">Zebrał umazane pomidorowym sosem talerze, pozostawione po niedawnym obiedzie i włożył je do zmywarki. Właściwie nazwa „zmywarka” była nieadekwatna, bo </text:span><text:span text:style-name="T275">urządzenie</text:span><text:span text:style-name="T273">, nie używał</text:span><text:span text:style-name="T275">o</text:span><text:span text:style-name="T273"> do czyszczenia żadnych cieczy. </text:span><text:span text:style-name="T128">Poczuł, </text:span><text:span text:style-name="T110">że </text:span><text:span text:style-name="T181">jakiś gorący napój</text:span><text:span text:style-name="T138"> </text:span><text:span text:style-name="T182">mógłby</text:span><text:span text:style-name="T110"> mu zrobić lepiej, albo chociaż samo </text:span><text:span text:style-name="T181">jego</text:span><text:span text:style-name="T110"> przygotowanie </text:span><text:span text:style-name="T138">uwolni go</text:span><text:span text:style-name="T110"> na chwilę od uporczywych myśli.</text:span></text:p>
      <text:p text:style-name="P85"><text:span text:style-name="T56">- Napijecie się czegoś?</text:span></text:p>
      <text:p text:style-name="P85"><text:span text:style-name="T56">- Dziurawiec – dał znak </text:span><text:span text:style-name="T114">ręką</text:span><text:span text:style-name="T56"> </text:span><text:span text:style-name="T266">najmłodszy z załogi Frank</text:span><text:span text:style-name="T56">, nie odrywając oczu od dwóch </text:span><text:span text:style-name="T114">dam trzymanych</text:span><text:span text:style-name="T56"> w </text:span><text:span text:style-name="T183">prawej</text:span><text:span text:style-name="T56"> </text:span><text:span text:style-name="T114">dłoni</text:span><text:span text:style-name="T56">.</text:span></text:p>
      <text:p text:style-name="P85"><text:span text:style-name="T56">- Ja podziękuję – kiwnął przecząco Mark, </text:span><text:span text:style-name="T111">jednocześnie sprawdzając podbicie preflop dorzuc</text:span><text:span text:style-name="T112">eniem</text:span><text:span text:style-name="T111"> odpowiedni</text:span><text:span text:style-name="T112">ej</text:span><text:span text:style-name="T111"> iloś</text:span><text:span text:style-name="T112">ci</text:span><text:span text:style-name="T111"> żetonów.</text:span></text:p>
      <text:p text:style-name="P86"><text:span text:style-name="T111"><text:tab/>Tak, nikogo już nie dziwiło, że automat </text:span><text:span text:style-name="T129">oferuje</text:span><text:span text:style-name="T111"> różnego rodzaju susz</text:span><text:span text:style-name="T125">e</text:span><text:span text:style-name="T111"> ziołowe, a brakowało zwykłej kawy, herbaty, </text:span><text:span text:style-name="T126">czy</text:span><text:span text:style-name="T112"> nawet kakao, </text:span><text:span text:style-name="T129">nie wspominając o cukrze</text:span><text:span text:style-name="T111">. Burt potrzebował krzepiącej aromatycznej kawy, ale przepisy mówiły wyraźnie </text:span><text:span text:style-name="T113">- </text:span><text:span text:style-name="T111"><text:s/>„Na pokładzie zakazane są wszelkie </text:span><text:span text:style-name="T112">produkty zawierające alkaloidy.”, więc psychoaktywne substancje jak kofeina </text:span><text:span text:style-name="T126">i</text:span><text:span text:style-name="T112"> teina, </text:span><text:span text:style-name="T113">znajdowały się</text:span><text:span text:style-name="T112"> na „czarnej” liście.</text:span></text:p>
      <text:p text:style-name="P87"><text:span text:style-name="T56">- Cóż za </text:span><text:span text:style-name="T113">kuriozalna sytuacja. </text:span><text:span text:style-name="T275">Stary</text:span><text:span text:style-name="T113"> oszalał mimo to - pomyślał z rozgoryczeniem. - Albo właśnie przez ten pieprzony dziurawiec.</text:span></text:p>
      <text:p text:style-name="P88"><text:span text:style-name="T113"><text:tab/></text:span><text:span text:style-name="T275">Młody</text:span><text:span text:style-name="T114"> poczuł woń zwycięstwa, </text:span><text:span text:style-name="T115">jego oponent</text:span><text:span text:style-name="T114"> zdawał się połknąć haczyk i dołożył gruby stos do puli , a na stole leżała już </text:span><text:span text:style-name="T115">przecież </text:span><text:span text:style-name="T114">trzecia dama, </text:span><text:span text:style-name="T115">która tak </text:span><text:span text:style-name="T122">go </text:span><text:span text:style-name="T115">ucieszyła chwilę wcześniej. Nie dał jednak po sobie poznać, że ta karta wzmocniła jego rękę, a teraz zagrał za wszystko pozorując, że może wcale nie ma tak mocnego układu i że warto go sprawdzić nawet ze średnią ręką. </text:span><text:span text:style-name="T275">Fizyk</text:span><text:span text:style-name="T115"> sprawdził bez wahania, co nieco skonsternowało Franka, po czym </text:span><text:span text:style-name="T116">bez ociągania </text:span><text:span text:style-name="T115">wyłożył niepozorne KT, </text:span><text:span text:style-name="T116">najwyraźniej chciał oszczędzić </text:span><text:span text:style-name="T275">biedakowi</text:span><text:span text:style-name="T116"> kolejnej emocjonalnej huśtawki, bo stawka była </text:span><text:span text:style-name="T146">faktycznie</text:span><text:span text:style-name="T116"> wysoka. </text:span><text:span text:style-name="T123">Zafrapowany F</text:span><text:span text:style-name="T116">rank </text:span><text:span text:style-name="T275">Drebin</text:span><text:span text:style-name="T116"> spoglądał na blat dłuższą chwilę nim król z dziesiątką wkomponowały się w strita. </text:span></text:p>
      <text:p text:style-name="P89"><text:span text:style-name="T56">- </text:span><text:span text:style-name="T117">Wykończysz mnie! Jak ty to robisz? - Frank uderzył w geście rezygnacji kartami o stół. </text:span><text:span text:style-name="T119">Dostrzegł</text:span><text:span text:style-name="T117"> ze zdziwieniem, </text:span><text:span text:style-name="T119">że</text:span><text:span text:style-name="T117"> włosy Marka</text:span><text:span text:style-name="T118"> </text:span><text:span text:style-name="T119">w jednej chwili</text:span><text:span text:style-name="T118"> się uniosły, </text:span><text:span text:style-name="T119">a </text:span><text:span text:style-name="T117">podmuch, jaki wywołał ruchem ręki,</text:span><text:span text:style-name="T118"> </text:span><text:span text:style-name="T119">wzbił w górę całą talię </text:span><text:span text:style-name="T120">wraz z częścią żetonów. - Łooo… - krzyknął</text:span><text:span text:style-name="T119"> </text:span><text:span text:style-name="T120">podekscytowany, wykonując </text:span><text:span text:style-name="T121">siłą rozpędu</text:span><text:span text:style-name="T120"> salto do tyłu i wznosząc się pod sufit; krzesło podążyło za nim.</text:span></text:p>
      <text:p text:style-name="P90"><text:span text:style-name="T56">- Trzymaj się podłogi! – zwrócił się do </text:span><text:span text:style-name="T275">niego</text:span><text:span text:style-name="T56"> Burt </text:span><text:span text:style-name="T275">Krogman</text:span><text:span text:style-name="T56">, starając się zachować równowagę z kubkiem gorącego płynu w dłoniach. </text:span><text:span text:style-name="T121">Przezornie, maszyna była przygotowana na takie sytuacje i wydawała </text:span><text:span text:style-name="T123">pojemniki </text:span><text:span text:style-name="T121">zamknięte deklem </text:span><text:span text:style-name="T123">z małym </text:span><text:span text:style-name="T276">zamykanym </text:span><text:span text:style-name="T123">otworem </text:span><text:span text:style-name="T276">jak dla niemowlaka</text:span><text:span text:style-name="T121">. Ni</text:span><text:span text:style-name="T133">gdy nie</text:span><text:span text:style-name="T121"> było </text:span><text:span text:style-name="T133">dokładnie</text:span><text:span text:style-name="T121"> wiadomo, kiedy </text:span><text:span text:style-name="T148"><text:s/></text:span><text:span text:style-name="T155">przyrząd</text:span><text:span text:style-name="T196">y</text:span><text:span text:style-name="T121"> </text:span><text:span text:style-name="T133">ponowią</text:span><text:span text:style-name="T121"> działanie </text:span><text:span text:style-name="T133">systemu</text:span><text:span text:style-name="T121"> grawitacji, więc zachowanie Franka było, </text:span><text:span text:style-name="T123">mocno</text:span><text:span text:style-name="T121"> ryzykowne.</text:span></text:p>
      <text:p text:style-name="P91"><text:soft-page-break/><text:span text:style-name="T121">- </text:span><text:span text:style-name="T56">Musisz mi się dać odegrać – zaopiniował </text:span><text:span text:style-name="T276">Młody</text:span><text:span text:style-name="T56"> spod sufitu. - Od początku, gdy wymyśliłeś, że przegrany bierze trzy dyżury przy Tom’ie, czułem, że to ja będę tą ofiarą - dodał z nieukrywanym rozbawieniem, choć </text:span><text:span text:style-name="T124">towarzysze</text:span><text:span text:style-name="T56"> nie wiedzieli, czym powodowanym, </text:span><text:span text:style-name="T124">bo doglądanie Tom’a istotnie było </text:span><text:span text:style-name="T127">aktualnie</text:span><text:span text:style-name="T124"> najuciążliwszym z ich obowiązków.</text:span></text:p>
      <text:p text:style-name="P93"><text:span text:style-name="T124">- „</text:span><text:span text:style-name="T131">Uwaga! </text:span><text:span text:style-name="T133">Grawitacja</text:span><text:span text:style-name="T131"> zostanie przywrócona</text:span><text:span text:style-name="T56"> za</text:span><text:span text:style-name="T133"> </text:span><text:span text:style-name="T56">20 sekund” - rozległ się </text:span><text:span text:style-name="T131">z głośników </text:span><text:span text:style-name="T56">komunikat </text:span><text:span text:style-name="T134">powtarzany kolejno co 5 sekund.</text:span></text:p>
      <text:p text:style-name="P94"><text:span text:style-name="T56">- O rewanżu pogadamy jutro, teraz wracaj na </text:span><text:span text:style-name="T135">dół</text:span><text:span text:style-name="T56"> – </text:span><text:span text:style-name="T174">u</text:span><text:span text:style-name="T56">pomniał </text:span><text:span text:style-name="T139">Franka</text:span><text:span text:style-name="T56"> </text:span><text:span text:style-name="T276">jego karciany pogromca,</text:span><text:span text:style-name="T56"> otoczony rojem „</text:span><text:span text:style-name="T129">motyli”</text:span><text:span text:style-name="T56"> </text:span><text:span text:style-name="T135">migotliwie </text:span><text:span text:style-name="T56">wirujących na wszystkie możliwe sposoby. </text:span><text:span text:style-name="T130">Jego krzesło było przypięte do podłoża i wystarczyło, że </text:span><text:span text:style-name="T135">przytrzymał</text:span><text:span text:style-name="T130"> się </text:span><text:span text:style-name="T132">poręczy</text:span><text:span text:style-name="T131"> czekając, </text:span><text:span text:style-name="T132">aż </text:span><text:span text:style-name="T219">stan nieważkości minie</text:span><text:span text:style-name="T132">.</text:span></text:p>
      <text:p text:style-name="P92"><text:span text:style-name="T132"><text:tab/></text:span><text:span text:style-name="T139">System sztucznej grawitacji </text:span><text:span text:style-name="T140">konsumował</text:span><text:span text:style-name="T139"> </text:span><text:span text:style-name="T140">większą część</text:span><text:span text:style-name="T139"> energii </text:span><text:span text:style-name="T311">elektrycznej </text:span><text:span text:style-name="T140">wytwarzanej przez reaktor zasilający</text:span><text:span text:style-name="T139">, </text:span><text:span text:style-name="T140">wiązało się to także z</text:span><text:span text:style-name="T139"> wydziel</text:span><text:span text:style-name="T140">aniem</text:span><text:span text:style-name="T139"> potężn</text:span><text:span text:style-name="T140">ych</text:span><text:span text:style-name="T139"> ilości ciepła. </text:span><text:span text:style-name="T141">Częste p</text:span><text:span text:style-name="T140">rzegrzewanie się głównych elementów </text:span><text:span text:style-name="T141">agregatu</text:span><text:span text:style-name="T140"> zarejestrowane w czasie trwania poprzedniej misji zmusiło konstruktorów do zastosowania drugiego, równoległego układu, któr</text:span><text:span text:style-name="T141">y był uruchamiany samoczynnie w momencie, gdy pierwszy zostałby awaryjnie wyłączony. W założeniach </text:span><text:span text:style-name="T142">zamiana pracujących urządzeń miała być nieodczuwalna, jednak załoga zdołała się już przyzwyczaić do chwilowych zaników siły przyciągania i nie wywoływało to w nich zdziwienia.</text:span></text:p>
      <text:p text:style-name="P94"><text:span text:style-name="T142"><text:tab/></text:span><text:span text:style-name="T143">Na chwilę wszyscy trzej stracili orientację; mieli wrażenie, że kantyna zawirowała </text:span></text:p>
      <text:p text:style-name="P94"><text:span text:style-name="T144">i niewidoczna siła cisnęła nimi </text:span><text:span text:style-name="T276">śliską </text:span><text:span text:style-name="T144">o ścianę, następnie przeczołgała </text:span><text:span text:style-name="T145">ich</text:span><text:span text:style-name="T144"> po niej dwa metry i porzuciła zasypując deszczem </text:span><text:span text:style-name="T145">lewitujących jeszcze przed chwilą </text:span><text:span text:style-name="T144">żetonów, kart </text:span><text:span text:style-name="T145">i pozostałych przedmiotów, </text:span><text:span text:style-name="T187">w tym krzesłem</text:span><text:span text:style-name="T144">. Znaleźli się w narożniku łączącym sufit ze ścianami. Pomieszczenie widziane z tej perspektywy nie przypominało już dobrze im znanej </text:span><text:span text:style-name="T145">kantyny. </text:span><text:span text:style-name="T276">Trudno im było przestawić percepcję do nowych realiów.</text:span></text:p>
      <text:p text:style-name="P95"><text:span text:style-name="T56">- No to się narobiło – w głosie Franka czuć było niepokój.</text:span></text:p>
      <text:p text:style-name="P95"><text:span text:style-name="T56">- Czujecie </text:span><text:span text:style-name="T149">to</text:span><text:span text:style-name="T56">? - spytał </text:span><text:span text:style-name="T276">Krogman</text:span><text:span text:style-name="T56">, ze zdziwieniem wpatrując się w kubek ciążący mu</text:span><text:span text:style-name="T147"> </text:span><text:span text:style-name="T56">dłoniach.</text:span></text:p>
      <text:p text:style-name="P95"><text:span text:style-name="T56">- </text:span><text:span text:style-name="T147">Powyżej</text:span><text:span text:style-name="T56"> 2g? - zgadywał Mark.</text:span></text:p>
      <text:p text:style-name="P97"><text:span text:style-name="T56">- Chyba coś koło tego, ledwo się ruszam – odrzekł Burt i z braku innych możliwości napił się</text:span></text:p>
      <text:p text:style-name="P97"><text:span text:style-name="T56">z kubka, choć ochota już mu przeszła. Kiwnął kubkiem w kierunku </text:span><text:span text:style-name="T276">Drebina</text:span><text:span text:style-name="T56"> – </text:span><text:span text:style-name="T197">C</text:span><text:span text:style-name="T56">hcesz, </text:span><text:span text:style-name="T276">Młody</text:span><text:span text:style-name="T56">?</text:span></text:p>
      <text:p text:style-name="P96"><text:span text:style-name="T56">- Chętnie –</text:span><text:span text:style-name="T296"> przejął naczynie z największym trudem.</text:span></text:p>
      <text:p text:style-name="P96"><text:span text:style-name="T56"><text:tab/>Po kilkunastu minutach, które nie przyniosły żadnej zmiany, zaczęli się </text:span><text:span text:style-name="T153">mocno </text:span><text:span text:style-name="T56">niepokoić. Ich sytuacja była poważna. </text:span><text:span text:style-name="T276">Dr marsjańskiej geologii</text:span><text:span text:style-name="T150"> wpadł na jedyny sensowny pomysł:</text:span></text:p>
      <text:p text:style-name="P98"><text:span text:style-name="T56">- Komputer pokładowy, nagrywaj.</text:span></text:p>
      <text:p text:style-name="P99"><text:span text:style-name="T56"/></text:p>
      <text:p text:style-name="P99"><text:span text:style-name="T56"/></text:p>
      <text:p text:style-name="P99"><text:span text:style-name="T56">*</text:span></text:p>
      <text:p text:style-name="P99"><text:span text:style-name="T56"/></text:p>
      <text:p text:style-name="P98"><text:span text:style-name="T56">- No, dobrze – powiedział Ron</text:span><text:span text:style-name="T296">ald Walker</text:span><text:span text:style-name="T56">, pochylony nad monitorem – </text:span><text:span text:style-name="T151">tylko czemu sala jest pusta? - człowiek obsługujący komputer, wskazał palcem na miejsce znajdujące się w lewym górnym narożniku kantyny, </text:span><text:span text:style-name="T154">gdzie leżeli bezradni mężczyźni.</text:span></text:p>
      <text:p text:style-name="P100"><text:span text:style-name="T56">- </text:span><text:span text:style-name="T152">O, Boże! - Ron </text:span><text:span text:style-name="T153">ledwo </text:span><text:span text:style-name="T152">wysłuchał wiadomości </text:span><text:span text:style-name="T266">nagranej przez Krogmana</text:span><text:span text:style-name="T152"> i </text:span><text:span text:style-name="T153">kazał się łączyć</text:span></text:p>
      <text:p text:style-name="P101"><text:span text:style-name="T153">z działem projektowo-konstrukcyjnym, odpowiedzialnym za generatory</text:span><text:span text:style-name="T152">. </text:span><text:span text:style-name="T154">Chwilę później szedł już </text:span><text:span text:style-name="T155">długim </text:span><text:span text:style-name="T154">korytarzem </text:span><text:span text:style-name="T277">z liczn</text:span><text:span text:style-name="T297">ymi</text:span><text:span text:style-name="T277"> przylegającymi doń odgałęzieniami</text:span><text:span text:style-name="T154">, żeby upewnić się, iż zespół robi wszystko, by jak najszybciej przywrócić prawidłowe funkcjonowanie </text:span><text:span text:style-name="T155">systemu</text:span><text:span text:style-name="T154">. </text:span><text:span text:style-name="T156">Solidne drzwi rozsunęły się </text:span><text:span text:style-name="T157">przed nim</text:span><text:span text:style-name="T156">; chip, który miał wszczepiony pod pachą, dawał mu niemal nieograniczony dostęp do większości pomieszczeń </text:span><text:span text:style-name="T297">gmachu</text:span><text:span text:style-name="T156">. </text:span><text:span text:style-name="T278">Przystanął wśród kwitnących na różowo dracenii, strzeliście wzbijających się ku sufitowi, usianemu licznymi świetlikami. </text:span><text:span text:style-name="T297">Rozejrzał się i p</text:span><text:span text:style-name="T157">rzez oszklon</text:span><text:span text:style-name="T163">ą ścianę </text:span><text:span text:style-name="T278">holu,</text:span><text:span text:style-name="T157"> dostrzegł </text:span><text:span text:style-name="T297">w jednej z sal, </text:span><text:span text:style-name="T157">grono osób pochłoniętych dyskusją. Trwała żywa wymiana zdań między jej uczestnikami. <text:tab/>Zauważyła go wicedyrektor działu Agnes „jakaś tam”. </text:span><text:span text:style-name="T279">Trzydziestolatka</text:span><text:span text:style-name="T159"> ruszyła w jego kierunku</text:span><text:span text:style-name="T157">. Widywał ją </text:span><text:span text:style-name="T159">dopiero </text:span><text:span text:style-name="T158">od pewnego czasu, </text:span><text:span text:style-name="T159">lecz</text:span><text:span text:style-name="T157"> ciężko było </text:span><text:span text:style-name="T158">przejść obojętnie obok t</text:span><text:span text:style-name="T166">akiej</text:span><text:span text:style-name="T158"> kobiety </text:span><text:span text:style-name="T159">i dobrze pamiętał jej twarz </text:span><text:span text:style-name="T279">oraz czarujący uśmiech</text:span><text:span text:style-name="T159">, choć nie był w stanie zapamiętać </text:span><text:span text:style-name="T279">posiadanego przez nią</text:span><text:span text:style-name="T159"> słowiańsk</text:span><text:span text:style-name="T297">o-brzmiącego</text:span><text:span text:style-name="T159"> nazwiska. </text:span><text:span text:style-name="T279">Była atrakcyjną brunetką o smukłej sylwetce </text:span><text:span text:style-name="T291">i ładnej buzi. </text:span><text:span text:style-name="T158">Jak stwierdził jego </text:span><text:span text:style-name="T197">p</text:span><text:span text:style-name="T158">rzyjaciel Martin:, są w centrum JSC tylko dwie piękne kobiety, „Sandra Burger” i właśnie „Agnes Jakaśtam”. </text:span></text:p>
      <text:p text:style-name="P102"><text:soft-page-break/><text:span text:style-name="T56">- Pracujemy nad tym – oznajmiła, o nic niepytana.</text:span></text:p>
      <text:p text:style-name="P102"><text:span text:style-name="T56">- Da się coś zrobić z tymi kondensatorami? - </text:span><text:span text:style-name="T160">spytał naiwnie Ron.</text:span></text:p>
      <text:p text:style-name="P103"><text:span text:style-name="T56">- Nie rozumiem… </text:span><text:span text:style-name="T172">- </text:span><text:span text:style-name="T175">mówiła z lekkim akcentem,</text:span><text:span text:style-name="T172"> dodający</text:span><text:span text:style-name="T175">m</text:span><text:span text:style-name="T172"> jej egzotyczności.</text:span></text:p>
      <text:p text:style-name="P103"><text:span text:style-name="T56">- No, próbujecie rozwiązać problem z kondensatorami, prawda?</text:span></text:p>
      <text:p text:style-name="P103"><text:span text:style-name="T56">- Nie …</text:span></text:p>
      <text:p text:style-name="P103"><text:span text:style-name="T56">- Ok, przepraszam, chodzi o przekaźniki – przerwał jej i się poprawił, będąc coraz bardziej zdezorientowanym.</text:span></text:p>
      <text:p text:style-name="P103"><text:span text:style-name="T56">- Też nie – odpowiedziała Agnes nieco poruszona jego ignorancją. - Chodzi o sterowniki – dodała dobitnie.</text:span></text:p>
      <text:p text:style-name="P104"><text:span text:style-name="T56"><text:tab/>Poczuł się jak kretyn, postanowił się nie pogrążać i nic nie odpowiedział.</text:span></text:p>
      <text:p text:style-name="P105"><text:span text:style-name="T56">- Muszę do nich wracać, mamy pewien pomysł co do tych „kondensatorów” - </text:span><text:span text:style-name="T161">wyglądało, że tego typu rozmow</text:span><text:span text:style-name="T166">y</text:span><text:span text:style-name="T161"> nie były dla niej nowością – jeśli chcesz poznać przyczynę problemu, chodź ze mną lub zaczekaj w moim gabinecie – wskazała na </text:span><text:span text:style-name="T177">biuro</text:span><text:span text:style-name="T161">.</text:span></text:p>
      <text:p text:style-name="P106"><text:span text:style-name="T161"><text:tab/>Postanowił </text:span><text:span text:style-name="T221">poczekać</text:span><text:span text:style-name="T161"> u niej. Nie wiedział, czemu, ale usiadł w jej fotelu. </text:span><text:span text:style-name="T280">Mimo działającej klimatyzacji, </text:span><text:span text:style-name="T297">jed</text:span><text:span text:style-name="T298">en</text:span><text:span text:style-name="T297"> z </text:span><text:span text:style-name="T298">lufcików</text:span><text:span text:style-name="T297"> był uchylon</text:span><text:span text:style-name="T298">y</text:span><text:span text:style-name="T280"> i wpadał </text:span><text:span text:style-name="T281">nim </text:span><text:span text:style-name="T280">do wnętrza gwar z dziedzińca. </text:span><text:span text:style-name="T281">Mężczyzna w</text:span><text:span text:style-name="T280">ychwytywał pojedy</text:span><text:span text:style-name="T298">n</text:span><text:span text:style-name="T280">cze głosy z rozmów, </text:span><text:span text:style-name="T281">dobiegały do niego także dźwięk</text:span><text:span text:style-name="T297">i</text:span><text:span text:style-name="T281"> </text:span><text:span text:style-name="T297">przejeżd</text:span><text:span text:style-name="T298">ż</text:span><text:span text:style-name="T297">ających </text:span><text:span text:style-name="T281">rowerów i elektrycznych pojazdów, którymi często poruszali się pracownicy </text:span><text:span text:style-name="T298">kompleksu</text:span><text:span text:style-name="T281">. Przez chwilę wahał się, czy nie zamknąć okienka, ale lenistwo wzięło górę nad komfort. </text:span></text:p>
      <text:p text:style-name="P106"><text:span text:style-name="T281"><text:tab/></text:span><text:span text:style-name="T161">Rozejrzał się; </text:span><text:span text:style-name="T282">na blacie </text:span><text:span text:style-name="T161">nie było żadnych zdjęć, ani prywatnych przedmiotów. Zastanawiał się, czy </text:span><text:span text:style-name="T282">jego nowa znajoma </text:span><text:span text:style-name="T161">jest zamężna; </text:span><text:span text:style-name="T167">zwykle wolał mężatki, ale tutaj priorytety się odwróciły.</text:span></text:p>
      <text:p text:style-name="P107"><text:span text:style-name="T56"><text:tab/>Właściwie nigdy z nią nie rozmawiał, tylko tyle, co dziś przez telefon, plus rozmowa sprzed chwili. Wcześniej </text:span><text:span text:style-name="T162">jedynie</text:span><text:span text:style-name="T56"> kurtuazyjne pozdrowienia, gdy wpadli na siebie przypadkiem. </text:span><text:span text:style-name="T163">Podobała mu się coraz bardziej; odrobinę zdystansowana, o inteligentnym spojrzeniu – ma to, czego brakuje Sandrze –</text:span><text:span text:style-name="T164"> jego rozmyślania przerwał telefon. Dzwonił Kurt Rumens.</text:span></text:p>
      <text:p text:style-name="P108"><text:span text:style-name="T56">- Mamy już rozwiązanie? - zaczął bez zbędnych wstępów.</text:span></text:p>
      <text:p text:style-name="P109"><text:span text:style-name="T56">- Potrzebują jeszcze trochę czasu, ale jesteśmy </text:span><text:span text:style-name="T178">blisko</text:span><text:span text:style-name="T56">. Zawiadomię pana natychmiast, gdy będę znał szczegóły – uniósł wzrok i ujrzał Agnes, wpatrzoną w jego </text:span><text:span text:style-name="T298">kowbojki</text:span><text:span text:style-name="T56"> ulokowane na </text:span><text:span text:style-name="T282">dębowym </text:span><text:span text:style-name="T56">biurku.</text:span></text:p>
      <text:p text:style-name="P109"><text:span text:style-name="T165"><text:tab/></text:span><text:span text:style-name="T198">Z</text:span><text:span text:style-name="T165">djął je niezgrabnie i usiadł </text:span><text:span text:style-name="T166">wyprostowany.</text:span></text:p>
      <text:p text:style-name="P110"><text:span text:style-name="T165">- </text:span><text:span text:style-name="T56">Tak, od razu zadzwonię – pospiesznie pożegnał dyrektora. </text:span><text:span text:style-name="T166">- I co udało się ustalić? - zwrócił się tym razem do dziewczyny, jak gdyby nigdy nic. </text:span><text:span text:style-name="T282">Ta obrzuciła go wymownym spojrzeniem, ale nie podjęła tematu </text:span><text:span text:style-name="T298">buciorów</text:span><text:span text:style-name="T282">, tylko przeszła do rzeczy.</text:span></text:p>
      <text:p text:style-name="P111"><text:span text:style-name="T158">- </text:span><text:span text:style-name="T56">To była standardowa procedura </text:span><text:span text:style-name="T167">zastąpienia przegrzanego generatora. Do momentu startu drugiego, wszystko przebiegało prawidłowo. Jednak przy rozruchu urządzenie uległo rozkalibrowaniu. Szukaliśmy błędu w oprogramowaniu i uszkodzeń mechanicznych, ale zdawał</text:span><text:span text:style-name="T282">y</text:span><text:span text:style-name="T167"> się być </text:span><text:span text:style-name="T175">w porządku</text:span><text:span text:style-name="T167">. </text:span><text:span text:style-name="T168">- Ron nie miał zamiaru jej przerywać, wstał i gestem ręki ustąpił jej miejsca, sam usiadł na sofie i słuchał kiwając głową w geście aprobaty. - </text:span><text:span text:style-name="T169">Wtedy poprosiliśmy dział badawczy o </text:span><text:span text:style-name="T186">przekazanie </text:span><text:span text:style-name="T169">zapis</text:span><text:span text:style-name="T186">ów</text:span><text:span text:style-name="T169"> wszystkich dostępnych pomiarów. Okazało się, że w krytycznym momencie „Spectre” było pod silnym wpływem obcego pola grawitacyjnego. Od razu </text:span><text:span text:style-name="T282">postanowiliśmy</text:span><text:span text:style-name="T169"> sprawdzić orbity naturalnych satelitów Marsa i bingo. </text:span><text:span text:style-name="T186">Fobos</text:span><text:span text:style-name="T169"> znajdował się wystarczająco blisko, by wywołać chaos w obliczeniach. </text:span><text:span text:style-name="T170">Na bramkach logicznych pojawiły się nowe parametry z uwzględnieniem wpływu </text:span><text:span text:style-name="T185">pobliskiego księżyca</text:span><text:span text:style-name="T170">,</text:span><text:span text:style-name="T179"> a</text:span><text:span text:style-name="T170"> generator ciążenia został odpalony z już przeliczonym wersorem </text:span><text:span text:style-name="T189">i zmienioną płaszczyzną interferencji </text:span><text:span text:style-name="T170">... – mówiła jeszcze długo, a on rozumiał z tego coraz mniej. </text:span><text:span text:style-name="T184">Pojął</text:span><text:span text:style-name="T170"> tylko t</text:span><text:span text:style-name="T188">yle</text:span><text:span text:style-name="T170">, że sytuacja jest już pod kontrolą i t</text:span><text:span text:style-name="T188">o</text:span><text:span text:style-name="T170"> przekazał swojemu szefowi, </text:span><text:span text:style-name="T282">zgrabnie wplatając w wypowiedź słowa „wersor” i „interferencja”. </text:span><text:span text:style-name="T283">Ronald był specjalistą od zarządzania, radził sobie nawet z public relations, ale o nauce, a szczególnie fizyce, nie miał pojęcia.</text:span></text:p>
      <text:p text:style-name="P111"><text:span text:style-name="T170"/></text:p>
      <text:p text:style-name="P115"><text:span text:style-name="T170">*</text:span></text:p>
      <text:p text:style-name="P115"><text:span text:style-name="T170"/></text:p>
      <text:p text:style-name="P112"><text:soft-page-break/><text:span text:style-name="T170"><text:tab/></text:span><text:span text:style-name="T211">Oddech stawał się coraz płytszy pod </text:span><text:span text:style-name="T213">ciężarem</text:span><text:span text:style-name="T211">, jaki zalegał na klatce piersiowej. Frank miał wrażenie, </text:span><text:span text:style-name="T212">jakby jego ciało </text:span><text:span text:style-name="T237">spoczywało</text:span><text:span text:style-name="T212"> metr pod sypką ziemią, co uniemożliwiało mu swobodne poruszanie się. Zwielokrotniona ciążeniem masa jego ciała, powodowała, że nawet leżenie stawało się męczące. Odczuwał bardzo wyraźnie, wszelkie uciskające go nierówności podłoża </text:span><text:span text:style-name="T213">i nie potrafił ułożyć się w wygodnej pozycji. </text:span></text:p>
      <text:p text:style-name="P114"><text:span text:style-name="T213"><text:tab/></text:span><text:span text:style-name="T214">Każdy ruch sprawiał problem i niósł ryzyko poważnej kontuzji. </text:span><text:span text:style-name="T215">Poddali się już po kilku minutach. </text:span><text:span text:style-name="T214">Mieli świadomość, że znajdują się w pułapce, i że pomoc może przyjść wyłącznie </text:span></text:p>
      <text:p text:style-name="P114"><text:span text:style-name="T214">z zewnątrz. Nie byli w stanie zrobić nic więcej, poza biernym </text:span><text:span text:style-name="T215">trwaniem w jednej pozycji</text:span><text:span text:style-name="T214">. </text:span><text:span text:style-name="T215">Czas dłużył się niemiłosiernie i sprawiał, że byli coraz słabsi. Nie rozmawiali, nie wykonywali żadnych ruchów, a jedyne czego doświadczali, to narastający ból, od którego nie było ucieczki.<text:tab/></text:span></text:p>
      <text:p text:style-name="P113"><text:span text:style-name="T215"><text:tab/></text:span><text:span text:style-name="T233">Na wpółświadomy</text:span><text:span text:style-name="T215"> Mark, rozwarł powieki z </text:span><text:span text:style-name="T225">ulgą</text:span><text:span text:style-name="T215">. Wziął głęboki wdech i niczym balon uniósł się delikatnie nad powier</text:span><text:span text:style-name="T216">zchnię sufitu. Pociągnął za sobą dwóch nieprzytomnych kolegów, wsunął ich pod blat stołu </text:span><text:span text:style-name="T220">i czekał</text:span><text:span text:style-name="T216">. Z głośników słychać było słowa wsparcia, przesłane z Ziemi, nic z nich nie zrozumiał. Pomimo to, oczy mu zawilgotniały ze wzruszenia. </text:span></text:p>
      <text:p text:style-name="P113"><text:span text:style-name="T216"><text:tab/></text:span><text:span text:style-name="T222">Wszystko wróciło do normy, a oni godzinami nie </text:span><text:span text:style-name="T227">podnosili</text:span><text:span text:style-name="T222"> się z </text:span><text:span text:style-name="T235">zaścmieconej</text:span><text:span text:style-name="T222"> podłogi. Leżeli </text:span><text:span text:style-name="T224">wykończeni</text:span><text:span text:style-name="T222">, parkiet zdawał się być nad wyraz wygodnym meblem. </text:span><text:span text:style-name="T223">Nawet Hall, taktownie zrezygnował z wykonywania swych obowiązków.</text:span></text:p>
      <text:p text:style-name="P128"><text:span text:style-name="T56"><text:tab/></text:span></text:p>
      <text:p text:style-name="P115"><text:span text:style-name="T170">*</text:span></text:p>
      <text:p text:style-name="P115"><text:span text:style-name="T170"/></text:p>
      <text:p text:style-name="P114"><text:span text:style-name="T171"><text:tab/>Upalne popołudnie, </text:span><text:span text:style-name="T267">błękitne </text:span><text:span text:style-name="T171">niebo bez jednej chmury. </text:span><text:span text:style-name="T170">Był to jeden z tych dni, gdy Ron wychodził z roboty zadowolony, choć </text:span><text:span text:style-name="T172">odczuwał</text:span><text:span text:style-name="T170"> też ulgę, </text:span><text:span text:style-name="T171">bo nie był to wcale lekki dzień. </text:span><text:span text:style-name="T172">Wiedział</text:span><text:span text:style-name="T171">, że musi się dziś gdzieś wyrwać </text:span><text:span text:style-name="T172">i odetchnąć.</text:span></text:p>
      <text:p text:style-name="P116"><text:span text:style-name="T56">- Ładna maszyna – usłyszał zza pleców, gdy zakładał kask. Agnes „</text:span><text:span text:style-name="T175">Jakaśtam”</text:span><text:span text:style-name="T56"> wsiadała do małego sportowego, </text:span><text:span text:style-name="T174">elektrycznego</text:span><text:span text:style-name="T56"> bmw.</text:span></text:p>
      <text:p text:style-name="P2"><text:span text:style-name="T172">- Wiem, dzięki! Twoja też niczego sobie – odpowiedział żartobliwie, </text:span><text:span text:style-name="T267">ale </text:span><text:span text:style-name="T289">był </text:span><text:span text:style-name="T267">naprawdę </text:span><text:span text:style-name="T307">ze</text:span><text:span text:style-name="T289"> </text:span><text:span text:style-name="T267">swojej Suzuki </text:span><text:span text:style-name="T49">GSX-R 1100. </text:span><text:span text:style-name="T50">Sprowadził ją półtora roku temu z Europy, za pokaźną sumę </text:span><text:span text:style-name="T51">38</text:span><text:span text:style-name="T50"> 000$. </text:span><text:span text:style-name="T49">Niemal 45-cio letni pojazd, </text:span><text:span text:style-name="T50">stał się</text:span><text:span text:style-name="T49"> nie lada gratką dla kolekcjonerów. </text:span><text:span text:style-name="T51">Po upadku legendarnej marki w 2022 roku, jej </text:span><text:span text:style-name="T49"><text:s/></text:span><text:span text:style-name="T51">starsze modele motocykli, poszybowały cenowo w górę i z miejsca stały się </text:span><text:span text:style-name="T52">wyśmienitą</text:span><text:span text:style-name="T51"> lokatą kapitału.</text:span></text:p>
      <text:p text:style-name="P116"><text:span text:style-name="T56">- Trzymaj się. </text:span><text:span text:style-name="T198">I</text:span><text:span text:style-name="T175"> </text:span><text:span text:style-name="T56">do jutra! - rzuciła </text:span><text:span text:style-name="T180">w trakcie, gdy bagażnik jej auta połykał dach</text:span><text:span text:style-name="T56">.</text:span></text:p>
      <text:p text:style-name="P116"><text:span text:style-name="T56"><text:tab/>Ron wykonał dwa kroki </text:span><text:span text:style-name="T173">w jej kierunku i zagadnął.</text:span></text:p>
      <text:p text:style-name="P117"><text:span text:style-name="T56">- Dasz się wyciągnąć na herbatę w ramach podzięki za dobrze wykonaną dziś pracę?</text:span></text:p>
      <text:p text:style-name="P117"><text:span text:style-name="T56">- Pewnie –</text:span><text:span text:style-name="T179"> powiedziała bez namysłu, </text:span><text:span text:style-name="T290">patrząc na niego znad przyciemnianych okularów. </text:span><text:span text:style-name="T299">Obniżyła spojrzenie i zauważyła, że zmienił buty na sportowe.</text:span></text:p>
      <text:p text:style-name="P117"><text:span text:style-name="T56">- Pasuje </text:span><text:span text:style-name="T176">c</text:span><text:span text:style-name="T56">i dziś? - spytał z nadzieją w głosie.</text:span></text:p>
      <text:p text:style-name="P117"><text:span text:style-name="T56">- Czemu nie?! O której i gdzie?</text:span></text:p>
      <text:p text:style-name="P117"><text:span text:style-name="T56">- Teraz?</text:span></text:p>
      <text:p text:style-name="P117"><text:span text:style-name="T56">- Ale gdzie? - roześmiała się </text:span><text:span text:style-name="T269">szeroko, eksponując rząd równych, białych zębów</text:span><text:span text:style-name="T56">.</text:span></text:p>
      <text:p text:style-name="P117"><text:span text:style-name="T56">- Znam miłe miejsce, jedź za mną – kiwnęła na tak, wrócił do</text:span><text:span text:style-name="T290"> </text:span><text:span text:style-name="T56">motocykla i po chwili zawył silnikiem, </text:span><text:span text:style-name="T191">dynamicznie ruszają</text:span><text:span text:style-name="T226">c z </text:span><text:span text:style-name="T268">rozgrzanego słońcem </text:span><text:span text:style-name="T226">parkingu</text:span><text:span text:style-name="T191">.</text:span></text:p>
      <text:p text:style-name="P118"><text:span text:style-name="T190"><text:tab/></text:span><text:span text:style-name="T191">Z</text:span><text:span text:style-name="T190">atrzymał się </text:span><text:span text:style-name="T191">przy stróżówce</text:span><text:span text:style-name="T190">, uniósł przyłbicę, która pod wpływem silnego nasłonecznienia mocno pociemniała. Żołnierz marine</text:span><text:span text:style-name="T209">s</text:span><text:span text:style-name="T190"> </text:span><text:span text:style-name="T191">wyciągnął dłoń</text:span><text:span text:style-name="T190"> w geście pożegnania, gdy po porównaniu odczyt</text:span><text:span text:style-name="T191">ów</text:span><text:span text:style-name="T190"> z kamery i chipu, szlaban się uniósł. </text:span></text:p>
      <text:p text:style-name="P119"><text:span text:style-name="T190"><text:tab/></text:span><text:span text:style-name="T191">Na skwerze za bramą wjazdową demonstrowało kilku aktywistów, którzy wyraźnie się ożywili na widok <text:s/>opuszczających centrum pojazdów </text:span><text:span text:style-name="T232">i wylegli ze swych namiotów</text:span><text:span text:style-name="T191">. Było ich </text:span><text:span text:style-name="T305">zauważalnie</text:span><text:span text:style-name="T191"> mniej, niż przed kilkoma miesiącami i wyglądało, że tych prawdziwie gorliwych przeciwników przekształcania ekosystemu Marsa jest garstka. </text:span><text:span text:style-name="T192">Wykrzykiwali swe hasła </text:span></text:p>
      <text:p text:style-name="P119"><text:span text:style-name="T192">z transparentów, jak „Ręce precz od Marsa” </text:span><text:span text:style-name="T228">i</text:span><text:span text:style-name="T192"> „</text:span><text:span text:style-name="T228">Mars dla Marsjan”</text:span><text:span text:style-name="T192">. Szczególnie intrygujący był facet w tradycyjnym stroju indiańskim, trzymający tablicę z napisem „Najpierw nam odebraliście Amerykę, teraz Czerwoną Planetę”. Ron nie był </text:span><text:span text:style-name="T193">już</text:span><text:span text:style-name="T192"> pewien, czy to nie jakiś happening. </text:span><text:soft-page-break/><text:span text:style-name="T192">Wszystkiemu temu przyglądali się policjanci z dwóch zaparkowanych wzdłuż jezdni radiowozów. </text:span><text:span text:style-name="T193">Za którymi w oddali stało kilka wozów transmisyjnych, ogólnokrajowych stacji. <text:tab/></text:span></text:p>
      <text:p text:style-name="P118"><text:span text:style-name="T193"><text:tab/>Przy wyjeździe z przecznicy na główną arterię, </text:span><text:span text:style-name="T200">powstrzymało</text:span><text:span text:style-name="T193"> go czerwone światło. Wykorzystała to telewizyjna <text:s/></text:span><text:span text:style-name="T199">reporterka</text:span><text:span text:style-name="T193">, wychyliwszy się z chodnika.</text:span></text:p>
      <text:p text:style-name="P120"><text:span text:style-name="T56">- Czy potwierdzi pan </text:span><text:span text:style-name="T202">doniesienia, według których,</text:span><text:span text:style-name="T56"> Tom Clark i Frank Drebin zginęli w katastrofie, mającej miejsce w trakcie </text:span><text:span text:style-name="T194">wtorkowej </text:span><text:span text:style-name="T56">próby lądowania </text:span><text:span text:style-name="T199">w pobliżu Olympus Mons</text:span><text:span text:style-name="T56">? </text:span><text:span text:style-name="T199">- kamerzysta sprawiał wrażenie, jakby przekazywał </text:span><text:span text:style-name="T206">transmisję</text:span><text:span text:style-name="T199"> na żywo, Ron</text:span><text:span text:style-name="T202">ald</text:span><text:span text:style-name="T199"> mimo to zignorował dziennikarkę, która spojrzała jeszcze w kierunku kobiety prowadzącej bmw, lecz nie rozpoznając jej, obróciła się przodem do kamery i kontynuowała relację samodzielnie.</text:span></text:p>
      <text:p text:style-name="P120"><text:span text:style-name="T199"><text:tab/></text:span><text:span text:style-name="T200">Po około dziesięciu minutach spokojnej jazdy, zatrzymali </text:span><text:span text:style-name="T201">się</text:span><text:span text:style-name="T200"> <text:s/></text:span><text:span text:style-name="T288">w ciasnej uliczce, </text:span><text:span text:style-name="T201">przed </text:span><text:span text:style-name="T288">okazałą, </text:span><text:span text:style-name="T293">piętrową</text:span><text:span text:style-name="T202"> willą</text:span><text:span text:style-name="T201">, stojąc</text:span><text:span text:style-name="T206">ą</text:span><text:span text:style-name="T201"> na wąskim półwyspie, </text:span><text:span text:style-name="T236">gdzieś</text:span><text:span text:style-name="T201"> w pobliżu Lake </text:span><text:span text:style-name="T231">Nassau</text:span><text:span text:style-name="T201">. Była to bogata dzielnica, otoczona zewsząd dzikimi terenami. </text:span><text:span text:style-name="T202">Agnes obserwowała, jak </text:span><text:span text:style-name="T201">R</text:span><text:span text:style-name="T202">on zeskoczył z </text:span><text:span text:style-name="T293">jednośladu</text:span><text:span text:style-name="T202"> i wbiegł pospiesznie do domu. Minutę później był z powrotem przy niej, </text:span><text:span text:style-name="T203">już bez kasku, ale</text:span><text:span text:style-name="T202"> z dwoma </text:span><text:span text:style-name="T204">pojemnikami</text:span><text:span text:style-name="T202">, które usiłował wrzucić do plecaka bez zdejmowania go.</text:span></text:p>
      <text:p text:style-name="P121"><text:span text:style-name="T56">- Mieszkasz tu? - </text:span><text:span text:style-name="T292">zdjęła bluzę i wysiadła</text:span><text:span text:style-name="T56"> z</text:span><text:span text:style-name="T291">e srebrnego </text:span><text:span text:style-name="T292">k</text:span><text:span text:style-name="T291">abriolet</text:span><text:span text:style-name="T293">u</text:span><text:span text:style-name="T291">.</text:span></text:p>
      <text:p text:style-name="P121"><text:span text:style-name="T56">- </text:span><text:span text:style-name="T206">Dorabiam</text:span><text:span text:style-name="T203"> jako</text:span><text:span text:style-name="T56"> stróż, na drugą zmian</text:span><text:span text:style-name="T203">ę – odpowiedział z uśmiechem.</text:span></text:p>
      <text:p text:style-name="P133"><text:span text:style-name="T203">- </text:span><text:span text:style-name="T56">Że też się nie domyśliłam – zaironizował</text:span><text:span text:style-name="T292">a</text:span><text:span text:style-name="T56">, </text:span><text:span text:style-name="T291">po czym zaczesała długie włosy w kitkę i spięła je gumką, przy okazji</text:span><text:span text:style-name="T279"> </text:span><text:span text:style-name="T291">eksponując</text:span><text:span text:style-name="T279">, imponująco mocn</text:span><text:span text:style-name="T291">e</text:span><text:span text:style-name="T279"> barki i ramiona. </text:span></text:p>
      <text:p text:style-name="P132"><text:span text:style-name="T56"><text:tab/></text:span><text:span text:style-name="T218">Przez cały czas</text:span><text:span text:style-name="T203"> próbował ulokować puszki w plecaku. Wyciągnęła po nie ręce, otworzyła jedną i podała mu.</text:span></text:p>
      <text:p text:style-name="P122"><text:span text:style-name="T56">- Proszę – otworzyła drugą i zaczęła sączyć. - Co to ma być, ciepła herbata? </text:span><text:span text:style-name="T204">Jest upał!</text:span></text:p>
      <text:p text:style-name="P123"><text:span text:style-name="T56">- Zaskoczę cię. Uchwycił jej dłonie wraz z puszką i pociągnął maleńką zawleczkę u podstawy pojemnika – dało się słyszeć </text:span><text:span text:style-name="T210">d</text:span><text:span text:style-name="T230">ź</text:span><text:span text:style-name="T210">więk</text:span><text:span text:style-name="T56"> zasysanego powietrza.</text:span></text:p>
      <text:p text:style-name="P123"><text:span text:style-name="T56">- Auć! - podskoczyła omal nie upuszczając naczynia, któr</text:span><text:span text:style-name="T229">e</text:span><text:span text:style-name="T56"> w jednej chwili stał</text:span><text:span text:style-name="T206">o</text:span><text:span text:style-name="T56"> się niewymownie gorące – parzy!</text:span></text:p>
      <text:p text:style-name="P123"><text:span text:style-name="T56">- </text:span><text:span text:style-name="T293">Ech</text:span><text:span text:style-name="T234">...</text:span><text:span text:style-name="T56"> – spojrzał bliżej – pomyliłem zawleczki. </text:span><text:span text:style-name="T207">W swojej</text:span><text:span text:style-name="T205"> zerwał właściwą i puszka momentalnie zaszła szronem. Podał jej </text:span><text:span text:style-name="T207">zimną</text:span><text:span text:style-name="T205"> i zabrał od niej wrzątek.</text:span></text:p>
      <text:p text:style-name="P124"><text:span text:style-name="T56">- Przyznaję, zaskoczyłeś mnie podwójnie –</text:span><text:span text:style-name="T206"> miała ubaw.</text:span></text:p>
      <text:p text:style-name="P124"><text:span text:style-name="T56">- Mam wrażenie, że trochę się przy tobie gubię – </text:span><text:span text:style-name="T234">wyznał</text:span><text:span text:style-name="T56"> całkiem szczerze, co </text:span><text:span text:style-name="T208">czuje</text:span><text:span text:style-name="T56">. - Przejdźmy się – dotknął delikatnie jej </text:span><text:span text:style-name="T238">boku</text:span><text:span text:style-name="T56"> </text:span><text:span text:style-name="T211">i poprowadził w kierunku Peninsula Wildlife Park.</text:span></text:p>
      <text:p text:style-name="P124"><text:span text:style-name="T211"/></text:p>
      <text:p text:style-name="P126"><text:span text:style-name="T211">*</text:span></text:p>
      <text:p text:style-name="P126"/>
      <text:p text:style-name="P125"><text:span text:style-name="T211"><text:tab/></text:span><text:span text:style-name="T239">Strumień</text:span><text:span text:style-name="T238"> </text:span><text:span text:style-name="T239">rozbijał się z pluskiem o skałę, powodując </text:span><text:span text:style-name="T248">gęstą</text:span><text:span text:style-name="T239"> mgiełkę, następnie szerok</text:span><text:span text:style-name="T245">ą</text:span><text:span text:style-name="T239"> stru</text:span><text:span text:style-name="T245">gą</text:span><text:span text:style-name="T238"> </text:span><text:span text:style-name="T239">uderzał go w</text:span><text:span text:style-name="T238"> kark </text:span><text:span text:style-name="T255">i ramiona</text:span><text:span text:style-name="T238">, </text:span><text:span text:style-name="T239">rozlewając się przyjemnym ciepłem po reszcie ciała</text:span><text:span text:style-name="T238">. </text:span><text:span text:style-name="T240">Stał zanurzony po kolana w kotłującej się wodzie. </text:span><text:span text:style-name="T245">C</text:span><text:span text:style-name="T240">zuć było świeże, wilgotne tropikalne powietrze. Z otaczających go drzew, </text:span><text:span text:style-name="T262">miejscami rażących jaskrawą zielenią,</text:span><text:span text:style-name="T240"> dobiegały barwne głosy ptaków, których nawet wodospad nie był w stanie zagłuszyć. Wtem, dało się </text:span><text:span text:style-name="T241">s</text:span><text:span text:style-name="T240">ł</text:span><text:span text:style-name="T241">yszeć jakiś obcy, n</text:span><text:span text:style-name="T240">ieharmonijny dźwięk. </text:span><text:span text:style-name="T262">Zaniepokojone ptaki</text:span><text:span text:style-name="T241"> wpierw ucichły, lecz nagle, gdy hałas się nasilił, zerwały się z trzepotem skrzydeł w powietrze. Teraz wszystko ucichło, poza monotonnie powtarzającym się sygnałem. Kurt spojrzał </text:span><text:span text:style-name="T243">przed siebie</text:span><text:span text:style-name="T242">, gdzie pojawił się </text:span><text:span text:style-name="T245">migoczący</text:span><text:span text:style-name="T244"> </text:span><text:span text:style-name="T242">prostoką</text:span><text:span text:style-name="T250">t</text:span><text:span text:style-name="T242"> z napisem „</text:span><text:span text:style-name="T248">Dzwoni</text:span><text:span text:style-name="T242"> Steve”. Chodziło </text:span></text:p>
      <text:p text:style-name="P125"><text:span text:style-name="T242">o </text:span><text:span text:style-name="T265">podeszłego wiekiem </text:span><text:span text:style-name="T242">neurologa, S</text:span><text:span text:style-name="T243">tephen’a Alscher’a, jego starego przyjaciela, </text:span><text:span text:style-name="T246">a jeszcze dłużej współpracownika.</text:span><text:span text:style-name="T243"> </text:span></text:p>
      <text:p text:style-name="P135"><text:span text:style-name="T243">- </text:span><text:span text:style-name="T56">Mów szybko, jestem zajęty czymś ważnym – </text:span><text:span text:style-name="T250">próbowa</text:span><text:span text:style-name="T246">ł się wykręcić.</text:span></text:p>
      <text:p text:style-name="P136"><text:span text:style-name="T56">- Słuchaj, mam tu najnowsze wyniki Clark’a – odpowiedział poważnym głosem </text:span><text:span text:style-name="T250">lekarz</text:span><text:span text:style-name="T56">.</text:span></text:p>
      <text:p text:style-name="P136"><text:span text:style-name="T56"><text:tab/>W tym momencie Kurt wiedział, że z dalsze</text:span><text:span text:style-name="T247">go relaksu</text:span><text:span text:style-name="T56"> nici, </text:span><text:span text:style-name="T247">dotknął szkła, wizualizacja wygasła, </text:span><text:span text:style-name="T250">półokrągłe ścianki rozsunęły się</text:span><text:span text:style-name="T247"> i wychodził </text:span><text:span text:style-name="T248">z </text:span><text:span text:style-name="T247">już niczym niewyróżniającej </text:span><text:span text:style-name="T265">się</text:span><text:span text:style-name="T247">, </text:span><text:span text:style-name="T265">lecz potwornie drogiej</text:span><text:span text:style-name="T247"> kabiny prysznicowe</text:span><text:span text:style-name="T248">j</text:span><text:span text:style-name="T247">. </text:span><text:span text:style-name="T285">Przestąpił kilka kroków po swej prze</text:span><text:span text:style-name="T305">stronnej</text:span><text:span text:style-name="T285">, wyłożonej </text:span><text:span text:style-name="T286">trawertynem</text:span><text:span text:style-name="T285"> z rzymską ornamentyką, łaźni.</text:span></text:p>
      <text:p text:style-name="P137"><text:span text:style-name="T242">- </text:span><text:span text:style-name="T56">Ok – sięgnął po </text:span><text:span text:style-name="T261">frotowy </text:span><text:span text:style-name="T56">ręcznik </text:span><text:span text:style-name="T286">z półki</text:span><text:span text:style-name="T56">, </text:span><text:span text:style-name="T261">po czym</text:span><text:span text:style-name="T56"> </text:span><text:span text:style-name="T286">przetarł nim</text:span><text:span text:style-name="T56"> łysinę </text:span><text:span text:style-name="T261">i twarz</text:span><text:span text:style-name="T56">. - Domyślam się, że nie jest dobrze – </text:span><text:span text:style-name="T261">odłożył ręcznik i sięgnął po gustowny granatowy szlafrok z czesanej bawełny.</text:span></text:p>
      <text:p text:style-name="P138"><text:span text:style-name="T56">- Nie mamy już wątpliwości, że w </text:span><text:span text:style-name="T294">płatach skroniowych</text:span><text:span text:style-name="T56"> zaszły nieodwracalne zmiany.</text:span></text:p>
      <text:p text:style-name="P141"><text:soft-page-break/><text:span text:style-name="T56">- </text:span><text:span text:style-name="T249">Jak poważne są szkody</text:span><text:span text:style-name="T56">? </text:span><text:span text:style-name="T250">- oparł się o parapet </text:span><text:span text:style-name="T263">z włoskiego marmuru</text:span><text:span text:style-name="T250">, a widok jak</text:span><text:span text:style-name="T251">i</text:span><text:span text:style-name="T250"> się roztaczał</text:span></text:p>
      <text:p text:style-name="P141"><text:span text:style-name="T250">z okna łazienki, wcale nie ustępował temu spod prysznica. Z tym, że zachód słońca nad Zatoką Meksykańsk</text:span><text:span text:style-name="T256">ą</text:span><text:span text:style-name="T250"> dział się wła</text:span><text:span text:style-name="T251">śnie w tym momencie, </text:span><text:span text:style-name="T250">na jego oczach.</text:span></text:p>
      <text:p text:style-name="P142"><text:span text:style-name="T250">- </text:span><text:span text:style-name="T56">Utrzymywaliśmy go w śpiączce, by powstrzymać </text:span><text:span text:style-name="T264">wzrost </text:span><text:span text:style-name="T56">nad-</text:span><text:span text:style-name="T264">aktywności</text:span><text:span text:style-name="T56"> astrocytów i mikrogleju. Jednak, osiągnęliśmy zaledwie minimalny efekt spowolnienia. A jak już ci </text:span><text:span text:style-name="T252">tłumaczyłem</text:span><text:span text:style-name="T56">, są one odpowiedzialne z</text:span><text:span text:style-name="T252">a niszczenie synaps i komórek.</text:span></text:p>
      <text:p text:style-name="P143"><text:span text:style-name="T56">- Tak, tak – potwierdził Kurt Rumens.</text:span></text:p>
      <text:p text:style-name="P143"><text:span text:style-name="T56">- Zdaje się, że jego </text:span><text:span text:style-name="T294">mózg</text:span><text:span text:style-name="T56"> nie jest już zdolny do regeneracji – ciągnął doktor Alscher. - Oceniamy, że na tę chwilę trwałe</text:span><text:span text:style-name="T287">mu</text:span><text:span text:style-name="T56"> uszkodzeni</text:span><text:span text:style-name="T287">u</text:span><text:span text:style-name="T56"> </text:span><text:span text:style-name="T287">uległo</text:span><text:span text:style-name="T56"> około 30% </text:span><text:span text:style-name="T287">komórek i proces</text:span><text:span text:style-name="T56"> w dużym tempie </text:span><text:span text:style-name="T255">postępuje</text:span><text:span text:style-name="T56">. </text:span><text:span text:style-name="T256">Zdajesz sobie sprawę,</text:span><text:span text:style-name="T56"> co to </text:span><text:span text:style-name="T256">oznacza</text:span><text:span text:style-name="T56"> – podkreślił ostatnie zdanie.</text:span></text:p>
      <text:p text:style-name="P143"><text:span text:style-name="T56">- Nie ma innego wyjścia? - pytał </text:span><text:span text:style-name="T254">zmartwiony</text:span><text:span text:style-name="T253"> Kurt. I usłyszał</text:span><text:span text:style-name="T254">.</text:span></text:p>
      <text:p text:style-name="P144"><text:span text:style-name="T56">- Wiesz, że nie.</text:span></text:p>
      <text:p text:style-name="P144"><text:span text:style-name="T56">- Martwię się o chłopców, jak to przyjmą – </text:span><text:span text:style-name="T256">wyszeptał, </text:span><text:span text:style-name="T284">bardziej</text:span><text:span text:style-name="T256"> do siebie, </text:span><text:span text:style-name="T284">wpatrzony w szeroki pas czerwieni, jaki pozostawiło po sobie gasnące za horyzontem słońce.</text:span></text:p>
      <text:p text:style-name="P144"><text:span text:style-name="T56"/></text:p>
      <text:p text:style-name="P145"><text:span text:style-name="T56">*</text:span></text:p>
      <text:p text:style-name="P145"><text:span text:style-name="T56"/></text:p>
      <text:p text:style-name="P146"><text:span text:style-name="T56"><text:tab/></text:span><text:span text:style-name="T307">Jaskrawe światła reflektorów, podkreślały nieskazitelną czystość, w której </text:span><text:span text:style-name="T308">tylko</text:span><text:span text:style-name="T307"> automaty chirurgiczne, mogły czuć się swojsko.</text:span><text:span text:style-name="T302"> </text:span><text:span text:style-name="T305">Stół operacyjny, na którym leżał mężczyzna, z</text:span><text:span text:style-name="T306">ajmował niemal całą salę</text:span><text:span text:style-name="T305">. </text:span><text:span text:style-name="T300">Ciało z wyjątkiem głowy i rąk, było szczelnie </text:span><text:span text:style-name="T312">okryte</text:span><text:span text:style-name="T300"> białą płachtą. Do przegubów łokciowych obu rąk, przymocowane </text:span><text:span text:style-name="T303">zostały,</text:span><text:span text:style-name="T300"> </text:span><text:span text:style-name="T309">spiralnie ciągnące się </text:span><text:span text:style-name="T300">wiązki przewodów diagnostycznych i wężyków z kroplówkami. </text:span></text:p>
      <text:p text:style-name="P146"><text:span text:style-name="T300"><text:tab/></text:span><text:span text:style-name="T303">Jedno, z </text:span><text:span text:style-name="T308">bezczynnych</text:span><text:span text:style-name="T303"> do tej pory, stalowych ramion, </text:span><text:span text:style-name="T308">umocowanych </text:span><text:span text:style-name="T309">w</text:span><text:span text:style-name="T308"> bocznej ścian</text:span><text:span text:style-name="T309">ie</text:span><text:span text:style-name="T308">, </text:span><text:span text:style-name="T303">rozszerzyło zaokrąglon</text:span><text:span text:style-name="T304">y, trójramienny chwytak, obróciło go kilkukrotnie </text:span><text:span text:style-name="T308">i ponownie zamarło unieruchamiając czaszkę Clark’a. Uwydatnione kości policzkowe, </text:span><text:span text:style-name="T309">prześwitywały przez kilkudniowy zarost, a twarz zdawała się być, pogrążona w głębokim, </text:span><text:span text:style-name="T316">spokojnym</text:span><text:span text:style-name="T309"> śnie. </text:span><text:span text:style-name="T312">Ale</text:span><text:span text:style-name="T309"> to </text:span><text:span text:style-name="T312">tylko</text:span><text:span text:style-name="T309"> powierzchown</text:span><text:span text:style-name="T321">ie mogło jawić się </text:span><text:span text:style-name="T309">prawd</text:span><text:span text:style-name="T321">ą. J</text:span><text:span text:style-name="T309">ego umysł rozpadał się, </text:span><text:span text:style-name="T310">bombardowany niezliczoną ilością <text:s/>zapętlonych impulsów elektrycznych. </text:span><text:span text:style-name="T312">Mózg p</text:span><text:span text:style-name="T310">ochłaniał </text:span><text:span text:style-name="T311">przy tym, tak </text:span><text:span text:style-name="T312">ogromne</text:span><text:span text:style-name="T311"> ilości </text:span><text:span text:style-name="T312">energii, że począł jak </text:span><text:span text:style-name="T313">odrębny byt,</text:span><text:span text:style-name="T312"> pasożyt, pożerać swego żywiciela. </text:span><text:span text:style-name="T313">Celem było, unicestwienie ich obu.</text:span></text:p>
      <text:p text:style-name="P147"><text:span text:style-name="T313"><text:tab/></text:span><text:span text:style-name="T315">Silne </text:span><text:span text:style-name="T317">błyski światła, pozostawiły po sobie, swąd palonego włosia. Na skroniach i potylicy, rumieniły się trzy </text:span><text:span text:style-name="T318">niewielkie, </text:span><text:span text:style-name="T317">nagie plamki. </text:span><text:span text:style-name="T318">Wiązka lasera, wykonała</text:span><text:span text:style-name="T319">, centymetrowe nacięcie</text:span><text:span text:style-name="T318">, na jednej z nich </text:span><text:span text:style-name="T319">i małymi </text:span><text:span text:style-name="T320">pęsetami</text:span><text:span text:style-name="T319"> rozchyliła skórę na boki. Ponownie, do </text:span><text:span text:style-name="T326">lewej </text:span><text:span text:style-name="T319">skroni przysunęła się głowica lasera i </text:span><text:span text:style-name="T322">czerwonym strumieniem, </text:span><text:span text:style-name="T319">wypaliła precyzyjny otwór w </text:span><text:span text:style-name="T325">czaszce</text:span><text:span text:style-name="T319">, czemu towarzyszyło skwierczenie i uwolnienie kolejnej, specyficznej woni. </text:span><text:span text:style-name="T323">Do wpustu, zbliżył się z jękiem, delikatny wysięgnik, trzymający przedmiot, kształtem przypominający </text:span><text:span text:style-name="T325">tytanowy </text:span><text:span text:style-name="T323">gwoździk </text:span><text:span text:style-name="T325">z</text:span><text:span text:style-name="T323"> </text:span><text:span text:style-name="T324">pędzelkiem</text:span><text:span text:style-name="T323"> nano-włókien, zwieńczony </text:span><text:span text:style-name="T325">płaskim łebkiem, pod którym świeciło kilka zwojów ostrego frezu. Kilkoma szybkimi ruchami obrotowymi, gwint wgryzł się w kość. </text:span></text:p>
      <text:p text:style-name="P147"><text:span text:style-name="T325"><text:tab/>Ostatni zabieg, polegał </text:span><text:span text:style-name="T326">na nadrukowaniu przez małą dyszę, organicznej spoiny, łączącej brzegi przeciętej skóry. Po czym wszystkie czynności zostały analogicznie powtórzone, przy drugim płacie skroniowym oraz płacie potylicznym. <text:s/></text:span></text:p>
      <text:p text:style-name="P144"><text:span text:style-name="T56"/></text:p>
      <text:p text:style-name="P140"><text:span text:style-name="T250"/></text:p>
      <text:p text:style-name="P139"><text:span text:style-name="T56"/></text:p>
      <text:p text:style-name="P139"><text:span text:style-name="T56"/></text:p>
      <text:p text:style-name="P139"><text:span text:style-name="T56"/></text:p>
      <text:p text:style-name="P139"><text:span text:style-name="T56"/></text:p>
      <text:p text:style-name="P139"><text:span text:style-name="T56"/></text:p>
      <text:p text:style-name="P148"><text:span text:style-name="T56">Platy skroniowe, potyliczny. Ramie </text:span><text:span text:style-name="T314">nadrukuje</text:span><text:span text:style-name="T56"> naniesie spoine na rozcieta skore </text:span><text:span text:style-name="T314">imitacja skory syntetyczna</text:span><text:span text:style-name="T56">. Plaskie implany lepek pineski . Wiertlo ultradzwiekowe. Implant z wpoknami ciensszymi niż wlos centymetrowym usztywnieniu. Miotelka włókien na końcu.</text:span></text:p>
      <text:p text:style-name="P139"><text:span text:style-name="T56"/></text:p>
      <text:p text:style-name="P139"><text:soft-page-break/><text:span text:style-name="T56"/></text:p>
      <text:p text:style-name="P139"><text:span text:style-name="T56"/></text:p>
      <text:p text:style-name="P139"><text:span text:style-name="T56"/></text:p>
      <text:p text:style-name="P139"><text:span text:style-name="T56"/></text:p>
      <text:p text:style-name="P155"><text:span text:style-name="T55"/></text:p>
      <text:p text:style-name="P81"/>
      <text:p text:style-name="P131">3 z pięciu dronów uległy uszkodzeniu. Dwa dokopały sie na odpowiednia glebokosc. Jedna destynacja wymaga kontynuowania kopania.</text:p>
      <text:p text:style-name="P81"/>
      <text:p text:style-name="P76"><text:span text:style-name="T80">I</text:span><text:span text:style-name="T56">mplant dla Franka utrata przez niego swiadomosci, bardzo kontrowersyjna decyzja dowodztwa.</text:span></text:p>
      <text:p text:style-name="P81"/>
      <text:p text:style-name="P129">Uruchomić potezne urzadzenia wytwarzajace pole magnetyczne.</text:p>
      <text:p text:style-name="P130">Zamarzniety dwutlenego wegla z biegunow <text:span text:style-name="T435">będzie sublimowac</text:span>, para wodna, pył i dwutlenek wegla z wulkanu. <text:span text:style-name="T436">Mars ma zimne jadro, ale można zalozyc, ze przy najwiekszym wulkaine, który jest wlasciwie trzema poteznymi, które się polaczyly istnieje polaczenie z jadrem do którego można się dostac. Moze wczesniej już kopaly drony? Kaldera <text:s/>85x60km, glebokosc 3km. odnotowano ekshalacje na zdjeciach satelitarnych.</text:span></text:p>
      <text:p text:style-name="P130"/>
      <text:p text:style-name="P134">Chinsko- rosyjski dron szpiegowski?</text:p>
      <text:p text:style-name="P77"><text:span text:style-name="T56"/></text:p>
      <text:p text:style-name="P75"><text:span text:style-name="T56"/></text:p>
      <text:p text:style-name="P82"><text:span text:style-name="T56">Dzień marsjański to sol, trwa okolo 24</text:span><text:span text:style-name="T104">h i 40min</text:span></text:p>
      <text:p text:style-name="P83"><text:span text:style-name="T104">5</text:span><text:span text:style-name="T56">ty sierpnia 2012 Roku kiedy łazik Curiosity wyladowal zaczal się pierwszy Sol.</text:span></text:p>
      <text:p text:style-name="P149"><text:span text:style-name="T53">(</text:span><text:span text:style-name="Emphasis"><text:span text:style-name="T54">rok marsjański</text:span></text:span><text:span text:style-name="T53">) jest równy 687 dni ziemskich, co odpowiada 1,8809 roku ziemskiego (1 rok, 320 dni i 18,2 </text:span><text:span text:style-name="T430"> </text:span></text:p>
      <text:p text:style-name="P150"><text:span text:style-name="T430">Przy odpinaniu lądownika rygiel nie otworzy się, uzycie robota kierowanego jak z egzoszkieletu,.</text:span></text:p>
      <text:p text:style-name="P150"><text:span text:style-name="T430"/></text:p>
      <text:p text:style-name="P151"><text:span text:style-name="T430">Nadwaga na ziemi, niedowaga na Marsie.</text:span></text:p>
      <text:p text:style-name="P151"><text:span text:style-name="T430"/></text:p>
      <text:p text:style-name="P152"><text:span text:style-name="T430">Atmosfera Ziemi siega ok, 120km, Marsa 300km. Grawitacja Ziemi siega na okolo 21 milionow km. Urzadzenia pomiarowe wychwycily pole grawitacyjne Fobosa w czasie przelaczania się ukladow.</text:span></text:p>
      <text:p text:style-name="P153"><text:span text:style-name="T430">Z Olympus Mons widac Fobosa. Wielkosc 1/3 ksiezyca ziemskiego przy rowniku. Im dalej od rownika, tym mniejszy. Przy Mons będzie wyrazny.</text:span></text:p>
      <text:p text:style-name="P154"><text:span text:style-name="T430">Możę Tom bral cos na zwiekszenie koncentracji, gdy nie mogl spac?</text:span></text:p>
      <text:p text:style-name="P154"><text:span text:style-name="T430"/></text:p>
      <text:p text:style-name="P156"><text:span text:style-name="T430">Bezcieczowa zmywark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xo" svg:font-family="Exo, sans-serif"/>
    <style:font-face style:name="Roboto" svg:font-family="Roboto, sans-serif"/>
    <style:font-face style:name="Times New Roman" svg:font-family="'Times New Roman'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14:51:35.114000000</meta:creation-date>
    <dc:date>2018-02-26T14:52:23.375000000</dc:date>
    <meta:editing-duration>P5DT10H38M47S</meta:editing-duration>
    <meta:editing-cycles>275</meta:editing-cycles>
    <meta:generator>LibreOffice/5.3.3.2$Windows_x86 LibreOffice_project/3d9a8b4b4e538a85e0782bd6c2d430bafe583448</meta:generator>
    <meta:print-date>2018-02-22T20:53:19.842000000</meta:print-date>
    <meta:document-statistic meta:table-count="0" meta:image-count="0" meta:object-count="0" meta:page-count="14" meta:paragraph-count="247" meta:word-count="7398" meta:character-count="50778" meta:non-whitespace-character-count="43385"/>
  </office:meta>
</office:document-meta>
</file>